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1" svg:font-family="Consolas"/>
    <style:font-face style:name="OpenSymbol" svg:font-family="OpenSymbol"/>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nsolas" fo:font-size="9pt" style:font-size-asian="9pt" style:font-size-complex="9pt"/>
    </style:style>
    <style:style style:name="P2" style:family="paragraph" style:parent-style-name="Standard">
      <style:text-properties style:font-name="Consolas" fo:font-size="9pt" fo:font-style="italic" style:font-size-asian="9pt" style:font-style-asian="italic" style:font-size-complex="9pt" style:font-style-complex="italic"/>
    </style:style>
    <style:style style:name="P3" style:family="paragraph" style:parent-style-name="Code">
      <style:text-properties fo:color="#000000" style:font-name="Consolas1" fo:font-size="8.30000019073486pt"/>
    </style:style>
    <style:style style:name="P4" style:family="paragraph" style:parent-style-name="Code">
      <style:text-properties fo:color="#008000" fo:font-weight="bold"/>
    </style:style>
    <style:style style:name="P5" style:family="paragraph" style:parent-style-name="Preformatted_20_Text">
      <style:text-properties fo:color="#000000" style:font-name="Consolas1" fo:font-size="8.30000019073486pt"/>
    </style:style>
    <style:style style:name="P6" style:family="paragraph" style:parent-style-name="Preformatted_20_Text">
      <style:text-properties fo:color="#000000" style:font-name="Consolas1" fo:font-size="8.30000019073486pt" style:font-size-asian="9pt" style:font-size-complex="9pt"/>
    </style:style>
    <style:style style:name="P7" style:family="paragraph" style:parent-style-name="Preformatted_20_Text">
      <style:text-properties fo:color="#000000" style:font-name="Consolas1" fo:font-size="8.30000019073486pt" fo:font-weight="bold" style:font-weight-asian="bold" style:font-weight-complex="bold"/>
    </style:style>
    <style:style style:name="P8" style:family="paragraph" style:parent-style-name="Preformatted_20_Text">
      <style:text-properties fo:color="#000000" style:font-name="Consolas1" fo:font-size="8.30000019073486pt" fo:font-weight="normal" style:font-weight-asian="normal" style:font-weight-complex="normal"/>
    </style:style>
    <style:style style:name="P9" style:family="paragraph" style:parent-style-name="Preformatted_20_Text">
      <style:text-properties fo:color="#000000" style:font-name="Consolas1" fo:font-size="8.30000019073486pt" fo:font-style="normal" fo:font-weight="normal" style:font-style-asian="normal" style:font-weight-asian="normal" style:font-style-complex="normal" style:font-weight-complex="normal"/>
    </style:style>
    <style:style style:name="P10" style:family="paragraph" style:parent-style-name="Preformatted_20_Text">
      <style:text-properties fo:color="#000000" style:font-name="Consolas" fo:font-size="9pt" fo:font-style="normal" fo:font-weight="normal" style:font-size-asian="9pt" style:font-style-asian="normal" style:font-weight-asian="normal" style:font-size-complex="9pt" style:font-style-complex="normal" style:font-weight-complex="normal"/>
    </style:style>
    <style:style style:name="P11" style:family="paragraph" style:parent-style-name="Preformatted_20_Text">
      <style:text-properties fo:color="#000000" style:font-name="Consolas" fo:font-size="9pt" fo:font-style="normal" fo:font-weight="bold" style:font-size-asian="9pt" style:font-style-asian="normal" style:font-weight-asian="bold" style:font-size-complex="9pt" style:font-style-complex="normal" style:font-weight-complex="bold"/>
    </style:style>
    <style:style style:name="P12" style:family="paragraph" style:parent-style-name="Preformatted_20_Text">
      <style:text-properties fo:color="#808080" style:font-name="Consolas1" fo:font-size="8.30000019073486pt" fo:font-style="italic" fo:font-weight="normal" style:font-style-asian="normal" style:font-weight-asian="normal" style:font-style-complex="normal" style:font-weight-complex="normal"/>
    </style:style>
    <style:style style:name="P13" style:family="paragraph" style:parent-style-name="Preformatted_20_Text">
      <style:text-properties fo:color="#808080" style:font-name="Consolas" fo:font-size="9pt" fo:font-style="normal" fo:font-weight="normal" style:font-size-asian="9pt" style:font-style-asian="normal" style:font-weight-asian="normal" style:font-size-complex="9pt" style:font-style-complex="normal" style:font-weight-complex="normal"/>
    </style:style>
    <style:style style:name="P14" style:family="paragraph" style:parent-style-name="Preformatted_20_Text">
      <style:text-properties fo:color="#808080" style:font-name="Consolas" fo:font-size="9pt" fo:font-style="italic" fo:font-weight="normal" style:font-size-asian="9pt" style:font-style-asian="italic" style:font-weight-asian="normal" style:font-size-complex="9pt" style:font-style-complex="italic" style:font-weight-complex="normal"/>
    </style:style>
    <style:style style:name="P15" style:family="paragraph" style:parent-style-name="Preformatted_20_Text">
      <style:text-properties fo:color="#808000" style:font-name="Consolas1" fo:font-size="8.30000019073486pt" fo:font-style="normal" fo:font-weight="normal" style:font-style-asian="normal" style:font-weight-asian="normal" style:font-style-complex="normal" style:font-weight-complex="normal"/>
    </style:style>
    <style:style style:name="P16" style:family="paragraph" style:parent-style-name="Preformatted_20_Text">
      <style:text-properties fo:color="#000080" style:font-name="Consolas" fo:font-size="9pt" fo:font-style="normal" fo:font-weight="bold" style:font-size-asian="9pt" style:font-style-asian="normal" style:font-weight-asian="normal" style:font-size-complex="9pt" style:font-style-complex="normal" style:font-weight-complex="normal"/>
    </style:style>
    <style:style style:name="P17" style:family="paragraph" style:parent-style-name="Preformatted_20_Text">
      <style:paragraph-properties fo:margin-top="0cm" fo:margin-bottom="0.499cm" fo:background-color="#ffffff">
        <style:background-image/>
      </style:paragraph-properties>
      <style:text-properties fo:color="#000000"/>
    </style:style>
    <style:style style:name="P18" style:family="paragraph" style:parent-style-name="Preformatted_20_Text">
      <style:paragraph-properties fo:margin-top="0cm" fo:margin-bottom="0.499cm" fo:background-color="#ffffff">
        <style:background-image/>
      </style:paragraph-properties>
      <style:text-properties fo:color="#000000" style:font-name="Consolas1" fo:font-size="8.30000019073486pt"/>
    </style:style>
    <style:style style:name="P19" style:family="paragraph" style:parent-style-name="Preformatted_20_Text">
      <style:paragraph-properties fo:margin-top="0cm" fo:margin-bottom="0.499cm" fo:background-color="#ffffff">
        <style:background-image/>
      </style:paragraph-properties>
      <style:text-properties fo:color="#000000" style:font-name="Consolas1" fo:font-size="9.80000019073486pt"/>
    </style:style>
    <style:style style:name="P20" style:family="paragraph" style:parent-style-name="Preformatted_20_Text">
      <style:paragraph-properties fo:margin-top="0cm" fo:margin-bottom="0.499cm" fo:background-color="#ffffff">
        <style:background-image/>
      </style:paragraph-properties>
      <style:text-properties style:font-name="Consolas1" fo:font-size="8.30000019073486pt"/>
    </style:style>
    <style:style style:name="P21" style:family="paragraph" style:parent-style-name="Preformatted_20_Text">
      <style:paragraph-properties fo:margin-top="0cm" fo:margin-bottom="0.499cm" fo:background-color="#ffffff">
        <style:background-image/>
      </style:paragraph-properties>
      <style:text-properties fo:color="#000080" style:font-name="Consolas1" fo:font-size="8.30000019073486pt" fo:font-weight="bold"/>
    </style:style>
    <style:style style:name="P22" style:family="paragraph" style:parent-style-name="Preformatted_20_Text">
      <style:paragraph-properties fo:background-color="#ffffff">
        <style:background-image/>
      </style:paragraph-properties>
      <style:text-properties fo:color="#000000"/>
    </style:style>
    <style:style style:name="P23" style:family="paragraph" style:parent-style-name="Preformatted_20_Text">
      <style:paragraph-properties fo:background-color="#ffffff">
        <style:background-image/>
      </style:paragraph-properties>
      <style:text-properties fo:color="#000000" style:font-name="Consolas1" fo:font-size="8.30000019073486pt"/>
    </style:style>
    <style:style style:name="P24" style:family="paragraph" style:parent-style-name="Preformatted_20_Text">
      <style:paragraph-properties fo:background-color="#ffffff">
        <style:background-image/>
      </style:paragraph-properties>
      <style:text-properties fo:color="#000000" style:font-name="Consolas1" fo:font-size="8.30000019073486pt" fo:font-weight="bold" style:font-weight-asian="bold" style:font-weight-complex="bold"/>
    </style:style>
    <style:style style:name="P25" style:family="paragraph" style:parent-style-name="Preformatted_20_Text">
      <style:paragraph-properties fo:background-color="#ffffff">
        <style:background-image/>
      </style:paragraph-properties>
      <style:text-properties fo:color="#000000" style:font-name="Consolas1" fo:font-size="9.80000019073486pt"/>
    </style:style>
    <style:style style:name="P26" style:family="paragraph" style:parent-style-name="Preformatted_20_Text">
      <style:paragraph-properties fo:background-color="#ffffff">
        <style:background-image/>
      </style:paragraph-properties>
      <style:text-properties fo:color="#000000" fo:font-weight="bold" style:font-weight-asian="bold" style:font-weight-complex="bold"/>
    </style:style>
    <style:style style:name="P27" style:family="paragraph" style:parent-style-name="Preformatted_20_Text">
      <style:paragraph-properties fo:background-color="#ffffff">
        <style:background-image/>
      </style:paragraph-properties>
      <style:text-properties fo:color="#808080"/>
    </style:style>
    <style:style style:name="P28" style:family="paragraph" style:parent-style-name="Preformatted_20_Text">
      <style:paragraph-properties fo:background-color="#ffffff">
        <style:background-image/>
      </style:paragraph-properties>
      <style:text-properties fo:color="#808080" style:font-name="Consolas1" fo:font-size="8.30000019073486pt" fo:font-style="italic"/>
    </style:style>
    <style:style style:name="P29" style:family="paragraph" style:parent-style-name="Preformatted_20_Text">
      <style:paragraph-properties fo:background-color="#ffffff">
        <style:background-image/>
      </style:paragraph-properties>
      <style:text-properties fo:color="#808000" style:font-name="Consolas1" fo:font-size="8.30000019073486pt"/>
    </style:style>
    <style:style style:name="P30" style:family="paragraph" style:parent-style-name="Preformatted_20_Text">
      <style:paragraph-properties fo:background-color="#ffffff">
        <style:background-image/>
      </style:paragraph-properties>
      <style:text-properties fo:color="#008000" style:font-name="Consolas1" fo:font-size="8.30000019073486pt" fo:font-weight="bold"/>
    </style:style>
    <style:style style:name="P31" style:family="paragraph" style:parent-style-name="Preformatted_20_Text">
      <style:paragraph-properties fo:background-color="#ffffff">
        <style:background-image/>
      </style:paragraph-properties>
      <style:text-properties fo:color="#000080" style:font-name="Consolas1" fo:font-size="8.30000019073486pt" fo:font-style="normal" fo:font-weight="bold" style:font-style-asian="normal" style:font-weight-asian="normal" style:font-style-complex="normal" style:font-weight-complex="normal"/>
    </style:style>
    <style:style style:name="P32" style:family="paragraph" style:parent-style-name="Preformatted_20_Text">
      <style:paragraph-properties fo:margin-top="0cm" fo:margin-bottom="0cm" fo:background-color="#ffffff">
        <style:background-image/>
      </style:paragraph-properties>
    </style:style>
    <style:style style:name="P33" style:family="paragraph" style:parent-style-name="Preformatted_20_Text">
      <style:paragraph-properties fo:margin-top="0cm" fo:margin-bottom="0cm" fo:background-color="#ffffff">
        <style:background-image/>
      </style:paragraph-properties>
      <style:text-properties fo:color="#000000"/>
    </style:style>
    <style:style style:name="P34" style:family="paragraph" style:parent-style-name="Preformatted_20_Text">
      <style:paragraph-properties fo:margin-top="0cm" fo:margin-bottom="0cm" fo:background-color="#ffffff">
        <style:background-image/>
      </style:paragraph-properties>
      <style:text-properties fo:color="#000000" style:font-name="Consolas1" fo:font-size="9pt" style:font-size-asian="9pt" style:font-size-complex="9pt"/>
    </style:style>
    <style:style style:name="P35" style:family="paragraph" style:parent-style-name="Preformatted_20_Text">
      <style:paragraph-properties fo:margin-top="0cm" fo:margin-bottom="0cm" fo:background-color="#ffffff">
        <style:background-image/>
      </style:paragraph-properties>
      <style:text-properties fo:color="#000000" style:font-name="Consolas1" fo:font-size="9pt" fo:font-weight="bold" style:font-size-asian="9pt" style:font-weight-asian="bold" style:font-size-complex="9pt" style:font-weight-complex="bold"/>
    </style:style>
    <style:style style:name="P36" style:family="paragraph" style:parent-style-name="Preformatted_20_Text">
      <style:paragraph-properties fo:margin-top="0cm" fo:margin-bottom="0cm" fo:background-color="#ffffff">
        <style:background-image/>
      </style:paragraph-properties>
      <style:text-properties fo:color="#000000" style:font-name="Consolas1" fo:font-size="8.30000019073486pt"/>
    </style:style>
    <style:style style:name="P37" style:family="paragraph" style:parent-style-name="Preformatted_20_Text">
      <style:paragraph-properties fo:margin-top="0cm" fo:margin-bottom="0cm" fo:background-color="#ffffff">
        <style:background-image/>
      </style:paragraph-properties>
      <style:text-properties fo:color="#000000" style:font-name="Consolas1" fo:font-size="8.30000019073486pt" style:font-size-asian="9pt" style:font-size-complex="9pt"/>
    </style:style>
    <style:style style:name="P38" style:family="paragraph" style:parent-style-name="Preformatted_20_Text">
      <style:paragraph-properties fo:margin-top="0cm" fo:margin-bottom="0cm" fo:background-color="#ffffff">
        <style:background-image/>
      </style:paragraph-properties>
      <style:text-properties fo:color="#000000" style:font-name="Consolas1" fo:font-size="8.30000019073486pt" fo:font-weight="normal" style:font-weight-asian="normal" style:font-weight-complex="normal"/>
    </style:style>
    <style:style style:name="P39" style:family="paragraph" style:parent-style-name="Preformatted_20_Text">
      <style:paragraph-properties fo:margin-top="0cm" fo:margin-bottom="0cm" fo:background-color="#ffffff">
        <style:background-image/>
      </style:paragraph-properties>
      <style:text-properties fo:color="#000000" style:font-name="Consolas1" fo:font-size="8.30000019073486pt" fo:font-weight="bold" style:font-weight-asian="bold" style:font-weight-complex="bold"/>
    </style:style>
    <style:style style:name="P40" style:family="paragraph" style:parent-style-name="Preformatted_20_Text">
      <style:paragraph-properties fo:margin-top="0cm" fo:margin-bottom="0cm" fo:background-color="#ffffff">
        <style:background-image/>
      </style:paragraph-properties>
      <style:text-properties fo:color="#000000" style:font-name="Consolas" fo:font-size="9pt" style:font-size-asian="9pt" style:font-size-complex="9pt"/>
    </style:style>
    <style:style style:name="P41" style:family="paragraph" style:parent-style-name="Preformatted_20_Text">
      <style:paragraph-properties fo:margin-top="0cm" fo:margin-bottom="0cm" fo:background-color="#ffffff">
        <style:background-image/>
      </style:paragraph-properties>
      <style:text-properties fo:color="#000000" style:font-name="Consolas" fo:font-size="9pt" fo:font-style="normal" style:font-size-asian="9pt" style:font-style-asian="normal" style:font-size-complex="9pt" style:font-style-complex="normal"/>
    </style:style>
    <style:style style:name="P42" style:family="paragraph" style:parent-style-name="Preformatted_20_Text">
      <style:paragraph-properties fo:margin-top="0cm" fo:margin-bottom="0cm" fo:background-color="#ffffff">
        <style:background-image/>
      </style:paragraph-properties>
      <style:text-properties fo:color="#000000" style:font-name="Consolas" fo:font-size="9pt" fo:font-style="normal" fo:font-weight="normal" style:font-size-asian="9pt" style:font-style-asian="normal" style:font-weight-asian="normal" style:font-size-complex="9pt" style:font-style-complex="normal" style:font-weight-complex="normal"/>
    </style:style>
    <style:style style:name="P43" style:family="paragraph" style:parent-style-name="Preformatted_20_Text">
      <style:paragraph-properties fo:margin-top="0cm" fo:margin-bottom="0cm" fo:background-color="#ffffff">
        <style:background-image/>
      </style:paragraph-properties>
      <style:text-properties fo:color="#000080" style:font-name="Consolas1" fo:font-size="8.30000019073486pt" fo:font-weight="bold" style:font-size-asian="9pt" style:font-size-complex="9pt"/>
    </style:style>
    <style:style style:name="P44" style:family="paragraph" style:parent-style-name="Text2">
      <style:paragraph-properties fo:margin-top="0cm" fo:margin-bottom="0cm" fo:background-color="#ffffff">
        <style:background-image/>
      </style:paragraph-properties>
      <style:text-properties fo:color="#000000" style:font-name="Consolas1" fo:font-size="8.30000019073486pt" fo:font-weight="bold" style:font-weight-asian="bold" style:font-weight-complex="bold"/>
    </style:style>
    <style:style style:name="P45" style:family="paragraph" style:parent-style-name="Text2">
      <style:paragraph-properties fo:margin-top="0cm" fo:margin-bottom="0cm" fo:background-color="#ffffff">
        <style:background-image/>
      </style:paragraph-properties>
      <style:text-properties fo:color="#000000" style:font-name="Consolas1" fo:font-size="8.30000019073486pt" fo:font-weight="normal" style:font-weight-asian="normal" style:font-weight-complex="normal"/>
    </style:style>
    <style:style style:name="P46" style:family="paragraph" style:parent-style-name="Text2">
      <style:paragraph-properties fo:margin-top="0cm" fo:margin-bottom="0cm" fo:background-color="#ffffff">
        <style:background-image/>
      </style:paragraph-properties>
      <style:text-properties fo:color="#000000" style:font-name="Consolas1" fo:font-size="8.30000019073486pt" fo:font-style="normal" fo:font-weight="normal" style:font-size-asian="9pt" style:font-style-asian="normal" style:font-weight-asian="normal" style:font-size-complex="9pt" style:font-style-complex="normal" style:font-weight-complex="normal"/>
    </style:style>
    <style:style style:name="P47" style:family="paragraph" style:parent-style-name="Text2">
      <style:paragraph-properties fo:margin-top="0cm" fo:margin-bottom="0cm" fo:background-color="#ffffff">
        <style:background-image/>
      </style:paragraph-properties>
      <style:text-properties fo:color="#000000" style:font-name="Consolas" fo:font-size="9pt" fo:font-style="normal" fo:font-weight="bold" style:font-size-asian="9pt" style:font-style-asian="normal" style:font-weight-asian="bold" style:font-size-complex="9pt" style:font-style-complex="normal" style:font-weight-complex="bold"/>
    </style:style>
    <style:style style:name="P48" style:family="paragraph" style:parent-style-name="Text2">
      <style:paragraph-properties fo:margin-top="0cm" fo:margin-bottom="0cm" fo:background-color="#ffffff">
        <style:background-image/>
      </style:paragraph-properties>
      <style:text-properties fo:color="#000000" style:font-name="Consolas" fo:font-size="9pt" fo:font-style="normal" fo:font-weight="normal" style:font-size-asian="9pt" style:font-style-asian="normal" style:font-weight-asian="normal" style:font-size-complex="9pt" style:font-style-complex="normal" style:font-weight-complex="normal"/>
    </style:style>
    <style:style style:name="P49" style:family="paragraph" style:parent-style-name="Text2">
      <style:text-properties fo:color="#000000" style:font-name="Consolas1" fo:font-size="8.30000019073486pt" fo:font-weight="bold" style:font-weight-asian="bold" style:font-weight-complex="bold"/>
    </style:style>
    <style:style style:name="P50" style:family="paragraph" style:parent-style-name="Text2">
      <style:text-properties fo:color="#000000" style:font-name="Consolas1" fo:font-size="8.30000019073486pt" fo:font-weight="normal" style:font-weight-asian="normal" style:font-weight-complex="normal"/>
    </style:style>
    <style:style style:name="P51" style:family="paragraph" style:parent-style-name="Text2">
      <style:text-properties fo:color="#000000" style:font-name="Consolas1" fo:font-size="8.30000019073486pt" fo:font-style="normal" fo:font-weight="normal" style:font-style-asian="normal" style:font-weight-asian="normal" style:font-style-complex="normal" style:font-weight-complex="normal"/>
    </style:style>
    <style:style style:name="P52" style:family="paragraph" style:parent-style-name="Text2">
      <style:text-properties fo:color="#000000" style:font-name="Consolas1" fo:font-size="8.30000019073486pt" fo:font-style="normal" fo:font-weight="bold" style:font-style-asian="normal" style:font-weight-asian="bold" style:font-style-complex="normal" style:font-weight-complex="bold"/>
    </style:style>
    <style:style style:name="P53" style:family="paragraph" style:parent-style-name="Text2">
      <style:text-properties fo:color="#000000" style:font-name="Consolas" fo:font-size="9pt" fo:font-style="normal" style:font-size-asian="9pt" style:font-style-asian="normal" style:font-size-complex="9pt" style:font-style-complex="normal"/>
    </style:style>
    <style:style style:name="P54" style:family="paragraph" style:parent-style-name="Text2">
      <style:text-properties fo:color="#000000" style:font-name="Consolas" fo:font-size="9pt" fo:font-style="normal" fo:font-weight="bold" style:font-size-asian="9pt" style:font-style-asian="normal" style:font-weight-asian="bold" style:font-size-complex="9pt" style:font-style-complex="normal" style:font-weight-complex="bold"/>
    </style:style>
    <style:style style:name="P55" style:family="paragraph" style:parent-style-name="Text2">
      <style:text-properties fo:color="#000000" style:font-name="Consolas" fo:font-size="9pt" fo:font-style="normal" fo:font-weight="normal" style:font-size-asian="9pt" style:font-style-asian="normal" style:font-weight-asian="normal" style:font-size-complex="9pt" style:font-style-complex="normal" style:font-weight-complex="normal"/>
    </style:style>
    <style:style style:name="P56" style:family="paragraph" style:parent-style-name="Text2">
      <style:text-properties fo:color="#000000" style:font-name="Consolas" fo:font-size="9pt" fo:font-style="italic" fo:font-weight="normal" style:font-size-asian="9pt" style:font-style-asian="italic" style:font-weight-asian="normal" style:font-size-complex="9pt" style:font-style-complex="italic" style:font-weight-complex="normal"/>
    </style:style>
    <style:style style:name="P57" style:family="paragraph" style:parent-style-name="Text2">
      <style:text-properties fo:color="#000000" style:font-name="Consolas" fo:font-size="9pt" fo:font-style="italic" fo:font-weight="bold" style:font-size-asian="9pt" style:font-style-asian="italic" style:font-weight-asian="bold" style:font-size-complex="9pt" style:font-style-complex="italic" style:font-weight-complex="bold"/>
    </style:style>
    <style:style style:name="P58" style:family="paragraph" style:parent-style-name="Text2">
      <style:text-properties fo:font-style="normal" style:font-style-asian="normal" style:font-style-complex="normal"/>
    </style:style>
    <style:style style:name="P59" style:family="paragraph" style:parent-style-name="Text2">
      <style:text-properties fo:font-weight="bold" style:font-weight-asian="bold" style:font-weight-complex="bold"/>
    </style:style>
    <style:style style:name="P60" style:family="paragraph" style:parent-style-name="Text2">
      <style:text-properties fo:font-weight="bold" style:font-weight-asian="bold" style:font-weight-complex="bold"/>
    </style:style>
    <style:style style:name="P61" style:family="paragraph" style:parent-style-name="Preformatted_20_Text">
      <style:text-properties fo:color="#808080" style:font-name="Consolas1" fo:font-size="9.80000019073486pt" fo:font-style="italic"/>
    </style:style>
    <style:style style:name="P62" style:family="paragraph" style:parent-style-name="Preformatted_20_Text">
      <style:text-properties fo:color="#000000" style:font-name="Consolas1" fo:font-size="9.80000019073486pt"/>
    </style:style>
    <style:style style:name="P63" style:family="paragraph" style:parent-style-name="Preformatted_20_Text">
      <style:text-properties fo:color="#000000" style:font-name="Consolas1" fo:font-size="9.80000019073486pt" fo:font-weight="bold" style:font-weight-asian="bold" style:font-weight-complex="bold"/>
    </style:style>
    <style:style style:name="P64" style:family="paragraph" style:parent-style-name="Preformatted_20_Text">
      <style:text-properties fo:color="#000000" style:font-name="Consolas1" fo:font-size="9.80000019073486pt" fo:font-style="normal" fo:font-weight="normal" style:font-style-asian="normal" style:font-weight-asian="normal" style:font-style-complex="normal" style:font-weight-complex="normal"/>
    </style:style>
    <style:style style:name="P65" style:family="paragraph" style:parent-style-name="Preformatted_20_Text">
      <style:text-properties fo:color="#000000" style:font-name="Consolas1" fo:font-size="8.30000019073486pt" fo:font-style="normal" fo:font-weight="normal" style:font-style-asian="normal" style:font-weight-asian="normal" style:font-style-complex="normal" style:font-weight-complex="normal"/>
    </style:style>
    <style:style style:name="P66" style:family="paragraph" style:parent-style-name="Preformatted_20_Text" style:list-style-name="L1">
      <style:text-properties fo:color="#000000" style:font-name="Consolas1" fo:font-size="8.30000019073486pt" fo:font-style="normal" fo:font-weight="normal" style:font-style-asian="normal" style:font-weight-asian="normal" style:font-style-complex="normal" style:font-weight-complex="normal"/>
    </style:style>
    <style:style style:name="P67" style:family="paragraph" style:parent-style-name="Preformatted_20_Text" style:list-style-name="L2">
      <style:text-properties fo:color="#000000" style:font-name="Consolas1" fo:font-size="8.30000019073486pt" fo:font-style="normal" fo:font-weight="normal" style:font-style-asian="normal" style:font-weight-asian="normal" style:font-style-complex="normal" style:font-weight-complex="normal"/>
    </style:style>
    <style:style style:name="P68" style:family="paragraph" style:parent-style-name="Preformatted_20_Text" style:list-style-name="L3">
      <style:text-properties fo:color="#000000" style:font-name="Consolas1" fo:font-size="8.30000019073486pt" fo:font-style="normal" fo:font-weight="normal" style:font-style-asian="normal" style:font-weight-asian="normal" style:font-style-complex="normal" style:font-weight-complex="normal"/>
    </style:style>
    <style:style style:name="P69" style:family="paragraph" style:parent-style-name="Preformatted_20_Text">
      <style:text-properties fo:color="#000000" style:font-name="Consolas1" fo:font-size="8.30000019073486pt" fo:font-style="normal" fo:font-weight="bold" style:font-style-asian="normal" style:font-weight-asian="bold" style:font-style-complex="normal" style:font-weight-complex="bold"/>
    </style:style>
    <style:style style:name="P70" style:family="paragraph" style:parent-style-name="Preformatted_20_Text">
      <style:text-properties fo:font-weight="bold" style:font-weight-asian="bold" style:font-weight-complex="bold"/>
    </style:style>
    <style:style style:name="P71" style:family="paragraph" style:parent-style-name="Preformatted_20_Text">
      <style:paragraph-properties fo:margin-top="0cm" fo:margin-bottom="0.499cm" fo:background-color="#ffffff">
        <style:background-image/>
      </style:paragraph-properties>
      <style:text-properties fo:color="#000000"/>
    </style:style>
    <style:style style:name="P72" style:family="paragraph" style:parent-style-name="Preformatted_20_Text">
      <style:paragraph-properties fo:margin-top="0cm" fo:margin-bottom="0.499cm" fo:background-color="#ffffff">
        <style:background-image/>
      </style:paragraph-properties>
      <style:text-properties fo:color="#000000" style:font-name="Consolas1" fo:font-size="9.80000019073486pt"/>
    </style:style>
    <style:style style:name="P73" style:family="paragraph" style:parent-style-name="Preformatted_20_Text">
      <style:paragraph-properties fo:background-color="#ffffff">
        <style:background-image/>
      </style:paragraph-properties>
      <style:text-properties fo:color="#000000"/>
    </style:style>
    <style:style style:name="P74" style:family="paragraph" style:parent-style-name="Preformatted_20_Text">
      <style:paragraph-properties fo:background-color="#ffffff">
        <style:background-image/>
      </style:paragraph-properties>
      <style:text-properties fo:color="#000000" style:font-name="Consolas1" fo:font-size="9.80000019073486pt"/>
    </style:style>
    <style:style style:name="P75" style:family="paragraph" style:parent-style-name="Preformatted_20_Text">
      <style:paragraph-properties fo:background-color="#ffffff">
        <style:background-image/>
      </style:paragraph-properties>
      <style:text-properties fo:color="#000000" style:font-name="Consolas1" fo:font-size="9.80000019073486pt" fo:font-style="italic"/>
    </style:style>
    <style:style style:name="P76" style:family="paragraph" style:parent-style-name="Preformatted_20_Text">
      <style:paragraph-properties fo:background-color="#ffffff">
        <style:background-image/>
      </style:paragraph-properties>
      <style:text-properties fo:color="#808080"/>
    </style:style>
    <style:style style:name="P77" style:family="paragraph" style:parent-style-name="Preformatted_20_Text">
      <style:paragraph-properties fo:background-color="#ffffff">
        <style:background-image/>
      </style:paragraph-properties>
      <style:text-properties fo:color="#808080" style:font-name="Consolas1" fo:font-size="9.80000019073486pt" fo:font-style="italic"/>
    </style:style>
    <style:style style:name="P78" style:family="paragraph" style:parent-style-name="Text_20_body">
      <style:text-properties fo:color="#000000" style:font-name="Consolas1" fo:font-size="8.30000019073486pt" fo:font-style="normal" fo:font-weight="bold" style:font-style-asian="normal" style:font-weight-asian="bold" style:font-style-complex="normal" style:font-weight-complex="bold"/>
    </style:style>
    <style:style style:name="P79" style:family="paragraph" style:parent-style-name="Heading_20_4">
      <style:text-properties fo:color="#000000" style:font-name="Consolas1" fo:font-size="8.30000019073486pt" fo:font-style="normal" fo:font-weight="bold"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font-size-asian="9pt" style:font-style-asian="italic" style:font-weight-asian="bold" style:font-size-complex="9pt" style:font-style-complex="italic" style:font-weight-complex="bold"/>
    </style:style>
    <style:style style:name="T6" style:family="text">
      <style:text-properties fo:font-style="italic" fo:font-weight="normal" style:font-weight-asian="normal" style:font-weight-complex="normal"/>
    </style:style>
    <style:style style:name="T7" style:family="text">
      <style:text-properties fo:color="#000080"/>
    </style:style>
    <style:style style:name="T8" style:family="text">
      <style:text-properties fo:color="#000080" fo:font-weight="bold"/>
    </style:style>
    <style:style style:name="T9" style:family="text">
      <style:text-properties fo:color="#000080" style:font-name="Consolas1" fo:font-size="8.30000019073486pt"/>
    </style:style>
    <style:style style:name="T10" style:family="text">
      <style:text-properties fo:color="#000080" style:font-name="Consolas1" fo:font-size="8.30000019073486pt" fo:font-weight="bold"/>
    </style:style>
    <style:style style:name="T11" style:family="text">
      <style:text-properties fo:color="#000080" style:font-name="Consolas1" fo:font-size="9.80000019073486pt" fo:font-weight="bold"/>
    </style:style>
    <style:style style:name="T12" style:family="text">
      <style:text-properties fo:color="#000080" style:font-name="Consolas1" fo:font-size="9.80000019073486pt" style:font-weight-asian="normal" style:font-weight-complex="normal"/>
    </style:style>
    <style:style style:name="T13" style:family="text">
      <style:text-properties fo:color="#000080" style:font-name="Consolas" fo:font-size="9pt" fo:font-weight="bold" style:font-size-asian="9pt" style:font-size-complex="9pt"/>
    </style:style>
    <style:style style:name="T14" style:family="text">
      <style:text-properties fo:color="#000080" style:font-name="Consolas" fo:font-size="9pt" fo:font-style="normal" fo:font-weight="bold" style:font-size-asian="9pt" style:font-style-asian="normal" style:font-size-complex="9pt" style:font-style-complex="normal"/>
    </style:style>
    <style:style style:name="T15" style:family="text">
      <style:text-properties fo:color="#000080" style:font-name="Consolas" fo:font-size="9pt" fo:font-style="normal" fo:font-weight="bold" style:font-size-asian="9pt" style:font-style-asian="normal" style:font-weight-asian="normal" style:font-size-complex="9pt" style:font-style-complex="normal" style:font-weight-complex="normal"/>
    </style:style>
    <style:style style:name="T16" style:family="text">
      <style:text-properties fo:color="#000080" style:font-name="Consolas" fo:font-size="9pt" fo:font-style="normal" style:font-size-asian="9pt" style:font-style-asian="normal" style:font-weight-asian="normal" style:font-size-complex="9pt" style:font-style-complex="normal" style:font-weight-complex="normal"/>
    </style:style>
    <style:style style:name="T17" style:family="text">
      <style:text-properties fo:color="#000080" fo:font-style="italic" fo:font-weight="bold"/>
    </style:style>
    <style:style style:name="T18" style:family="text">
      <style:text-properties fo:color="#000080" fo:font-style="italic" fo:font-weight="bold" style:font-size-asian="9pt" style:font-style-asian="italic" style:font-weight-asian="bold" style:font-size-complex="9pt" style:font-style-complex="italic" style:font-weight-complex="bold"/>
    </style:style>
    <style:style style:name="T19" style:family="text">
      <style:text-properties fo:color="#000080" fo:font-style="normal" fo:font-weight="bold" style:font-size-asian="9pt" style:font-style-asian="normal" style:font-size-complex="9pt" style:font-style-complex="normal"/>
    </style:style>
    <style:style style:name="T20" style:family="text">
      <style:text-properties fo:color="#000080" style:font-weight-asian="normal" style:font-weight-complex="normal"/>
    </style:style>
    <style:style style:name="T21" style:family="text">
      <style:text-properties fo:color="#660e7a"/>
    </style:style>
    <style:style style:name="T22" style:family="text">
      <style:text-properties fo:color="#660e7a" fo:font-style="italic"/>
    </style:style>
    <style:style style:name="T23" style:family="text">
      <style:text-properties fo:color="#660e7a" fo:font-style="italic" fo:font-weight="bold"/>
    </style:style>
    <style:style style:name="T24" style:family="text">
      <style:text-properties fo:color="#660e7a" fo:font-style="italic" fo:font-weight="normal" style:font-weight-asian="normal" style:font-weight-complex="normal"/>
    </style:style>
    <style:style style:name="T25" style:family="text">
      <style:text-properties fo:color="#660e7a" style:font-name="Consolas" fo:font-size="9pt" fo:font-style="italic" style:font-size-asian="9pt" style:font-style-asian="normal" style:font-size-complex="9pt" style:font-style-complex="normal"/>
    </style:style>
    <style:style style:name="T26" style:family="text">
      <style:text-properties fo:color="#660e7a" style:font-name="Consolas" fo:font-size="9pt" fo:font-style="italic" fo:font-weight="normal" style:font-size-asian="9pt" style:font-style-asian="normal" style:font-weight-asian="normal" style:font-size-complex="9pt" style:font-style-complex="normal" style:font-weight-complex="normal"/>
    </style:style>
    <style:style style:name="T27" style:family="text">
      <style:text-properties fo:color="#660e7a" style:font-name="Consolas" fo:font-size="9pt" fo:font-style="italic" fo:font-weight="bold" style:font-size-asian="9pt" style:font-style-asian="normal" style:font-size-complex="9pt" style:font-style-complex="normal"/>
    </style:style>
    <style:style style:name="T28" style:family="text">
      <style:text-properties fo:color="#660e7a" style:font-name="Consolas1" fo:font-size="8.30000019073486pt" fo:font-style="italic"/>
    </style:style>
    <style:style style:name="T29" style:family="text">
      <style:text-properties fo:color="#660e7a" style:font-name="Consolas1" fo:font-size="8.30000019073486pt" fo:font-style="italic" fo:font-weight="bold"/>
    </style:style>
    <style:style style:name="T30" style:family="text">
      <style:text-properties fo:color="#660e7a" style:font-name="Consolas1" fo:font-size="8.30000019073486pt" fo:font-weight="bold"/>
    </style:style>
    <style:style style:name="T31" style:family="text">
      <style:text-properties fo:color="#660e7a" style:font-name="Consolas1" fo:font-size="9.80000019073486pt" fo:font-style="italic"/>
    </style:style>
    <style:style style:name="T32" style:family="text">
      <style:text-properties fo:color="#660e7a" style:font-name="Consolas1" fo:font-size="9.80000019073486pt" fo:font-style="italic" fo:font-weight="normal" style:font-weight-asian="normal" style:font-weight-complex="normal"/>
    </style:style>
    <style:style style:name="T33" style:family="text">
      <style:text-properties fo:color="#0000ff"/>
    </style:style>
    <style:style style:name="T34" style:family="text">
      <style:text-properties fo:color="#0000ff" style:font-name="Consolas1" fo:font-size="8.30000019073486pt"/>
    </style:style>
    <style:style style:name="T35" style:family="text">
      <style:text-properties fo:color="#0000ff" style:font-name="Consolas1" fo:font-size="9.80000019073486pt"/>
    </style:style>
    <style:style style:name="T36" style:family="text">
      <style:text-properties fo:color="#0000ff" style:font-name="Consolas" fo:font-size="9pt" fo:font-style="normal" style:font-size-asian="9pt" style:font-style-asian="normal" style:font-size-complex="9pt" style:font-style-complex="normal"/>
    </style:style>
    <style:style style:name="T37" style:family="text">
      <style:text-properties fo:color="#0000ff" fo:font-weight="bold"/>
    </style:style>
    <style:style style:name="T38" style:family="text">
      <style:text-properties fo:color="#0000ff" fo:font-style="italic"/>
    </style:style>
    <style:style style:name="T39" style:family="text">
      <style:text-properties fo:color="#000000"/>
    </style:style>
    <style:style style:name="T40" style:family="text">
      <style:text-properties fo:color="#000000" fo:font-style="italic"/>
    </style:style>
    <style:style style:name="T41" style:family="text">
      <style:text-properties fo:color="#000000" style:font-name="Consolas1" fo:font-size="9pt" style:font-size-asian="9pt" style:font-size-complex="9pt"/>
    </style:style>
    <style:style style:name="T42" style:family="text">
      <style:text-properties fo:color="#000000" style:font-name="Consolas1" fo:font-size="9.80000019073486pt" fo:font-weight="normal" style:font-weight-asian="normal" style:font-weight-complex="normal"/>
    </style:style>
    <style:style style:name="T43" style:family="text">
      <style:text-properties fo:color="#000000" style:font-name="Consolas" fo:font-size="9pt" style:font-size-asian="9pt" style:font-size-complex="9pt"/>
    </style:style>
    <style:style style:name="T44" style:family="text">
      <style:text-properties fo:color="#000000" style:font-name="Consolas" fo:font-size="9pt" fo:font-style="italic" style:font-size-asian="9pt" style:font-style-asian="italic" style:font-size-complex="9pt" style:font-style-complex="italic"/>
    </style:style>
    <style:style style:name="T45" style:family="text">
      <style:text-properties fo:color="#000000" style:font-name="Consolas" fo:font-size="9pt" fo:font-style="italic" fo:font-weight="bold" style:font-size-asian="9pt" style:font-style-asian="italic" style:font-weight-asian="bold" style:font-size-complex="9pt" style:font-style-complex="italic" style:font-weight-complex="bold"/>
    </style:style>
    <style:style style:name="T46" style:family="text">
      <style:text-properties fo:color="#000000" style:font-name="Consolas" fo:font-size="9pt" fo:font-style="normal" style:font-size-asian="9pt" style:font-style-asian="normal" style:font-size-complex="9pt" style:font-style-complex="normal"/>
    </style:style>
    <style:style style:name="T47" style:family="text">
      <style:text-properties fo:color="#008000"/>
    </style:style>
    <style:style style:name="T48" style:family="text">
      <style:text-properties fo:color="#008000" fo:font-weight="bold"/>
    </style:style>
    <style:style style:name="T49" style:family="text">
      <style:text-properties fo:color="#008000" style:font-name="Consolas1" fo:font-size="8.30000019073486pt"/>
    </style:style>
    <style:style style:name="T50" style:family="text">
      <style:text-properties fo:color="#008000" style:font-name="Consolas1" fo:font-size="8.30000019073486pt" fo:font-weight="bold"/>
    </style:style>
    <style:style style:name="T51" style:family="text">
      <style:text-properties fo:color="#008000" style:font-name="Consolas1" fo:font-size="9.80000019073486pt" fo:font-weight="bold"/>
    </style:style>
    <style:style style:name="T52" style:family="text">
      <style:text-properties fo:color="#008000" style:font-name="Consolas" fo:font-size="9pt" fo:font-style="normal" fo:font-weight="bold" style:font-size-asian="9pt" style:font-style-asian="normal" style:font-size-complex="9pt" style:font-style-complex="normal"/>
    </style:style>
    <style:style style:name="T53" style:family="text">
      <style:text-properties fo:font-style="normal" style:font-style-asian="normal" style:font-style-complex="normal"/>
    </style:style>
    <style:style style:name="T54" style:family="text">
      <style:text-properties fo:font-style="normal" style:font-size-asian="9pt" style:font-style-asian="normal" style:font-size-complex="9pt" style:font-style-complex="normal"/>
    </style:style>
    <style:style style:name="T55" style:family="text">
      <style:text-properties fo:color="#20999d"/>
    </style:style>
    <style:style style:name="T56" style:family="text">
      <style:text-properties fo:color="#20999d" style:font-name="Consolas1" fo:font-size="8.30000019073486pt"/>
    </style:style>
    <style:style style:name="T57" style:family="text">
      <style:text-properties fo:color="#20999d" style:font-name="Consolas1" fo:font-size="9.80000019073486pt"/>
    </style:style>
    <style:style style:name="T58" style:family="text">
      <style:text-properties fo:color="#20999d" style:font-name="Consolas" fo:font-size="9pt" style:font-size-asian="9pt" style:font-size-complex="9pt"/>
    </style:style>
    <style:style style:name="T59" style:family="text">
      <style:text-properties fo:color="#20999d" style:font-name="Consolas" fo:font-size="9pt" fo:font-style="normal" style:font-size-asian="9pt" style:font-style-asian="normal" style:font-size-complex="9pt" style:font-style-complex="normal"/>
    </style:style>
    <style:style style:name="T60" style:family="text">
      <style:text-properties fo:color="#20999d" style:font-name="Consolas" fo:font-size="9pt" fo:font-style="normal" fo:font-weight="normal" style:font-size-asian="9pt" style:font-style-asian="normal" style:font-weight-asian="normal" style:font-size-complex="9pt" style:font-style-complex="normal" style:font-weight-complex="normal"/>
    </style:style>
    <style:style style:name="T61" style:family="text">
      <style:text-properties fo:color="#20999d" fo:font-style="italic" fo:font-weight="bold" style:font-size-asian="9pt" style:font-style-asian="italic" style:font-weight-asian="bold" style:font-size-complex="9pt" style:font-style-complex="italic" style:font-weight-complex="bold"/>
    </style:style>
    <style:style style:name="T62" style:family="text">
      <style:text-properties fo:color="#20999d" fo:font-style="italic" fo:font-weight="bold" style:font-style-asian="italic" style:font-weight-asian="bold" style:font-style-complex="italic" style:font-weight-complex="bold"/>
    </style:style>
    <style:style style:name="T63" style:family="text">
      <style:text-properties style:font-name="Consolas1" fo:font-size="8.30000019073486pt"/>
    </style:style>
    <style:style style:name="T64" style:family="text">
      <style:text-properties style:font-name="Consolas1" fo:font-size="8.30000019073486pt" fo:font-style="italic"/>
    </style:style>
    <style:style style:name="T65" style:family="text">
      <style:text-properties style:font-name="Consolas1" fo:font-size="9.80000019073486pt"/>
    </style:style>
    <style:style style:name="T66" style:family="text">
      <style:text-properties style:font-name="Consolas1" fo:font-size="9.80000019073486pt" fo:font-style="italic"/>
    </style:style>
    <style:style style:name="T67" style:family="text">
      <style:text-properties style:font-name="Consolas" fo:font-size="9pt" style:font-size-asian="9pt" style:font-size-complex="9pt"/>
    </style:style>
    <style:style style:name="T68" style:family="text">
      <style:text-properties style:font-name="Consolas" fo:font-size="9pt" fo:font-style="italic" style:font-size-asian="9pt" style:font-size-complex="9pt"/>
    </style:style>
    <style:style style:name="T69" style:family="text">
      <style:text-properties style:font-name="Consolas" fo:font-size="9pt" fo:font-style="italic" style:font-size-asian="9pt" style:font-style-asian="normal" style:font-size-complex="9pt" style:font-style-complex="normal"/>
    </style:style>
    <style:style style:name="T70" style:family="text">
      <style:text-properties style:font-name="Consolas" fo:font-size="9pt" fo:font-style="italic" style:font-size-asian="9pt" style:font-style-asian="italic" style:font-size-complex="9pt" style:font-style-complex="italic"/>
    </style:style>
    <style:style style:name="T71" style:family="text">
      <style:text-properties style:font-name="Consolas" fo:font-size="9pt" fo:font-style="italic" fo:font-weight="normal" style:font-size-asian="9pt" style:font-style-asian="italic" style:font-weight-asian="normal" style:font-size-complex="9pt" style:font-style-complex="italic" style:font-weight-complex="normal"/>
    </style:style>
    <style:style style:name="T72" style:family="text">
      <style:text-properties style:font-name="Consolas" fo:font-size="9pt" fo:font-style="normal" style:font-size-asian="9pt" style:font-style-asian="normal" style:font-size-complex="9pt" style:font-style-complex="normal"/>
    </style:style>
    <style:style style:name="T73" style:family="text">
      <style:text-properties style:font-name="Consolas" fo:font-size="9pt" fo:font-style="normal" fo:font-weight="bold" style:font-size-asian="9pt" style:font-style-asian="normal" style:font-weight-asian="bold" style:font-size-complex="9pt" style:font-style-complex="normal" style:font-weight-complex="bold"/>
    </style:style>
    <style:style style:name="T74" style:family="text">
      <style:text-properties style:font-name="Consolas" fo:font-size="9pt" fo:font-style="normal" fo:font-weight="normal" style:font-size-asian="9pt" style:font-style-asian="normal" style:font-weight-asian="normal" style:font-size-complex="9pt" style:font-style-complex="normal" style:font-weight-complex="normal"/>
    </style:style>
    <style:style style:name="T75" style:family="text">
      <style:text-properties fo:color="#808000"/>
    </style:style>
    <style:style style:name="T76" style:family="text">
      <style:text-properties fo:color="#808000" style:font-name="Consolas1" fo:font-size="8.30000019073486pt"/>
    </style:style>
    <style:style style:name="T77" style:family="text">
      <style:text-properties fo:color="#00b8bb" fo:font-weight="bold"/>
    </style:style>
    <style:style style:name="T78" style:family="text">
      <style:text-properties fo:color="#00b8bb" style:font-name="Consolas1" fo:font-size="8.30000019073486pt" fo:font-weight="bold"/>
    </style:style>
    <style:style style:name="T79" style:family="text">
      <style:text-properties fo:color="#00b8bb" style:font-name="Consolas1" fo:font-size="9.80000019073486pt" fo:font-weight="bold"/>
    </style:style>
    <style:style style:name="T80" style:family="text">
      <style:text-properties fo:color="#808080"/>
    </style:style>
    <style:style style:name="T81" style:family="text">
      <style:text-properties fo:color="#808080" fo:font-style="italic"/>
    </style:style>
    <style:style style:name="T82" style:family="text">
      <style:text-properties fo:color="#808080" style:font-name="Consolas1" fo:font-size="8.30000019073486pt" fo:font-style="italic"/>
    </style:style>
    <style:style style:name="T83" style:family="text">
      <style:text-properties fo:color="#808080" style:font-name="Consolas1" fo:font-size="9.80000019073486pt"/>
    </style:style>
    <style:style style:name="T84" style:family="text">
      <style:text-properties fo:color="#808080" style:font-name="Consolas1" fo:font-size="9.80000019073486pt" fo:font-style="italic"/>
    </style:style>
    <style:style style:name="T85"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ala and Functional Programming For Beginners - Notes</text:p>
      <text:p text:style-name="P1"/>
      <text:p text:style-name="P1">object MyClass extends App { ...</text:p>
      <text:p text:style-name="P1">vals are immutable: </text:p>
      <text:p text:style-name="P1"><text:s text:c="2"/>val x: Int = 42 // x is immutable</text:p>
      <text:p text:style-name="P1">type declarations are optional as long as the compiler can infer it eg</text:p>
      <text:p text:style-name="P1"><text:s text:c="2"/>val x = 42</text:p>
      <text:p text:style-name="P1">semicolons are unnecessary unless you write multiple expressions on the same line</text:p>
      <text:p text:style-name="P1">Scala doesn't have primitive types in the same way that Java does; its types are eg Boolean, Short, Char, Int, Long etc</text:p>
      <text:p text:style-name="P1">nb a literal integral number is an integer unless suffixed with an L eg 12345 is an integer even in the expression </text:p>
      <text:p text:style-name="P1"><text:s text:c="2"/>val myLong: Long = 12345</text:p>
      <text:p text:style-name="P1">similarly 2.0 is a double and cannot be assigned to a Float; 2.0F is a float</text:p>
      <text:p text:style-name="P1">vars are variables</text:p>
      <text:p text:style-name="P1">variables are used in FP (functional programming) for side-effects</text:p>
      <text:p text:style-name="P1">instructions vs expressions:</text:p>
      <text:p text:style-name="P1"><text:s text:c="2"/>instructions: sthg you tell the computer to do</text:p>
      <text:p text:style-name="P1"><text:s text:c="2"/>expressions: something that has a value and/or a type4</text:p>
      <text:p text:style-name="P6"><text:span text:style-name="T8">var </text:span><text:span text:style-name="T22">b1 </text:span>= <text:span text:style-name="T8">true</text:span></text:p>
      <text:p text:style-name="P23"><text:span text:style-name="T8">var </text:span><text:span text:style-name="T22">b2 </text:span>= <text:span text:style-name="T8">if</text:span>(<text:span text:style-name="T22">b1</text:span>) <text:span text:style-name="T33">3 </text:span><text:span text:style-name="T8">else </text:span><text:span text:style-name="T33">4 // the RHS is an IF EXPRESSION</text:span></text:p>
      <text:p text:style-name="P23"><text:span text:style-name="T2">println</text:span>(<text:span text:style-name="T22">b2</text:span>) //3</text:p>
      <text:p text:style-name="P23"><text:span text:style-name="T22">b1</text:span>=<text:span text:style-name="T8">false</text:span></text:p>
      <text:p text:style-name="P20"><text:span text:style-name="T40">println</text:span><text:span text:style-name="T39">(</text:span><text:span text:style-name="T22">b2</text:span><text:span text:style-name="T39">) //still 3!</text:span></text:p>
      <text:p text:style-name="P2">if<text:span text:style-name="T53"> in scala is an expression not an instruction</text:span></text:p>
      <text:p text:style-name="P1">iteration is possible of course in scala eg using while loops</text:p>
      <text:p text:style-name="P6"><text:span text:style-name="T8">var </text:span><text:span text:style-name="T22">i</text:span>=<text:span text:style-name="T33">0</text:span></text:p>
      <text:p text:style-name="P20"><text:span text:style-name="T8">while</text:span><text:span text:style-name="T39">(</text:span><text:span text:style-name="T22">i</text:span><text:span text:style-name="T39">&lt;</text:span><text:span text:style-name="T33">10</text:span><text:span text:style-name="T39">) { </text:span><text:span text:style-name="T40">println</text:span><text:span text:style-name="T39">(</text:span><text:span text:style-name="T22">i</text:span><text:span text:style-name="T39">); </text:span><text:span text:style-name="T22">i</text:span><text:span text:style-name="T39">+=</text:span><text:span text:style-name="T33">1</text:span><text:span text:style-name="T39">;} //nb seems there is no ++ operator in scala</text:span></text:p>
      <text:p text:style-name="P1"><text:s/>but the advice given is to avoid while loops like the plague because the use of loops and loop constructs is specific to imperative programming eg Java, Python, C</text:p>
      <text:p text:style-name="P1"/>
      <text:p text:style-name="P1">scala forces everything to be an expression<text:tab/></text:p>
      <text:p text:style-name="P1"/>
      <text:p text:style-name="P6"><text:span text:style-name="T8">val </text:span><text:span text:style-name="T22">y</text:span>= (<text:span text:style-name="T22">i</text:span>=<text:span text:style-name="T33">3</text:span>) //y is an expression of type Unit (aka void in other languages)</text:p>
      <text:p text:style-name="P6"><text:span text:style-name="T2">println</text:span>(<text:span text:style-name="T22">y</text:span>) // prints "()"</text:p>
      <text:p text:style-name="P6"/>
      <text:p text:style-name="P6">side-effects in scala are expressions returning Unit</text:p>
      <text:p text:style-name="P1">while loops are side-effects and they are expressions that return Unit</text:p>
      <text:p text:style-name="P6"><text:span text:style-name="T8">var </text:span><text:span text:style-name="T22">whilevar</text:span>=<text:span text:style-name="T8">while</text:span>(<text:span text:style-name="T22">i</text:span>&lt;<text:span text:style-name="T33">10</text:span>) { <text:span text:style-name="T2">println</text:span>(<text:span text:style-name="T22">i</text:span>); <text:span text:style-name="T22">i</text:span>+=<text:span text:style-name="T33">1</text:span>;}</text:p>
      <text:p text:style-name="P18"><text:span text:style-name="T2">println</text:span>(<text:span text:style-name="T22">whilevar</text:span>) // "()"</text:p>
      <text:p text:style-name="P1">other examples: println, reassigning values to vars </text:p>
      <text:p text:style-name="P1">side-effects are reminiscent of imperative programming; in scala they are expressions returning Unit</text:p>
      <text:p text:style-name="P1"/>
      <text:p text:style-name="P1">code blocks </text:p>
      <text:p text:style-name="P1"><text:s text:c="2"/>are expressions eg</text:p>
      <text:p text:style-name="P6"><text:span text:style-name="T8">val </text:span><text:span text:style-name="T22">cb </text:span>= { <text:span text:style-name="T8">val </text:span>y=<text:span text:style-name="T33">3</text:span>; <text:span text:style-name="T8">val </text:span>z=<text:span text:style-name="T33">4</text:span>; <text:span text:style-name="T8">if</text:span>(y&gt;<text:span text:style-name="T33">2 </text:span>&amp;&amp; z&lt;<text:span text:style-name="T33">5</text:span>) <text:span text:style-name="T48">"hello" </text:span><text:span text:style-name="T8">else </text:span><text:span text:style-name="T48">"goodbye"</text:span>}</text:p>
      <text:p text:style-name="P18"><text:span text:style-name="T2">println</text:span>(<text:span text:style-name="T22">cb</text:span>)//hello</text:p>
      <text:p text:style-name="P34"><text:s text:c="2"/>the value of the cb is the value of its last expression</text:p>
      <text:p text:style-name="P34"><text:soft-page-break/><text:s text:c="2"/>vals/vars defined inside the cb are scoped to inside the codeblock</text:p>
      <text:p text:style-name="P34">expressions are evaluated; instructions are executed (think Java)</text:p>
      <text:p text:style-name="P34">in scala we think more in terms of expressions</text:p>
      <text:p text:style-name="P34">do not use while loops</text:p>
      <text:p text:style-name="P34"/>
      <text:p text:style-name="P35">Functions</text:p>
      <text:p text:style-name="P43">eg: </text:p>
      <text:p text:style-name="P37"><text:span text:style-name="T8">def </text:span>foo(a: <text:span text:style-name="T55">String</text:span>, b: <text:span text:style-name="T55">String</text:span>): <text:span text:style-name="T55">String </text:span>= a + <text:span text:style-name="T48">"===&gt;" </text:span>+ b;</text:p>
      <text:p text:style-name="P34"><text:s text:c="2"/>--When you need loops use recursion:</text:p>
      <text:p text:style-name="P37"><text:span text:style-name="T8">def </text:span>rec(a: <text:span text:style-name="T55">String</text:span>, n: Int): <text:span text:style-name="T55">String </text:span>= <text:span text:style-name="T8">if </text:span>(n==<text:span text:style-name="T33">1</text:span>) a <text:span text:style-name="T8">else </text:span>a + <text:span text:style-name="T2">rec</text:span>(a, n-<text:span text:style-name="T33">1</text:span>)</text:p>
      <text:p text:style-name="P18"><text:span text:style-name="T2">println</text:span>(<text:span text:style-name="T2">rec</text:span>(<text:span text:style-name="T48">"bar"</text:span>, <text:span text:style-name="T33">10</text:span>)) //barbarbarbarbarbarbarbarbarbar</text:p>
      <text:p text:style-name="P18"><text:s text:c="2"/>--You can omit the return type from a function as long as it's not recursive, but it's best practice to always specify the return type nonetheless.</text:p>
      <text:p text:style-name="P18"><text:s text:c="2"/>--You can use Unit as a return type i.e. specify a function that has side-effects eg printing to console, logging etc </text:p>
      <text:p text:style-name="P18"><text:span text:style-name="T8">def </text:span>bar(a: <text:span text:style-name="T55">String</text:span>): Unit = <text:span text:style-name="T2">println</text:span>(<text:span text:style-name="T48">"hello " </text:span>+ a)</text:p>
      <text:p text:style-name="P18"><text:s text:c="2"/>--Auxiliary function: fn defined inside a fn:</text:p>
      <text:p text:style-name="P18"><text:span text:style-name="T8">def </text:span>foo2(a: <text:span text:style-name="T55">String</text:span>, b: <text:span text:style-name="T55">String</text:span>): <text:span text:style-name="T55">String </text:span>= {</text:p>
      <text:p text:style-name="P22"><text:s text:c="2"/><text:span text:style-name="T10">def </text:span><text:span text:style-name="T63">inner(c: </text:span><text:span text:style-name="T56">String</text:span><text:span text:style-name="T63">, d: </text:span><text:span text:style-name="T56">String</text:span><text:span text:style-name="T63">): </text:span><text:span text:style-name="T56">String </text:span><text:span text:style-name="T63">= </text:span><text:span text:style-name="T50">"===&gt;" </text:span><text:span text:style-name="T63">+ c + </text:span><text:span text:style-name="T50">"===&gt;" </text:span><text:span text:style-name="T63">+ d</text:span></text:p>
      <text:p text:style-name="P22"><text:s text:c="2"/><text:span text:style-name="T63">a + </text:span><text:span text:style-name="T50">"===&gt;" </text:span><text:span text:style-name="T63">+ b + inner(a, b)</text:span></text:p>
      <text:p text:style-name="P18">}</text:p>
      <text:p text:style-name="P21">Factorial:</text:p>
      <text:p text:style-name="P18"><text:span text:style-name="T8">def </text:span>fact(n: Int) : Int = <text:span text:style-name="T8">if </text:span>(n==<text:span text:style-name="T33">1</text:span>) n <text:span text:style-name="T8">else </text:span>n * <text:span text:style-name="T2">fact</text:span>(n-<text:span text:style-name="T33">1</text:span>)</text:p>
      <text:p text:style-name="P21">Fibonacci:</text:p>
      <text:p text:style-name="P18"><text:span text:style-name="T8">def </text:span>fibbo(n: Int) : Int = <text:span text:style-name="T8">if</text:span>(n&lt;=<text:span text:style-name="T33">2</text:span>) <text:span text:style-name="T33">1 </text:span><text:span text:style-name="T8">else </text:span><text:span text:style-name="T2">fibbo</text:span>(n-<text:span text:style-name="T33">1</text:span>) + <text:span text:style-name="T2">fibbo</text:span>(n-<text:span text:style-name="T33">2</text:span>)</text:p>
      <text:p text:style-name="P18">Calculate primes using reTtcursion:</text:p>
      <text:p text:style-name="Code"><text:span text:style-name="T8">def </text:span>isPrime(n: Int): Boolean = {</text:p>
      <text:p text:style-name="Code"><text:s text:c="2"/><text:span text:style-name="T10">def </text:span><text:span text:style-name="T63">hasdivisor(m: Int, x: Int): Boolean = {</text:span></text:p>
      <text:p text:style-name="Code"><text:s text:c="4"/><text:span text:style-name="T10">if </text:span><text:span text:style-name="T63">(x &gt; m / </text:span><text:span text:style-name="T34">2</text:span><text:span text:style-name="T63">) </text:span><text:span text:style-name="T10">return false</text:span></text:p>
      <text:p text:style-name="Code"><text:span text:style-name="T7"><text:s text:c="4"/></text:span><text:span text:style-name="T10">if </text:span><text:span text:style-name="T63">(m % x == </text:span><text:span text:style-name="T34">0</text:span><text:span text:style-name="T63">) </text:span><text:span text:style-name="T10">return true</text:span></text:p>
      <text:p text:style-name="Code"><text:span text:style-name="T7"><text:s text:c="4"/></text:span><text:span text:style-name="T10">return </text:span><text:span text:style-name="T63">hasdivisor(m, x + </text:span><text:span text:style-name="T34">1</text:span><text:span text:style-name="T63">)</text:span></text:p>
      <text:p text:style-name="Code"><text:s text:c="2"/><text:span text:style-name="T63">}</text:span></text:p>
      <text:p text:style-name="Code"><text:s text:c="2"/><text:span text:style-name="T10">if </text:span><text:span text:style-name="T63">(n == </text:span><text:span text:style-name="T34">1</text:span><text:span text:style-name="T63">) </text:span><text:span text:style-name="T10">return false</text:span></text:p>
      <text:p text:style-name="Code"><text:span text:style-name="T7"><text:s text:c="2"/></text:span><text:span text:style-name="T10">return </text:span><text:span text:style-name="T63">!hasdivisor(n, </text:span><text:span text:style-name="T34">2</text:span><text:span text:style-name="T63">)</text:span></text:p>
      <text:p text:style-name="Code">}</text:p>
      <text:p text:style-name="Code"><text:span text:style-name="T8">def </text:span>primes(n: Int) {</text:p>
      <text:p text:style-name="Code"><text:s text:c="2"/><text:span text:style-name="T10">if </text:span><text:span text:style-name="T63">(n == </text:span><text:span text:style-name="T34">1</text:span><text:span text:style-name="T63">) </text:span><text:span text:style-name="T10">return</text:span></text:p>
      <text:p text:style-name="Code"><text:span text:style-name="T7"><text:s text:c="2"/></text:span><text:span text:style-name="T64">println</text:span><text:span text:style-name="T63">(n + </text:span><text:span text:style-name="T50">"==&gt;" </text:span><text:span text:style-name="T63">+ </text:span><text:span text:style-name="T64">isPrime</text:span><text:span text:style-name="T63">(n))</text:span></text:p>
      <text:p text:style-name="Code"><text:soft-page-break/><text:s text:c="2"/><text:span text:style-name="T64">primes</text:span><text:span text:style-name="T63">(n - </text:span><text:span text:style-name="T34">1</text:span><text:span text:style-name="T63">)</text:span></text:p>
      <text:p text:style-name="Code">}</text:p>
      <text:p text:style-name="P3"/>
      <text:p text:style-name="P34"/>
      <text:p text:style-name="P34">Alternatively:</text:p>
      <text:p text:style-name="P43"/>
      <text:p text:style-name="P36"><text:span text:style-name="T8">def </text:span>isPrime2(n: Int) : Boolean = {</text:p>
      <text:p text:style-name="P22"><text:s text:c="2"/><text:span text:style-name="T10">def </text:span><text:span text:style-name="T63">isPrimeUntil(x: Int) : Boolean = {</text:span></text:p>
      <text:p text:style-name="P22"><text:s text:c="4"/><text:span text:style-name="T10">if</text:span><text:span text:style-name="T63">(x==</text:span><text:span text:style-name="T34">1</text:span><text:span text:style-name="T63">) </text:span><text:span text:style-name="T10">return true</text:span><text:span text:style-name="T63">;</text:span></text:p>
      <text:p text:style-name="P22"><text:s text:c="4"/><text:span text:style-name="T10">if</text:span><text:span text:style-name="T63">(n%x==</text:span><text:span text:style-name="T34">0</text:span><text:span text:style-name="T63">) </text:span><text:span text:style-name="T10">return false</text:span><text:span text:style-name="T63">; </text:span></text:p>
      <text:p text:style-name="P22"><text:s text:c="4"/><text:span text:style-name="T10">return </text:span><text:span text:style-name="T63">isPrimeUntil(x-</text:span><text:span text:style-name="T34">1</text:span><text:span text:style-name="T63">)</text:span></text:p>
      <text:p text:style-name="P22"><text:s text:c="2"/><text:span text:style-name="T63">}</text:span></text:p>
      <text:p text:style-name="P22"><text:s text:c="2"/><text:span text:style-name="T10">return </text:span><text:span text:style-name="T63">isPrimeUntil(n/</text:span><text:span text:style-name="T34">2</text:span><text:span text:style-name="T63">)</text:span></text:p>
      <text:p text:style-name="P18">}</text:p>
      <text:p text:style-name="P36"/>
      <text:p text:style-name="P34">Tail Recursion:</text:p>
      <text:p text:style-name="P37"><text:span text:style-name="T8">def </text:span>fac(n: Int): Int = {</text:p>
      <text:p text:style-name="P22"><text:s text:c="2"/><text:span text:style-name="T10">if</text:span><text:span text:style-name="T63">(n==</text:span><text:span text:style-name="T34">1 </text:span><text:span text:style-name="T63">) </text:span><text:span text:style-name="T10">return </text:span><text:span text:style-name="T34">1</text:span><text:span text:style-name="T63">;</text:span></text:p>
      <text:p text:style-name="P22"><text:s text:c="2"/><text:span text:style-name="T10">return </text:span><text:span text:style-name="T63">n* </text:span><text:span text:style-name="T64">fac</text:span><text:span text:style-name="T63">(n-</text:span><text:span text:style-name="T34">1</text:span><text:span text:style-name="T63">)</text:span></text:p>
      <text:p text:style-name="P23">}</text:p>
      <text:p text:style-name="P28"/>
      <text:p text:style-name="P28">Using tail recursion:</text:p>
      <text:p text:style-name="P23"><text:span text:style-name="T8">def </text:span>tailFac(n: Int): Int = {</text:p>
      <text:p text:style-name="P22"><text:s text:c="2"/><text:span text:style-name="T10">def </text:span><text:span text:style-name="T63">helper(x: Int, accumulator: Int) : Int = {</text:span></text:p>
      <text:p text:style-name="P22"><text:s text:c="4"/><text:span text:style-name="T10">if</text:span><text:span text:style-name="T63">(x&lt;=</text:span><text:span text:style-name="T34">1</text:span><text:span text:style-name="T63">) </text:span><text:span text:style-name="T10">return </text:span><text:span text:style-name="T63">accumulator;</text:span></text:p>
      <text:p text:style-name="P22"><text:s text:c="4"/><text:span text:style-name="T10">return </text:span><text:span text:style-name="T63">helper(x-</text:span><text:span text:style-name="T34">1</text:span><text:span text:style-name="T63">, x*accumulator)</text:span></text:p>
      <text:p text:style-name="P22"><text:s text:c="2"/><text:span text:style-name="T63">}</text:span></text:p>
      <text:p text:style-name="P22"><text:s text:c="2"/><text:span text:style-name="T63">helper(n, </text:span><text:span text:style-name="T34">1</text:span><text:span text:style-name="T63">)</text:span></text:p>
      <text:p text:style-name="P18">}</text:p>
      <text:p text:style-name="P32"><text:span text:style-name="T41">Non-tail recursion requires intermediate results to be saved (a </text:span><text:span text:style-name="T43">stack frame per result) and combined to create the final result.</text:span></text:p>
      <text:p text:style-name="P40">Tail recursion returns only the last expression of the code path. <text:s/>This allows the JVM to preserve the same stack frame and not use additional stack frames for recursive calls; there is no intermediate result that needs to be saved.</text:p>
      <text:p text:style-name="P40"/>
      <text:p text:style-name="P40">Use @tailrec annotation on recursive functions to ensure they are tail recursive</text:p>
      <text:p text:style-name="P40">Exercises:</text:p>
      <text:p text:style-name="P40">1. Concatenate a string n times using tail recursion:</text:p>
      <text:p text:style-name="P36"><text:span text:style-name="T13">def </text:span><text:span text:style-name="T67">conc(s:</text:span><text:span text:style-name="T58">String</text:span><text:span text:style-name="T67">, n:Int) : </text:span><text:span text:style-name="T58">String </text:span><text:span text:style-name="T67">= {</text:span></text:p>
      <text:p text:style-name="P22"><text:s text:c="2"/><text:span text:style-name="T76">@tailrec</text:span></text:p>
      <text:p text:style-name="P22"><text:span text:style-name="T75"><text:s text:c="2"/></text:span><text:span text:style-name="T10">def </text:span><text:span text:style-name="T63">helper(s:</text:span><text:span text:style-name="T56">String</text:span><text:span text:style-name="T63">, n:Int, accum:</text:span><text:span text:style-name="T56">String</text:span><text:span text:style-name="T63">): </text:span><text:span text:style-name="T56">String </text:span><text:span text:style-name="T63">= {</text:span></text:p>
      <text:p text:style-name="P22"><text:s text:c="4"/><text:span text:style-name="T10">if</text:span><text:span text:style-name="T63">(n==</text:span><text:span text:style-name="T34">0</text:span><text:span text:style-name="T63">) </text:span><text:span text:style-name="T10">return </text:span><text:span text:style-name="T63">accum;</text:span></text:p>
      <text:p text:style-name="P22"><text:s text:c="4"/><text:span text:style-name="T10">return </text:span><text:span text:style-name="T63">helper(s, n-</text:span><text:span text:style-name="T34">1</text:span><text:span text:style-name="T63">, accum + s)</text:span></text:p>
      <text:p text:style-name="P22"><text:s text:c="2"/><text:span text:style-name="T63">}</text:span></text:p>
      <text:p text:style-name="P22"><text:s text:c="2"/><text:span text:style-name="T10">return </text:span><text:span text:style-name="T63">helper(s, n, </text:span><text:span text:style-name="T50">""</text:span><text:span text:style-name="T63">)</text:span></text:p>
      <text:p text:style-name="P23">}</text:p>
      <text:p text:style-name="P18"><text:span text:style-name="T2">println</text:span>(<text:span text:style-name="T2">conc</text:span>(<text:span text:style-name="T48">"foo"</text:span>, <text:span text:style-name="T33">5</text:span>))</text:p>
      <text:p text:style-name="P40"/>
      <text:p text:style-name="P40"><text:soft-page-break/>2. Implement isPrime with tail recursion:</text:p>
      <text:p text:style-name="P40"/>
      <text:p text:style-name="P36"><text:span text:style-name="T13">def </text:span><text:span text:style-name="T67">isPrime(i: Int) : Unit = {</text:span></text:p>
      <text:p text:style-name="P22"><text:s text:c="2"/><text:span text:style-name="T76">@tailrec</text:span></text:p>
      <text:p text:style-name="P22"><text:span text:style-name="T75"><text:s text:c="2"/></text:span><text:span text:style-name="T10">def </text:span><text:span text:style-name="T63">isPrimeHelper(j: Int) : Boolean = {</text:span></text:p>
      <text:p text:style-name="P22"><text:s text:c="4"/><text:span text:style-name="T10">if</text:span><text:span text:style-name="T63">(j&gt;i/</text:span><text:span text:style-name="T34">2</text:span><text:span text:style-name="T63">) </text:span><text:span text:style-name="T10">return true</text:span><text:span text:style-name="T63">;</text:span></text:p>
      <text:p text:style-name="P22"><text:s text:c="4"/><text:span text:style-name="T10">if</text:span><text:span text:style-name="T63">(i%j==</text:span><text:span text:style-name="T34">0</text:span><text:span text:style-name="T63">) </text:span><text:span text:style-name="T10">return false</text:span><text:span text:style-name="T63">;</text:span></text:p>
      <text:p text:style-name="P22"><text:s text:c="4"/><text:span text:style-name="T10">return </text:span><text:span text:style-name="T63">isPrimeHelper(j+</text:span><text:span text:style-name="T34">1</text:span><text:span text:style-name="T63">);</text:span></text:p>
      <text:p text:style-name="P22"><text:s text:c="2"/><text:span text:style-name="T63">}</text:span></text:p>
      <text:p text:style-name="P22"><text:s text:c="2"/><text:span text:style-name="T64">println</text:span><text:span text:style-name="T63">(String.</text:span><text:span text:style-name="T64">format</text:span><text:span text:style-name="T63">( </text:span><text:span text:style-name="T50">"%d is prime? ==&gt; %b" </text:span><text:span text:style-name="T63">, i, isPrimeHelper(</text:span><text:span text:style-name="T34">2</text:span><text:span text:style-name="T63">)));</text:span></text:p>
      <text:p text:style-name="P18">}</text:p>
      <text:p text:style-name="P40">3. Implement fibonacci with tail recursion:</text:p>
      <text:p text:style-name="P40"/>
      <text:p text:style-name="P36"><text:span text:style-name="T13">def </text:span><text:span text:style-name="T67">fibonacci(i: Int) : Unit = {</text:span></text:p>
      <text:p text:style-name="P22"><text:s text:c="2"/><text:span text:style-name="T76">@tailrec</text:span></text:p>
      <text:p text:style-name="P22"><text:span text:style-name="T75"><text:s text:c="2"/></text:span><text:span text:style-name="T10">def </text:span><text:span text:style-name="T63">fibHelper(j: Int, k: Int): Unit = {</text:span></text:p>
      <text:p text:style-name="P22"><text:s text:c="4"/><text:span text:style-name="T10">if</text:span><text:span text:style-name="T63">(j + k &gt; i) </text:span><text:span text:style-name="T10">return</text:span><text:span text:style-name="T63">;</text:span></text:p>
      <text:p text:style-name="P22"><text:s text:c="4"/><text:span text:style-name="T64">printf</text:span><text:span text:style-name="T63">(</text:span><text:span text:style-name="T50">"%d "</text:span><text:span text:style-name="T63">, j+k)</text:span></text:p>
      <text:p text:style-name="P22"><text:s text:c="4"/><text:span text:style-name="T63">fibHelper(k, j+k)</text:span></text:p>
      <text:p text:style-name="P22"><text:s text:c="2"/><text:span text:style-name="T63">}</text:span></text:p>
      <text:p text:style-name="P22"><text:s text:c="2"/><text:span text:style-name="T10">if </text:span><text:span text:style-name="T63">(i &lt; </text:span><text:span text:style-name="T34">1 </text:span><text:span text:style-name="T63">) </text:span><text:span text:style-name="T10">return</text:span><text:span text:style-name="T63">;</text:span></text:p>
      <text:p text:style-name="P22"><text:s text:c="2"/><text:span text:style-name="T64">print</text:span><text:span text:style-name="T63">(</text:span><text:span text:style-name="T50">"1 1 "</text:span><text:span text:style-name="T63">);</text:span></text:p>
      <text:p text:style-name="P22"><text:s text:c="2"/><text:span text:style-name="T63">fibHelper(</text:span><text:span text:style-name="T34">1</text:span><text:span text:style-name="T63">, </text:span><text:span text:style-name="T34">1</text:span><text:span text:style-name="T63">)</text:span></text:p>
      <text:p text:style-name="P23">}</text:p>
      <text:p text:style-name="P17"><text:s text:c="2"/><text:span text:style-name="T64">fibonacci</text:span><text:span text:style-name="T63">(</text:span><text:span text:style-name="T34">150</text:span><text:span text:style-name="T63">)</text:span></text:p>
      <text:p text:style-name="P40">Call semantics: call by name vs call by value</text:p>
      <text:p text:style-name="P36"><text:span text:style-name="T13">def </text:span><text:span text:style-name="T67">calledByValue(x: Long) : Unit = {</text:span></text:p>
      <text:p text:style-name="P22"><text:s text:c="2"/><text:span text:style-name="T64">println</text:span><text:span text:style-name="T63">(</text:span><text:span text:style-name="T50">"by value: " </text:span><text:span text:style-name="T63">+ x)</text:span></text:p>
      <text:p text:style-name="P22"><text:s text:c="2"/><text:span text:style-name="T64">println</text:span><text:span text:style-name="T63">(</text:span><text:span text:style-name="T50">"by value: " </text:span><text:span text:style-name="T63">+ x)</text:span></text:p>
      <text:p text:style-name="P23">}</text:p>
      <text:p text:style-name="P23"><text:span text:style-name="T8">def </text:span>calledByName(x: =&gt; Long) : Unit = {</text:p>
      <text:p text:style-name="P22"><text:s text:c="2"/><text:span text:style-name="T64">println</text:span><text:span text:style-name="T63">(</text:span><text:span text:style-name="T50">"by name: " </text:span><text:span text:style-name="T63">+ x)</text:span></text:p>
      <text:p text:style-name="P22"><text:s text:c="2"/><text:span text:style-name="T64">println</text:span><text:span text:style-name="T63">(</text:span><text:span text:style-name="T50">"by name: " </text:span><text:span text:style-name="T63">+ x)</text:span></text:p>
      <text:p text:style-name="P18">}</text:p>
      <text:p text:style-name="P36"><text:span text:style-name="T68">calledByValue</text:span><text:span text:style-name="T67">(System.</text:span><text:span text:style-name="T68">nanoTime</text:span><text:span text:style-name="T67">())</text:span></text:p>
      <text:p text:style-name="P18"><text:span text:style-name="T2">calledByName</text:span>(System.<text:span text:style-name="T2">nanoTime</text:span>())</text:p>
      <text:p text:style-name="P32"><text:span text:style-name="T43">Note that when using callbyname i.e. =&gt; the expression is literally passed to the function and </text:span><text:span text:style-name="T45">evaluated in the function each and every time it is used</text:span><text:span text:style-name="T43">. So it's as if you did this:</text:span></text:p>
      <text:p text:style-name="P22"><text:s text:c="2"/><text:span text:style-name="T64">println</text:span><text:span text:style-name="T63">(</text:span><text:span text:style-name="T50">"by name: " </text:span><text:span text:style-name="T63">+ </text:span><text:span text:style-name="T67">System.</text:span><text:span text:style-name="T68">nanoTime</text:span><text:span text:style-name="T67">()</text:span><text:span text:style-name="T63">)</text:span></text:p>
      <text:p text:style-name="P22"><text:s text:c="2"/><text:span text:style-name="T64">println</text:span><text:span text:style-name="T63">(</text:span><text:span text:style-name="T50">"by name: " </text:span><text:span text:style-name="T63">+ </text:span><text:span text:style-name="T67">System.</text:span><text:span text:style-name="T68">nanoTime</text:span><text:span text:style-name="T67">()</text:span><text:span text:style-name="T63">)</text:span></text:p>
      <text:p text:style-name="P40"><text:s text:c="3"/></text:p>
      <text:p text:style-name="P40">=&gt; is extremely useful in lazy streams and things that might fail... the try type?</text:p>
      <text:p text:style-name="P32"><text:span text:style-name="T43">In callbyvalue the expression is evaluated </text:span><text:span text:style-name="T44">before </text:span><text:span text:style-name="T46">the function is called. <text:s/>So the expression's value will be the same wherever it is used in the function, and any error encountered in the evaluation of the expression will cause the function invocation to blow up and fail before the function is entered. </text:span></text:p>
      <text:p text:style-name="P41"><text:soft-page-break/></text:p>
      <text:p text:style-name="P41">Default and named arguments:</text:p>
      <text:p text:style-name="P41">Simply use = eg</text:p>
      <text:p text:style-name="P36"><text:span text:style-name="T14">def </text:span><text:span text:style-name="T72">foo(i:Int = </text:span><text:span text:style-name="T36">10</text:span><text:span text:style-name="T72">, j:Int = </text:span><text:span text:style-name="T36">20</text:span><text:span text:style-name="T72">) = </text:span><text:span text:style-name="T69">printf</text:span><text:span text:style-name="T72">(</text:span><text:span text:style-name="T52">"%d %d"</text:span><text:span text:style-name="T72">, i, j)</text:span></text:p>
      <text:p text:style-name="P18"><text:span text:style-name="T2">foo</text:span>() //10 20</text:p>
      <text:p text:style-name="P18">Note that when specifying default argument values in the function definition, the ordering matters. <text:s/>Default arguments can only be used with trailing arguments. Alternatively you can use named arguments when calling the function eg foo(x=50, y=50) in which case the remaining unspecified arguments will get their default values. </text:p>
      <text:p text:style-name="Text2">Strings:</text:p>
      <text:p text:style-name="P53">You can prepend and append a character using +: and :+ BUT this does not work with ints and Strings etc:</text:p>
      <text:p text:style-name="P5"><text:span text:style-name="T14">var </text:span><text:span text:style-name="T25">j</text:span><text:span text:style-name="T72">=</text:span><text:span text:style-name="T52">'4'</text:span></text:p>
      <text:p text:style-name="P23"><text:span text:style-name="T8">var </text:span><text:span text:style-name="T22">s4</text:span>:<text:span text:style-name="T55">String </text:span>= <text:span text:style-name="T22">j </text:span>+: <text:span text:style-name="T48">" foo"</text:span></text:p>
      <text:p text:style-name="P18"><text:span text:style-name="T8">var </text:span><text:span text:style-name="T22">s5</text:span>:<text:span text:style-name="T55">String </text:span>= <text:span text:style-name="T48">" foo" </text:span>:+ <text:span text:style-name="T22">j</text:span></text:p>
      <text:p text:style-name="P53">take function: this is take from collections; for string it basically "takes" the first n characters eg</text:p>
      <text:p text:style-name="P53"/>
      <text:p text:style-name="P5"><text:span text:style-name="T14">var </text:span><text:span text:style-name="T25">s6</text:span><text:span text:style-name="T72">=</text:span><text:span text:style-name="T52">"hello"</text:span></text:p>
      <text:p text:style-name="P18"><text:span text:style-name="T2">println</text:span>(<text:span text:style-name="T22">s6</text:span>.take(<text:span text:style-name="T33">3</text:span>)) //hel</text:p>
      <text:p text:style-name="Text2">String interpolators - s-interpolators:</text:p>
      <text:p text:style-name="Code"><text:span text:style-name="T8">val </text:span><text:span text:style-name="T22">name</text:span>=<text:span text:style-name="T48">"Baz"</text:span>; <text:span text:style-name="T8">val </text:span><text:span text:style-name="T22">age</text:span>=<text:span text:style-name="T33">44</text:span></text:p>
      <text:p text:style-name="Code"><text:span text:style-name="T8">val </text:span><text:span text:style-name="T22">s7</text:span>=<text:span text:style-name="T48">s"hello my name is </text:span><text:span text:style-name="T77">$</text:span><text:span text:style-name="T22">name</text:span><text:span text:style-name="T47"> </text:span><text:span text:style-name="T48">and my age is </text:span><text:span text:style-name="T77">$</text:span><text:span text:style-name="T22">age</text:span><text:span text:style-name="T48">"</text:span></text:p>
      <text:p text:style-name="Code"><text:span text:style-name="T8">val </text:span><text:span text:style-name="T23">s8</text:span><text:span text:style-name="T48">=s"hello my name is </text:span><text:span text:style-name="T77">$</text:span><text:span text:style-name="T23">name</text:span><text:span text:style-name="T48"> and at my next bday my age wil be </text:span><text:span text:style-name="T77">$</text:span><text:span text:style-name="T48">{</text:span><text:span text:style-name="T8">val </text:span><text:span text:style-name="T48">inc=</text:span><text:span text:style-name="T37">1</text:span><text:span text:style-name="T48">; </text:span><text:span text:style-name="T23">age</text:span><text:span text:style-name="T48">+inc}"</text:span></text:p>
      <text:p text:style-name="Code"/>
      <text:p text:style-name="Text2">String interpolators - f-interpolators:</text:p>
      <text:p text:style-name="Code"><text:span text:style-name="T8">val </text:span><text:span text:style-name="T23">height</text:span><text:span text:style-name="T48">=</text:span><text:span text:style-name="T37">1.763</text:span></text:p>
      <text:p text:style-name="Code"><text:span text:style-name="T8">val </text:span><text:span text:style-name="T22">s9</text:span>=<text:span text:style-name="T48">f"hello my name is </text:span><text:span text:style-name="T77">$</text:span><text:span text:style-name="T22">name</text:span><text:span text:style-name="T47"> </text:span><text:span text:style-name="T48">and I am </text:span><text:span text:style-name="T77">$</text:span><text:span text:style-name="T22">height</text:span><text:span text:style-name="T48">%.2fm tall"</text:span></text:p>
      <text:p text:style-name="P3"/>
      <text:p text:style-name="Text2">String interpolators - raw-interpolators:</text:p>
      <text:p text:style-name="Code"><text:span text:style-name="T8">val </text:span><text:span text:style-name="T23">s10</text:span><text:span text:style-name="T48">=raw"this is a string that contains a line break </text:span><text:span text:style-name="T8">\n</text:span><text:span text:style-name="T48"> stop"</text:span></text:p>
      <text:p text:style-name="Code"><text:span text:style-name="T8">val </text:span><text:span text:style-name="T22">s11</text:span>=<text:span text:style-name="T48">"this is a string that contains a line break </text:span><text:span text:style-name="T8">\n</text:span><text:span text:style-name="T47"> </text:span><text:span text:style-name="T48">stop"</text:span></text:p>
      <text:p text:style-name="Code"><text:span text:style-name="T2">println</text:span>(<text:span text:style-name="T22">s10</text:span>) <text:s text:c="6"/><text:span text:style-name="T81">//this is a string that contains a line break \n stop</text:span></text:p>
      <text:p text:style-name="Code"><text:span text:style-name="T2">println</text:span>(<text:span text:style-name="T48">raw"</text:span><text:span text:style-name="T77">$</text:span><text:span text:style-name="T22">s10</text:span><text:span text:style-name="T48">"</text:span>) <text:span text:style-name="T81">//this is a string that contains a line break \n stop</text:span></text:p>
      <text:p text:style-name="Code"><text:span text:style-name="T2">println</text:span>(<text:span text:style-name="T22">s11</text:span>) <text:span text:style-name="T81">//this is a string that contains a line break </text:span></text:p>
      <text:p text:style-name="Code"><text:s text:c="13"/><text:span text:style-name="T64">// stop</text:span></text:p>
      <text:p text:style-name="Code"><text:span text:style-name="T2">println</text:span>(<text:span text:style-name="T48">raw"</text:span><text:span text:style-name="T77">$</text:span><text:span text:style-name="T22">s11</text:span><text:span text:style-name="T48">"</text:span>) <text:span text:style-name="T81">//this is a string that contains a line break </text:span></text:p>
      <text:p text:style-name="Code"><text:s text:c="19"/><text:span text:style-name="T64">// stop</text:span></text:p>
      <text:p text:style-name="P4"/>
      <text:p text:style-name="P47">OOP</text:p>
      <text:p text:style-name="P48">Classes</text:p>
      <text:p text:style-name="P48">Class parameters (i.e. constructor arguments) are not fields UNLESS you precede them with val or var!</text:p>
      <text:p text:style-name="P38"><text:span text:style-name="T14">class </text:span><text:span text:style-name="T72">Person(</text:span><text:span text:style-name="T14">val </text:span><text:span text:style-name="T72">name:</text:span><text:span text:style-name="T59">String</text:span><text:span text:style-name="T72">, age:Int)</text:span></text:p>
      <text:p text:style-name="P23"><text:span text:style-name="T8">object </text:span>OOBasics <text:span text:style-name="T8">extends </text:span>App {</text:p>
      <text:p text:style-name="P22"><text:s text:c="2"/><text:span text:style-name="T10">val </text:span><text:span text:style-name="T28">person </text:span><text:span text:style-name="T63">= </text:span><text:span text:style-name="T10">new </text:span><text:span text:style-name="T63">Person(</text:span><text:span text:style-name="T50">"Bob"</text:span><text:span text:style-name="T63">, </text:span><text:span text:style-name="T34">55</text:span><text:span text:style-name="T63">)</text:span></text:p>
      <text:p text:style-name="P22"><text:s text:c="2"/><text:span text:style-name="T82">//cannot do this: println(person.age)</text:span></text:p>
      <text:p text:style-name="P22"><text:span text:style-name="T80"><text:s text:c="2"/></text:span><text:span text:style-name="T64">println</text:span><text:span text:style-name="T63">(</text:span><text:span text:style-name="T28">person</text:span><text:span text:style-name="T63">.name)</text:span></text:p>
      <text:p text:style-name="P18">}</text:p>
      <text:p text:style-name="P38"><text:span text:style-name="T14">class </text:span><text:span text:style-name="T72">Person(</text:span><text:span text:style-name="T14">val </text:span><text:span text:style-name="T72">name:</text:span><text:span text:style-name="T59">String</text:span><text:span text:style-name="T72">, age:Int) { </text:span><text:span text:style-name="T14">val </text:span><text:span text:style-name="T25">x</text:span><text:span text:style-name="T72">=</text:span><text:span text:style-name="T36">100</text:span><text:span text:style-name="T72">; </text:span><text:span text:style-name="T69">println</text:span><text:span text:style-name="T72">(</text:span><text:span text:style-name="T52">"foobar"</text:span><text:span text:style-name="T72">)}</text:span></text:p>
      <text:p text:style-name="P23"><text:soft-page-break/><text:span text:style-name="T8">object </text:span>OOBasics <text:span text:style-name="T8">extends </text:span>App {</text:p>
      <text:p text:style-name="P22"><text:s text:c="2"/><text:span text:style-name="T10">val </text:span><text:span text:style-name="T28">person </text:span><text:span text:style-name="T63">= </text:span><text:span text:style-name="T10">new </text:span><text:span text:style-name="T63">Person(</text:span><text:span text:style-name="T50">"Bob"</text:span><text:span text:style-name="T63">, </text:span><text:span text:style-name="T34">55</text:span><text:span text:style-name="T63">)</text:span></text:p>
      <text:p text:style-name="P22"><text:s text:c="2"/><text:span text:style-name="T82">//cannot do this: println(person.age)</text:span></text:p>
      <text:p text:style-name="P22"><text:span text:style-name="T80"><text:s text:c="2"/></text:span><text:span text:style-name="T64">println</text:span><text:span text:style-name="T63">(</text:span><text:span text:style-name="T28">person</text:span><text:span text:style-name="T63">.name)</text:span></text:p>
      <text:p text:style-name="P22"><text:s text:c="2"/><text:span text:style-name="T64">println</text:span><text:span text:style-name="T63">(</text:span><text:span text:style-name="T28">person</text:span><text:span text:style-name="T63">.</text:span><text:span text:style-name="T28">x</text:span><text:span text:style-name="T63">)</text:span></text:p>
      <text:p text:style-name="P18">}</text:p>
      <text:p text:style-name="P42">prints:</text:p>
      <text:p text:style-name="P42">foobar</text:p>
      <text:p text:style-name="P42">Bob</text:p>
      <text:p text:style-name="P42">100</text:p>
      <text:p text:style-name="P42"/>
      <text:p text:style-name="P42"/>
      <text:p text:style-name="P42">Auxilliary constructors:</text:p>
      <text:p text:style-name="P42">Must call either the primary or another secondary/auxilliary constructor eg:</text:p>
      <text:p text:style-name="P38"><text:span text:style-name="T14">class </text:span><text:span text:style-name="T72">Person(</text:span><text:span text:style-name="T14">val </text:span><text:span text:style-name="T72">name:</text:span><text:span text:style-name="T59">String</text:span><text:span text:style-name="T72">, age:Int) {</text:span></text:p>
      <text:p text:style-name="P22"><text:s text:c="2"/><text:span text:style-name="T10">val </text:span><text:span text:style-name="T28">x</text:span><text:span text:style-name="T63">=</text:span><text:span text:style-name="T34">100</text:span><text:span text:style-name="T63">; </text:span><text:span text:style-name="T64">println</text:span><text:span text:style-name="T63">(</text:span><text:span text:style-name="T50">"foobar"</text:span><text:span text:style-name="T63">)</text:span></text:p>
      <text:p text:style-name="P22"><text:s text:c="2"/><text:span text:style-name="T10">def this</text:span><text:span text:style-name="T63">(name: </text:span><text:span text:style-name="T56">String</text:span><text:span text:style-name="T63">) = </text:span><text:span text:style-name="T10">this</text:span><text:span text:style-name="T63">(name, </text:span><text:span text:style-name="T34">0</text:span><text:span text:style-name="T63">)</text:span></text:p>
      <text:p text:style-name="P22"><text:s text:c="2"/><text:span text:style-name="T10">def this</text:span><text:span text:style-name="T63">() = </text:span><text:span text:style-name="T10">this</text:span><text:span text:style-name="T63">(</text:span><text:span text:style-name="T50">"John Doe"</text:span><text:span text:style-name="T63">)</text:span></text:p>
      <text:p text:style-name="P18">}</text:p>
      <text:p text:style-name="P42">In practice this is not a great way to do things; it is often better to use default parameters in the primary constructor:</text:p>
      <text:p text:style-name="P38"><text:span text:style-name="T14">class </text:span><text:span text:style-name="T72">Rectangle(height: Int = </text:span><text:span text:style-name="T36">0</text:span><text:span text:style-name="T72">, length: Int = </text:span><text:span text:style-name="T36">0</text:span><text:span text:style-name="T72">) </text:span></text:p>
      <text:p text:style-name="P48"/>
      <text:p text:style-name="P48">Exercises:</text:p>
      <text:p text:style-name="P38"><text:span text:style-name="T14">package </text:span><text:span text:style-name="T72">lectures.part2oop</text:span></text:p>
      <text:p text:style-name="P28">/**</text:p>
      <text:p text:style-name="P27"><text:s/><text:span text:style-name="T64">* Created by User on 29/12/2019</text:span></text:p>
      <text:p text:style-name="P27"><text:s/><text:span text:style-name="T64">*/</text:span></text:p>
      <text:p text:style-name="P23"><text:span text:style-name="T8">class </text:span>Novel(name: <text:span text:style-name="T55">String</text:span>, yearOfRelease: Int, author: Writer) {</text:p>
      <text:p text:style-name="P22"><text:s text:c="2"/><text:span text:style-name="T10">def </text:span><text:span text:style-name="T63">ageOfAuthorAtRelease() : Int = yearOfRelease - author.yearOfBirth</text:span></text:p>
      <text:p text:style-name="P22"><text:s text:c="2"/><text:span text:style-name="T10">def </text:span><text:span text:style-name="T63">isWrittenBy(authorFullName: </text:span><text:span text:style-name="T56">String</text:span><text:span text:style-name="T63">) : Boolean = authorFullName.equals(</text:span><text:span text:style-name="T10">this</text:span><text:span text:style-name="T63">.author.fullName())</text:span></text:p>
      <text:p text:style-name="P22"><text:s text:c="2"/><text:span text:style-name="T10">def </text:span><text:span text:style-name="T63">copy(newReleaseYear: Int) : Novel = </text:span><text:span text:style-name="T10">new </text:span><text:span text:style-name="T63">Novel(</text:span><text:span text:style-name="T10">this</text:span><text:span text:style-name="T63">.name, newReleaseYear, </text:span><text:span text:style-name="T10">this</text:span><text:span text:style-name="T63">.author)</text:span></text:p>
      <text:p text:style-name="P23">}</text:p>
      <text:p text:style-name="P23"><text:span text:style-name="T8">class </text:span>Writer(firstName: <text:span text:style-name="T55">String</text:span>, lastName: <text:span text:style-name="T55">String</text:span>, <text:span text:style-name="T8">val </text:span>yearOfBirth: Int) {</text:p>
      <text:p text:style-name="P22"><text:s text:c="2"/><text:span text:style-name="T10">def </text:span><text:span text:style-name="T63">fullName() : </text:span><text:span text:style-name="T56">String </text:span><text:span text:style-name="T63">= </text:span><text:span text:style-name="T50">s"</text:span><text:span text:style-name="T78">$</text:span><text:span text:style-name="T63">firstName </text:span><text:span text:style-name="T78">$</text:span><text:span text:style-name="T63">lastName</text:span><text:span text:style-name="T50">"</text:span></text:p>
      <text:p text:style-name="P23">}</text:p>
      <text:p text:style-name="P23"><text:span text:style-name="T8">class </text:span>Counter(value: Int) {</text:p>
      <text:p text:style-name="P22"><text:s text:c="2"/><text:span text:style-name="T10">def </text:span><text:span text:style-name="T63">currentCount(): Int = </text:span><text:span text:style-name="T10">this</text:span><text:span text:style-name="T63">.value</text:span></text:p>
      <text:p text:style-name="P22"><text:s text:c="2"/><text:span text:style-name="T10">def </text:span><text:span text:style-name="T63">increment(): Counter = </text:span><text:span text:style-name="T10">new </text:span><text:span text:style-name="T63">Counter(</text:span><text:span text:style-name="T10">this</text:span><text:span text:style-name="T63">.value+</text:span><text:span text:style-name="T34">1</text:span><text:span text:style-name="T63">)</text:span></text:p>
      <text:p text:style-name="P22"><text:s text:c="2"/><text:span text:style-name="T10">def </text:span><text:span text:style-name="T63">increment(incrementValue: Int): Counter = </text:span><text:span text:style-name="T10">new </text:span><text:span text:style-name="T63">Counter(</text:span><text:span text:style-name="T10">this</text:span><text:span text:style-name="T63">.value+incrementValue)</text:span></text:p>
      <text:p text:style-name="P23">}</text:p>
      <text:p text:style-name="P23"><text:span text:style-name="T8">class </text:span>Counter2(<text:span text:style-name="T8">val </text:span>value: Int) {</text:p>
      <text:p text:style-name="P22"><text:s text:c="2"/><text:span text:style-name="T10">def </text:span><text:span text:style-name="T63">currentCount(): Int = </text:span><text:span text:style-name="T10">this</text:span><text:span text:style-name="T63">.value</text:span></text:p>
      <text:p text:style-name="P22"><text:s text:c="2"/><text:span text:style-name="T10">def </text:span><text:span text:style-name="T63">increment(): Counter2 = { </text:span><text:span text:style-name="T64">println</text:span><text:span text:style-name="T63">(</text:span><text:span text:style-name="T50">"incrementing "</text:span><text:span text:style-name="T63">); </text:span><text:span text:style-name="T10">new </text:span><text:span text:style-name="T63">Counter2(</text:span><text:span text:style-name="T10">this</text:span><text:span text:style-name="T63">.value+</text:span><text:span text:style-name="T34">1</text:span><text:span text:style-name="T63">) }</text:span></text:p>
      <text:p text:style-name="P22"><text:s text:c="2"/><text:span text:style-name="T10">def </text:span><text:span text:style-name="T63">increment(n: Int): Counter2 = {</text:span></text:p>
      <text:p text:style-name="P22"><text:s text:c="4"/><text:span text:style-name="T10">if</text:span><text:span text:style-name="T63">(n&lt;=</text:span><text:span text:style-name="T34">0</text:span><text:span text:style-name="T63">) </text:span><text:span text:style-name="T10">this</text:span></text:p>
      <text:p text:style-name="P22"><text:span text:style-name="T7"><text:s text:c="4"/></text:span><text:span text:style-name="T10">else </text:span><text:span text:style-name="T63">{ </text:span></text:p>
      <text:p text:style-name="P23">//all three of the following work:</text:p>
      <text:p text:style-name="P28"><text:soft-page-break/>// <text:s text:c="5"/>val countertemp = increment()</text:p>
      <text:p text:style-name="P28">// <text:s text:c="5"/>countertemp.increment(n-1)</text:p>
      <text:p text:style-name="P28">// OR </text:p>
      <text:p text:style-name="P28">// <text:s text:c="5"/>this.increment().increment(n-1)</text:p>
      <text:p text:style-name="P28">// OR</text:p>
      <text:p text:style-name="P22"><text:span text:style-name="T80"><text:s text:c="8"/></text:span><text:span text:style-name="T63">increment().increment(n-</text:span><text:span text:style-name="T34">1</text:span><text:span text:style-name="T63">)</text:span></text:p>
      <text:p text:style-name="P22"><text:s text:c="4"/><text:span text:style-name="T63">}</text:span></text:p>
      <text:p text:style-name="P22"><text:s text:c="2"/><text:span text:style-name="T63">}</text:span></text:p>
      <text:p text:style-name="P23">}</text:p>
      <text:p text:style-name="P23"><text:span text:style-name="T8">object </text:span>Main <text:span text:style-name="T8">extends </text:span>App{</text:p>
      <text:p text:style-name="P22"><text:s text:c="2"/><text:span text:style-name="T10">var </text:span><text:span text:style-name="T28">dickens </text:span><text:span text:style-name="T63">= </text:span><text:span text:style-name="T10">new </text:span><text:span text:style-name="T63">Writer(</text:span><text:span text:style-name="T50">"Charles"</text:span><text:span text:style-name="T63">, </text:span><text:span text:style-name="T50">"Dickens"</text:span><text:span text:style-name="T63">, </text:span><text:span text:style-name="T34">1812</text:span><text:span text:style-name="T63">)</text:span></text:p>
      <text:p text:style-name="P22"><text:s text:c="2"/><text:span text:style-name="T10">var </text:span><text:span text:style-name="T28">novel</text:span><text:span text:style-name="T63">: Novel = </text:span><text:span text:style-name="T10">new </text:span><text:span text:style-name="T63">Novel(</text:span><text:span text:style-name="T50">"Great Expectations"</text:span><text:span text:style-name="T63">, </text:span><text:span text:style-name="T34">1861</text:span><text:span text:style-name="T63">, </text:span><text:span text:style-name="T28">dickens</text:span><text:span text:style-name="T63">)</text:span></text:p>
      <text:p text:style-name="P22"><text:s text:c="2"/><text:span text:style-name="T64">println</text:span><text:span text:style-name="T63">(</text:span><text:span text:style-name="T28">novel</text:span><text:span text:style-name="T63">.isWrittenBy(</text:span><text:span text:style-name="T50">"Charles Dickens"</text:span><text:span text:style-name="T63">))</text:span></text:p>
      <text:p text:style-name="P22"><text:s text:c="2"/><text:span text:style-name="T64">println</text:span><text:span text:style-name="T63">(</text:span><text:span text:style-name="T28">novel</text:span><text:span text:style-name="T63">.ageOfAuthorAtRelease)</text:span></text:p>
      <text:p text:style-name="P22"><text:s text:c="2"/><text:span text:style-name="T10">val </text:span><text:span text:style-name="T28">counter </text:span><text:span text:style-name="T63">: Counter2 = </text:span><text:span text:style-name="T10">new </text:span><text:span text:style-name="T63">Counter2(</text:span><text:span text:style-name="T34">10</text:span><text:span text:style-name="T63">)</text:span></text:p>
      <text:p text:style-name="P22"><text:s text:c="2"/><text:span text:style-name="T64">println</text:span><text:span text:style-name="T63">(</text:span><text:span text:style-name="T28">counter</text:span><text:span text:style-name="T63">.value)</text:span></text:p>
      <text:p text:style-name="P22"><text:s text:c="2"/><text:span text:style-name="T10">val </text:span><text:span text:style-name="T28">counter2 </text:span><text:span text:style-name="T63">= </text:span><text:span text:style-name="T28">counter</text:span><text:span text:style-name="T63">.increment(</text:span><text:span text:style-name="T34">5</text:span><text:span text:style-name="T63">)</text:span></text:p>
      <text:p text:style-name="P22"><text:s text:c="2"/><text:span text:style-name="T64">println</text:span><text:span text:style-name="T63">(</text:span><text:span text:style-name="T28">counter</text:span><text:span text:style-name="T63">.value)</text:span></text:p>
      <text:p text:style-name="P22"><text:s text:c="2"/><text:span text:style-name="T64">println</text:span><text:span text:style-name="T63">(</text:span><text:span text:style-name="T28">counter2</text:span><text:span text:style-name="T63">.value)</text:span></text:p>
      <text:p text:style-name="P18">}</text:p>
      <text:p text:style-name="P48">Method notation:</text:p>
      <text:p text:style-name="P45"><text:span text:style-name="T73">Infix notation</text:span><text:span text:style-name="T72"> - object </text:span><text:span text:style-name="T70">methodname </text:span><text:span text:style-name="T72">parameter: </text:span></text:p>
      <text:p text:style-name="P48"><text:s text:c="2"/>-you can use infix style if a method takes only one argument, or if it can be called with one argument eg:</text:p>
      <text:p text:style-name="P22"><text:span text:style-name="T80"><text:s text:c="2"/></text:span><text:span text:style-name="T10">class </text:span><text:span text:style-name="T63">Bar() {</text:span></text:p>
      <text:p text:style-name="P22"><text:s text:c="4"/><text:span text:style-name="T10">def </text:span><text:span text:style-name="T63">baz(s: </text:span><text:span text:style-name="T56">String </text:span><text:span text:style-name="T63">= </text:span><text:span text:style-name="T50">"abc"</text:span><text:span text:style-name="T63">, t:</text:span><text:span text:style-name="T56">String </text:span><text:span text:style-name="T63">= </text:span><text:span text:style-name="T50">"def"</text:span><text:span text:style-name="T63">) = </text:span><text:span text:style-name="T50">s"hello this is baz with </text:span><text:span text:style-name="T78">$</text:span><text:span text:style-name="T63">s</text:span><text:span text:style-name="T49"> </text:span><text:span text:style-name="T50">and </text:span><text:span text:style-name="T78">$</text:span><text:span text:style-name="T63">t</text:span><text:span text:style-name="T50">"</text:span></text:p>
      <text:p text:style-name="P22"><text:span text:style-name="T47"><text:s text:c="2"/></text:span><text:span text:style-name="T63">}</text:span></text:p>
      <text:p text:style-name="P22"><text:s text:c="2"/><text:span text:style-name="T10">val </text:span><text:span text:style-name="T28">bar1 </text:span><text:span text:style-name="T63">= </text:span><text:span text:style-name="T10">new </text:span><text:span text:style-name="T63">Bar()</text:span></text:p>
      <text:p text:style-name="P22"><text:s text:c="2"/><text:span text:style-name="T10">val </text:span><text:span text:style-name="T28">s </text:span><text:span text:style-name="T63">= </text:span><text:span text:style-name="T28">bar1 </text:span><text:span text:style-name="T63">baz </text:span><text:span text:style-name="T50">"xyz"</text:span></text:p>
      <text:p text:style-name="P22"><text:span text:style-name="T47"><text:s text:c="2"/></text:span><text:span text:style-name="T64">println</text:span><text:span text:style-name="T63">(</text:span><text:span text:style-name="T28">s</text:span><text:span text:style-name="T63">) </text:span><text:span text:style-name="T82">//hello this is baz with xyz and def</text:span></text:p>
      <text:p text:style-name="P46"/>
      <text:p text:style-name="P45"><text:span text:style-name="T54">When this is done, the method name </text:span><text:span text:style-name="T5">becomes an operator. Eg define a method that uses the operator + :</text:span></text:p>
      <text:p text:style-name="Code"><text:span text:style-name="T18">class </text:span><text:span text:style-name="T5">Baz(</text:span><text:span text:style-name="T18">val </text:span><text:span text:style-name="T5">name: </text:span><text:span text:style-name="T61">String</text:span><text:span text:style-name="T5">){</text:span></text:p>
      <text:p text:style-name="Code"><text:s text:c="2"/><text:span text:style-name="T10">def </text:span><text:span text:style-name="T63">+(other: Baz): Baz = </text:span><text:span text:style-name="T10">new </text:span><text:span text:style-name="T63">Baz(</text:span><text:span text:style-name="T10">this</text:span><text:span text:style-name="T63">.name + other.name)</text:span></text:p>
      <text:p text:style-name="Code">}</text:p>
      <text:p text:style-name="Code"><text:span text:style-name="T8">val </text:span><text:span text:style-name="T22">baz1 </text:span>= <text:span text:style-name="T8">new </text:span>Baz(<text:span text:style-name="T48">"abc"</text:span>)</text:p>
      <text:p text:style-name="Code"><text:span text:style-name="T8">val </text:span><text:span text:style-name="T22">baz2 </text:span>= <text:span text:style-name="T8">new </text:span>Baz(<text:span text:style-name="T48">"def"</text:span>)</text:p>
      <text:p text:style-name="Code"><text:span text:style-name="T2">println</text:span>((<text:span text:style-name="T22">baz1 </text:span>+ <text:span text:style-name="T22">baz2</text:span>).name) // abcdef</text:p>
      <text:p text:style-name="Code"/>
      <text:p text:style-name="P58">And note you can still invoke the method in the usual way:</text:p>
      <text:p text:style-name="Code"><text:span text:style-name="T2">println</text:span>(<text:span text:style-name="T22">baz1</text:span>.+(<text:span text:style-name="T22">baz2</text:span>).name) // abcdef</text:p>
      <text:p text:style-name="Code"/>
      <text:p text:style-name="P58">And the operators + - * etc for numbers are also defined and can be invoked in the same way:</text:p>
      <text:p text:style-name="Code"><text:span text:style-name="T2">println</text:span>(<text:span text:style-name="T33">1 </text:span>+ <text:span text:style-name="T33">2</text:span>)</text:p>
      <text:p text:style-name="Code"><text:span text:style-name="T2">println</text:span>(<text:span text:style-name="T33">1</text:span>.+(<text:span text:style-name="T33">2</text:span>))</text:p>
      <text:p text:style-name="Code"/>
      <text:p text:style-name="Code">Put simply, <text:span text:style-name="T4">all operators are methods. </text:span></text:p>
      <text:p text:style-name="P46"/>
      <text:p text:style-name="P46"/>
      <text:p text:style-name="P48">For the String class, == is seemingly overridden to call String.equals</text:p>
      <text:p text:style-name="P38"><text:soft-page-break/><text:span text:style-name="T14">object </text:span><text:span text:style-name="T72">MethodNotations </text:span><text:span text:style-name="T14">extends </text:span><text:span text:style-name="T72">App{</text:span></text:p>
      <text:p text:style-name="P22"><text:s text:c="2"/><text:span text:style-name="T10">class </text:span><text:span text:style-name="T63">Person(</text:span><text:span text:style-name="T10">val </text:span><text:span text:style-name="T63">name:</text:span><text:span text:style-name="T56">String</text:span><text:span text:style-name="T63">, favouriteFilm: </text:span><text:span text:style-name="T56">String </text:span><text:span text:style-name="T63">){</text:span></text:p>
      <text:p text:style-name="P22"><text:s text:c="4"/><text:span text:style-name="T10">def </text:span><text:span text:style-name="T63">likesUsingStringEquals(film: </text:span><text:span text:style-name="T56">String </text:span><text:span text:style-name="T63">) : Boolean = film.equals(favouriteFilm)</text:span></text:p>
      <text:p text:style-name="P22"><text:s text:c="4"/><text:span text:style-name="T10">def </text:span><text:span text:style-name="T63">likesUsingEqualsOperator(film: </text:span><text:span text:style-name="T56">String </text:span><text:span text:style-name="T63">) : Boolean = film == favouriteFilm</text:span></text:p>
      <text:p text:style-name="P22"><text:s text:c="2"/><text:span text:style-name="T63">}</text:span></text:p>
      <text:p text:style-name="P22"><text:s text:c="2"/><text:span text:style-name="T10">val </text:span><text:span text:style-name="T28">Mary</text:span><text:span text:style-name="T63">: Person = </text:span><text:span text:style-name="T10">new </text:span><text:span text:style-name="T63">Person(</text:span><text:span text:style-name="T50">"Mary"</text:span><text:span text:style-name="T63">,</text:span><text:span text:style-name="T50">"Inception"</text:span><text:span text:style-name="T63">)</text:span></text:p>
      <text:p text:style-name="P22"><text:s text:c="2"/><text:span text:style-name="T64">println</text:span><text:span text:style-name="T63">(</text:span><text:span text:style-name="T28">Mary</text:span><text:span text:style-name="T63">.likesUsingStringEquals(</text:span><text:span text:style-name="T50">"Inception"</text:span><text:span text:style-name="T63">))</text:span></text:p>
      <text:p text:style-name="P22"><text:s text:c="2"/><text:span text:style-name="T64">println</text:span><text:span text:style-name="T63">(</text:span><text:span text:style-name="T28">Mary </text:span><text:span text:style-name="T63">likesUsingStringEquals </text:span><text:span text:style-name="T50">"Inception"</text:span><text:span text:style-name="T63">)</text:span></text:p>
      <text:p text:style-name="P22"><text:s text:c="2"/><text:span text:style-name="T64">println</text:span><text:span text:style-name="T63">(</text:span><text:span text:style-name="T28">Mary</text:span><text:span text:style-name="T63">.likesUsingEqualsOperator(</text:span><text:span text:style-name="T50">"Inception"</text:span><text:span text:style-name="T63">))</text:span></text:p>
      <text:p text:style-name="P22"><text:s text:c="2"/><text:span text:style-name="T10">class </text:span><text:span text:style-name="T63">Foo(</text:span><text:span text:style-name="T10">val </text:span><text:span text:style-name="T63">s: </text:span><text:span text:style-name="T56">String</text:span><text:span text:style-name="T63">)</text:span></text:p>
      <text:p text:style-name="P22"><text:s text:c="2"/><text:span text:style-name="T10">val </text:span><text:span text:style-name="T28">foo1 </text:span><text:span text:style-name="T63">= </text:span><text:span text:style-name="T10">new </text:span><text:span text:style-name="T63">Foo(</text:span><text:span text:style-name="T50">"abc"</text:span><text:span text:style-name="T63">);</text:span></text:p>
      <text:p text:style-name="P22"><text:s text:c="2"/><text:span text:style-name="T10">val </text:span><text:span text:style-name="T28">foo2 </text:span><text:span text:style-name="T63">= </text:span><text:span text:style-name="T10">new </text:span><text:span text:style-name="T63">Foo(</text:span><text:span text:style-name="T50">"abc"</text:span><text:span text:style-name="T63">);</text:span></text:p>
      <text:p text:style-name="P26"><text:s text:c="2"/><text:span text:style-name="T64">println</text:span><text:span text:style-name="T63">(</text:span><text:span text:style-name="T28">foo1</text:span><text:span text:style-name="T63">.equals(</text:span><text:span text:style-name="T28">foo2</text:span><text:span text:style-name="T63">)) <text:s text:c="4"/></text:span><text:span text:style-name="T82">//false</text:span></text:p>
      <text:p text:style-name="P26"><text:span text:style-name="T80"><text:s text:c="2"/></text:span><text:span text:style-name="T64">println</text:span><text:span text:style-name="T63">(</text:span><text:span text:style-name="T28">foo1 </text:span><text:span text:style-name="T63">== </text:span><text:span text:style-name="T28">foo2</text:span><text:span text:style-name="T63">) <text:s text:c="9"/></text:span><text:span text:style-name="T82">//false</text:span></text:p>
      <text:p text:style-name="P26"><text:span text:style-name="T80"><text:s text:c="2"/></text:span><text:span text:style-name="T64">println</text:span><text:span text:style-name="T63">(</text:span><text:span text:style-name="T28">foo1</text:span><text:span text:style-name="T63">.s.equals(</text:span><text:span text:style-name="T28">foo2</text:span><text:span text:style-name="T63">.s)) </text:span><text:span text:style-name="T82">//true</text:span></text:p>
      <text:p text:style-name="P26"><text:span text:style-name="T80"><text:s text:c="2"/></text:span><text:span text:style-name="T64">println</text:span><text:span text:style-name="T63">(</text:span><text:span text:style-name="T28">foo1</text:span><text:span text:style-name="T63">.s == </text:span><text:span text:style-name="T28">foo2</text:span><text:span text:style-name="T63">.s) <text:s text:c="5"/></text:span><text:span text:style-name="T82">//true</text:span></text:p>
      <text:p text:style-name="P18">}</text:p>
      <text:p text:style-name="P47">Prefix notation - !obj, +obj, -obj, ~ obj :</text:p>
      <text:p text:style-name="P44"><text:span text:style-name="T72">Unary </text:span><text:span text:style-name="T74">operators are also methods. For the operators -, +, ~ and !, the equivalent method name is unary_[operator] eg -1 has the equivalent method name unary_-</text:span></text:p>
      <text:p text:style-name="P39"><text:span text:style-name="T16">val </text:span><text:span text:style-name="T26">b</text:span><text:span text:style-name="T74">: Boolean = </text:span><text:span text:style-name="T16">true</text:span></text:p>
      <text:p text:style-name="P18"><text:span text:style-name="T2">println</text:span>(<text:span text:style-name="T22">b</text:span>.unary_!) //false</text:p>
      <text:p text:style-name="P36"><text:span text:style-name="T8">class </text:span>Baz(<text:span text:style-name="T8">val </text:span>name: <text:span text:style-name="T55">String</text:span>){</text:p>
      <text:p text:style-name="P33"><text:s text:c="2"/><text:span text:style-name="T10">def </text:span><text:span text:style-name="T63">unary_! : </text:span><text:span text:style-name="T56">String </text:span><text:span text:style-name="T63">= </text:span><text:span text:style-name="T50">s"this is </text:span><text:span text:style-name="T78">$</text:span><text:span text:style-name="T63">name</text:span><text:span text:style-name="T50">!"</text:span></text:p>
      <text:p text:style-name="P36">}</text:p>
      <text:p text:style-name="P36"><text:span text:style-name="T8">val </text:span><text:span text:style-name="T22">baz0 </text:span>= <text:span text:style-name="T8">new </text:span>Baz(<text:span text:style-name="T48">"Foobar"</text:span>)</text:p>
      <text:p text:style-name="P36"><text:span text:style-name="T2">println</text:span>(!<text:span text:style-name="T22">baz0</text:span>) //this is Foobar!</text:p>
      <text:p text:style-name="P36"><text:span text:style-name="T2">println</text:span>(<text:span text:style-name="T22">baz0</text:span>.unary_!) //this is Foobar!</text:p>
      <text:p text:style-name="P36"/>
      <text:p text:style-name="P59">Postfix notation - "obj foo" instead of obj.foo - only for methods with no parameters:</text:p>
      <text:p text:style-name="Text2">Functions that don't receive any parameters can be called in postfix notation i.e. a space instead of a dot, but this is not often used. </text:p>
      <text:p text:style-name="Text2">Note that since 2.13 you need to import postFixOps to use postFix methods. More detail in q in Lecture 12 at </text:p>
      <text:p text:style-name="Text2">https://www.udemy.com/course/rock-the-jvm-scala-for-beginners/learn/lecture/10371008#questions/7452514</text:p>
      <text:p text:style-name="P59"/>
      <text:p text:style-name="Text2">apply method:</text:p>
      <text:p text:style-name="Text2">The apply method is the default method that is called with no method name <text:s/>(e.g. no obj<text:span text:style-name="T3">.foo()</text:span> but with parentheses ie. obj<text:span text:style-name="T3">()</text:span>) eg </text:p>
      <text:p text:style-name="P23"><text:span text:style-name="T8">class </text:span>Frobber(<text:span text:style-name="T8">val </text:span>s: <text:span text:style-name="T55">String </text:span>= <text:span text:style-name="T48">"blah" </text:span>){</text:p>
      <text:p text:style-name="P22"><text:s text:c="2"/><text:span text:style-name="T10">def </text:span><text:span text:style-name="T63">apply(): </text:span><text:span text:style-name="T56">String </text:span><text:span text:style-name="T63">= </text:span><text:span text:style-name="T50">s"hey this is </text:span><text:span text:style-name="T78">$</text:span><text:span text:style-name="T63">s</text:span><text:span text:style-name="T50">"</text:span></text:p>
      <text:p text:style-name="P22"><text:span text:style-name="T47"><text:s text:c="2"/></text:span><text:span text:style-name="T10">def </text:span><text:span text:style-name="T63">apply(i: Int): </text:span><text:span text:style-name="T56">String </text:span><text:span text:style-name="T63">= </text:span><text:span text:style-name="T50">s"hey this is </text:span><text:span text:style-name="T78">$</text:span><text:span text:style-name="T63">s</text:span><text:span text:style-name="T49"> </text:span><text:span text:style-name="T50">with </text:span><text:span text:style-name="T78">$</text:span><text:span text:style-name="T63">i</text:span><text:span text:style-name="T49"> </text:span><text:span text:style-name="T50">widgets"</text:span></text:p>
      <text:p text:style-name="P23">}</text:p>
      <text:p text:style-name="P23"><text:span text:style-name="T8">val </text:span><text:span text:style-name="T22">frobber </text:span>= <text:span text:style-name="T8">new </text:span>Frobber()</text:p>
      <text:p text:style-name="P23"><text:span text:style-name="T2">println</text:span>(<text:span text:style-name="T22">frobber</text:span>) <text:s text:c="8"/><text:span text:style-name="T81">//lectures.part2oop.MethodNotations$Frobber@f5f2bb7</text:span></text:p>
      <text:p text:style-name="P23"><text:span text:style-name="T2">println</text:span>(<text:span text:style-name="T22">frobber</text:span>()) <text:s text:c="6"/><text:span text:style-name="T81">//hey this is blah</text:span></text:p>
      <text:p text:style-name="P23"><text:span text:style-name="T2">println</text:span>(<text:span text:style-name="T22">frobber</text:span>.apply()) <text:span text:style-name="T81">//hey this is blah</text:span></text:p>
      <text:p text:style-name="P18"><text:span text:style-name="T2">println</text:span>(<text:span text:style-name="T22">frobber</text:span>(<text:span text:style-name="T33">10</text:span>)) <text:s text:c="4"/><text:span text:style-name="T81">//hey this is blah with 10 widgets</text:span></text:p>
      <text:p text:style-name="P54">Scala objects:</text:p>
      <text:p text:style-name="P55">Scala does not have class level functionality - it does not know the concept of static. </text:p>
      <text:p text:style-name="P55">"object" has "static-like" functionality</text:p>
      <text:p text:style-name="P55"><text:soft-page-break/>For static fields and methods use an object; objects are like classes but they don't receive paramerers (i.e. constructor arguments). </text:p>
      <text:p text:style-name="P55">In scala any and all instances of an object of the same type are a singleton instance. </text:p>
      <text:p text:style-name="P7"><text:span text:style-name="T16">object </text:span><text:span text:style-name="T74">Foo</text:span></text:p>
      <text:p text:style-name="P23"><text:span text:style-name="T8">val </text:span><text:span text:style-name="T22">foo1 </text:span>= Foo; <text:span text:style-name="T8">val </text:span><text:span text:style-name="T22">foo2 </text:span>= Foo</text:p>
      <text:p text:style-name="P18"><text:span text:style-name="T2">println</text:span>(<text:span text:style-name="T22">foo1</text:span>==<text:span text:style-name="T22">foo2</text:span>) //true</text:p>
      <text:p text:style-name="P18">Note that there is a difference between</text:p>
      <text:p text:style-name="P18"><text:tab/>val foo = Foo</text:p>
      <text:p text:style-name="P18">and </text:p>
      <text:p text:style-name="P18"><text:tab/>val foo = new Foo</text:p>
      <text:p text:style-name="P55">Companion objects:</text:p>
      <text:p text:style-name="P55">A common pattern is to define an object and class with the same name in the same file or in the same scope.</text:p>
      <text:p text:style-name="P55">Companion objects can access each other's private members. </text:p>
      <text:p text:style-name="P55"/>
      <text:p text:style-name="P49"><text:span text:style-name="T74">Factory method defined as </text:span><text:span text:style-name="T71">apply</text:span><text:span text:style-name="T74"> in companion object</text:span></text:p>
      <text:p text:style-name="P49"><text:span text:style-name="T74">Building on this, another pattern is to define factory methods in the companion object - i.e. the factory method would construct an instance of the companion class; and then to name the factory method as </text:span><text:span text:style-name="T71">apply</text:span><text:span text:style-name="T74">; this means you can call do eg </text:span></text:p>
      <text:p text:style-name="P49"><text:span text:style-name="T74"><text:tab/>foo = </text:span><text:span text:style-name="T71">Foo("frobber", 10)</text:span><text:span text:style-name="T74"> </text:span></text:p>
      <text:p text:style-name="P55">which looks like a constructor call but is in fact calling the apply factory method of the companion object.</text:p>
      <text:p text:style-name="P55"/>
      <text:p text:style-name="P7"><text:span text:style-name="T16">object </text:span><text:span text:style-name="T74">Bar {</text:span></text:p>
      <text:p text:style-name="P22"><text:s text:c="2"/><text:span text:style-name="T10">def </text:span><text:span text:style-name="T63">apply(s: </text:span><text:span text:style-name="T56">String</text:span><text:span text:style-name="T63">, i: Int): Bar = </text:span><text:span text:style-name="T10">new </text:span><text:span text:style-name="T63">Bar(s, i)</text:span></text:p>
      <text:p text:style-name="P23">}</text:p>
      <text:p text:style-name="P23"><text:span text:style-name="T8">class </text:span>Bar(<text:span text:style-name="T8">val </text:span>s: <text:span text:style-name="T55">String</text:span>, <text:span text:style-name="T8">val </text:span>i: Int) {</text:p>
      <text:p text:style-name="P22"><text:s text:c="2"/><text:span text:style-name="T10">override def </text:span><text:span text:style-name="T63">toString: </text:span><text:span text:style-name="T56">String </text:span><text:span text:style-name="T63">= </text:span><text:span text:style-name="T50">s"</text:span><text:span text:style-name="T78">$</text:span><text:span text:style-name="T63">s</text:span><text:span text:style-name="T50">, </text:span><text:span text:style-name="T78">$</text:span><text:span text:style-name="T63">i</text:span><text:span text:style-name="T50">"</text:span></text:p>
      <text:p text:style-name="P23">}</text:p>
      <text:p text:style-name="P18"><text:span text:style-name="T2">println</text:span>(<text:span text:style-name="T2">Bar</text:span>(<text:span text:style-name="T48">"frobber"</text:span>, <text:span text:style-name="T33">44</text:span>))</text:p>
      <text:p text:style-name="P55">Scala applications:</text:p>
      <text:p text:style-name="P55">A scala application must be an object (NOT a class) that has an equivalent psvm definition either itself or through inheritance (i.e. extends App) eg</text:p>
      <text:p text:style-name="P7"><text:span text:style-name="T16">object </text:span><text:span text:style-name="T74">TestMain {</text:span></text:p>
      <text:p text:style-name="P22"><text:s text:c="2"/><text:span text:style-name="T10">def </text:span><text:span text:style-name="T63">main(args: Array[</text:span><text:span text:style-name="T56">String</text:span><text:span text:style-name="T63">]): Unit = {</text:span></text:p>
      <text:p text:style-name="P22"><text:s text:c="4"/><text:span text:style-name="T64">println</text:span><text:span text:style-name="T63">(</text:span><text:span text:style-name="T50">"hello world"</text:span><text:span text:style-name="T63">)</text:span></text:p>
      <text:p text:style-name="P22"><text:s text:c="2"/><text:span text:style-name="T63">}</text:span></text:p>
      <text:p text:style-name="P18">}</text:p>
      <text:p text:style-name="P54">Inheritance and Traits</text:p>
      <text:p text:style-name="P55">Inheritance rules are the same as for java i.e. single class inheritance, private, protected etc.</text:p>
      <text:p text:style-name="P55">When extending a class you must specify the constructor in the parent class that your primary constructor in the child class will call eg</text:p>
      <text:p text:style-name="P55"/>
      <text:p text:style-name="P5"><text:span text:style-name="T15">class </text:span><text:span text:style-name="T74">Foo(s: </text:span><text:span text:style-name="T60">String</text:span><text:span text:style-name="T74">) </text:span></text:p>
      <text:p text:style-name="P18"><text:span text:style-name="T8">class </text:span>Bar(s: <text:span text:style-name="T55">String</text:span>) <text:span text:style-name="T8">extends </text:span>Foo(s)</text:p>
      <text:p text:style-name="P55">use override def to define overridden methods:</text:p>
      <text:p text:style-name="P8"><text:soft-page-break/><text:span text:style-name="T14">override def </text:span><text:span text:style-name="T72">toString() = </text:span><text:span text:style-name="T52">"Foo: " </text:span><text:span text:style-name="T72">+ </text:span><text:span text:style-name="T14">this</text:span><text:span text:style-name="T72">.s</text:span></text:p>
      <text:p text:style-name="P55"/>
      <text:p text:style-name="P50"><text:span text:style-name="T72">You can also use </text:span><text:span text:style-name="T73">override val</text:span><text:span text:style-name="T72"> to override fields. </text:span><text:span text:style-name="T73">NOTE: </text:span><text:span text:style-name="T72">you can't define a field in a child class with the same name as a field in its parent </text:span><text:span text:style-name="T73">unless you define it as override val</text:span><text:span text:style-name="T72">; </text:span><text:span text:style-name="T73">this is different to java</text:span></text:p>
      <text:p text:style-name="P55"/>
      <text:p text:style-name="P8"><text:span text:style-name="T14">public class </text:span><text:span text:style-name="T72">JavaPlayground {</text:span></text:p>
      <text:p text:style-name="P22"><text:s text:c="4"/><text:span text:style-name="T10">public static void </text:span><text:span text:style-name="T63">main(String[] args) {</text:span></text:p>
      <text:p text:style-name="P22"><text:s text:c="8"/><text:span text:style-name="T63">Foo foo = </text:span><text:span text:style-name="T10">new </text:span><text:span text:style-name="T63">Foo();</text:span></text:p>
      <text:p text:style-name="P22"><text:s text:c="8"/><text:span text:style-name="T63">Foo bar = </text:span><text:span text:style-name="T10">new </text:span><text:span text:style-name="T63">Bar();</text:span></text:p>
      <text:p text:style-name="P22"><text:s text:c="8"/><text:span text:style-name="T63">System.</text:span><text:span text:style-name="T29">out</text:span><text:span text:style-name="T63">.println(foo.</text:span><text:span text:style-name="T30">s</text:span><text:span text:style-name="T63">); //abc</text:span></text:p>
      <text:p text:style-name="P22"><text:s text:c="8"/><text:span text:style-name="T63">System.</text:span><text:span text:style-name="T29">out</text:span><text:span text:style-name="T63">.println(bar.</text:span><text:span text:style-name="T30">s</text:span><text:span text:style-name="T63">); //abc</text:span></text:p>
      <text:p text:style-name="P22"><text:s text:c="4"/><text:span text:style-name="T63">}</text:span></text:p>
      <text:p text:style-name="P23">}</text:p>
      <text:p text:style-name="P23"><text:span text:style-name="T8">class </text:span>Foo{</text:p>
      <text:p text:style-name="P22"><text:s text:c="4"/><text:span text:style-name="T63">String </text:span><text:span text:style-name="T30">s </text:span><text:span text:style-name="T63">= </text:span><text:span text:style-name="T50">"abc"</text:span><text:span text:style-name="T63">;</text:span></text:p>
      <text:p text:style-name="P23">}</text:p>
      <text:p text:style-name="P23"><text:span text:style-name="T8">class </text:span>Bar <text:span text:style-name="T8">extends </text:span>Foo{</text:p>
      <text:p text:style-name="P22"><text:s text:c="4"/><text:span text:style-name="T63">String </text:span><text:span text:style-name="T30">s </text:span><text:span text:style-name="T63">= </text:span><text:span text:style-name="T50">"def"</text:span><text:span text:style-name="T63">; //shadows</text:span></text:p>
      <text:p text:style-name="P18">}</text:p>
      <text:p text:style-name="P16">Scala:</text:p>
      <text:p text:style-name="P16"/>
      <text:p text:style-name="P8"><text:span text:style-name="T14">object </text:span><text:span text:style-name="T72">InheritanceAndTraits </text:span><text:span text:style-name="T14">extends </text:span><text:span text:style-name="T72">App{</text:span></text:p>
      <text:p text:style-name="P22"><text:s text:c="2"/><text:span text:style-name="T10">class </text:span><text:span text:style-name="T63">Foo(s: </text:span><text:span text:style-name="T56">String</text:span><text:span text:style-name="T63">) {</text:span></text:p>
      <text:p text:style-name="P22"><text:s text:c="6"/><text:span text:style-name="T10">override def </text:span><text:span text:style-name="T63">toString() = </text:span><text:span text:style-name="T50">"Foo: " </text:span><text:span text:style-name="T63">+ </text:span><text:span text:style-name="T10">this</text:span><text:span text:style-name="T63">.s</text:span></text:p>
      <text:p text:style-name="P22"><text:s text:c="6"/><text:span text:style-name="T10">val </text:span><text:span text:style-name="T28">t</text:span><text:span text:style-name="T63">: </text:span><text:span text:style-name="T56">String </text:span><text:span text:style-name="T63">= </text:span><text:span text:style-name="T50">"abc"</text:span></text:p>
      <text:p text:style-name="P22"><text:span text:style-name="T47"><text:s text:c="6"/></text:span><text:span text:style-name="T10">val </text:span><text:span text:style-name="T28">u</text:span><text:span text:style-name="T63">: </text:span><text:span text:style-name="T56">String </text:span><text:span text:style-name="T63">= </text:span><text:span text:style-name="T50">"abc"</text:span></text:p>
      <text:p text:style-name="P22"><text:span text:style-name="T47"><text:s text:c="2"/></text:span><text:span text:style-name="T63">}</text:span></text:p>
      <text:p text:style-name="P22"><text:s text:c="2"/><text:span text:style-name="T10">class </text:span><text:span text:style-name="T63">Bar(s: </text:span><text:span text:style-name="T56">String</text:span><text:span text:style-name="T63">) </text:span><text:span text:style-name="T10">extends </text:span><text:span text:style-name="T63">Foo(s){</text:span></text:p>
      <text:p text:style-name="P22"><text:s text:c="4"/><text:span text:style-name="T10">override def </text:span><text:span text:style-name="T63">toString() = </text:span><text:span text:style-name="T50">"Bar: " </text:span><text:span text:style-name="T63">+ </text:span><text:span text:style-name="T10">this</text:span><text:span text:style-name="T63">.s</text:span></text:p>
      <text:p text:style-name="P22"><text:s text:c="4"/><text:span text:style-name="T10">override val </text:span><text:span text:style-name="T28">t</text:span><text:span text:style-name="T63">: </text:span><text:span text:style-name="T56">String </text:span><text:span text:style-name="T63">= </text:span><text:span text:style-name="T50">"def"</text:span></text:p>
      <text:p text:style-name="P22"><text:span text:style-name="T47"><text:s text:c="4"/></text:span><text:span text:style-name="T82">//CANNOT DO THIS: val u: String = "def"</text:span></text:p>
      <text:p text:style-name="P22"><text:span text:style-name="T80"><text:s text:c="2"/></text:span><text:span text:style-name="T63">}</text:span></text:p>
      <text:p text:style-name="P22"><text:s text:c="2"/><text:span text:style-name="T10">val </text:span><text:span text:style-name="T28">bar </text:span><text:span text:style-name="T63">= </text:span><text:span text:style-name="T10">new </text:span><text:span text:style-name="T63">Bar(</text:span><text:span text:style-name="T50">"barrr"</text:span><text:span text:style-name="T63">)</text:span></text:p>
      <text:p text:style-name="P22"><text:s text:c="2"/><text:span text:style-name="T64">println</text:span><text:span text:style-name="T63">(</text:span><text:span text:style-name="T28">bar</text:span><text:span text:style-name="T63">)</text:span></text:p>
      <text:p text:style-name="P22"><text:s text:c="2"/><text:span text:style-name="T64">println</text:span><text:span text:style-name="T63">(</text:span><text:span text:style-name="T28">bar</text:span><text:span text:style-name="T63">.</text:span><text:span text:style-name="T28">t</text:span><text:span text:style-name="T63">)</text:span></text:p>
      <text:p text:style-name="P22"><text:s text:c="2"/><text:span text:style-name="T64">println</text:span><text:span text:style-name="T63">(</text:span><text:span text:style-name="T28">bar</text:span><text:span text:style-name="T63">.</text:span><text:span text:style-name="T28">u</text:span><text:span text:style-name="T63">)</text:span></text:p>
      <text:p text:style-name="P18">}</text:p>
      <text:p text:style-name="P55">You can also override a val from the parent in the child's constructor definition eg</text:p>
      <text:p text:style-name="P8"><text:span text:style-name="T14">class </text:span><text:span text:style-name="T72">Bar(s: </text:span><text:span text:style-name="T59">String</text:span><text:span text:style-name="T72">, </text:span><text:span text:style-name="T14">override val </text:span><text:span text:style-name="T72">v: </text:span><text:span text:style-name="T59">String </text:span><text:span text:style-name="T72">= </text:span><text:span text:style-name="T52">"jkl"</text:span><text:span text:style-name="T72">) </text:span><text:span text:style-name="T14">extends </text:span><text:span text:style-name="T72">Foo(s){</text:span></text:p>
      <text:p text:style-name="P55"/>
      <text:p text:style-name="P55">which is equivalent to </text:p>
      <text:p text:style-name="P8"><text:span text:style-name="T14">override val </text:span><text:span text:style-name="T27">v</text:span><text:span text:style-name="T72">: </text:span><text:span text:style-name="T59">String </text:span><text:span text:style-name="T72">= </text:span><text:span text:style-name="T52">"jkl"</text:span></text:p>
      <text:p text:style-name="P55"/>
      <text:p text:style-name="P55">in the body of the child class.</text:p>
      <text:p text:style-name="P55"/>
      <text:p text:style-name="P55">Declaring object reference of parent type is the same as in java</text:p>
      <text:p text:style-name="P55">super.foo is the same as in java</text:p>
      <text:p text:style-name="P55"><text:soft-page-break/>Keyword final is the same as in java</text:p>
      <text:p text:style-name="P50"><text:span text:style-name="T72">You prevent overrides by declaring member as final, class as final, or sealing the class using the keyword </text:span><text:span text:style-name="T73">sealed</text:span><text:span text:style-name="T72">:</text:span></text:p>
      <text:p text:style-name="P55"><text:s text:c="2"/>-sealing the class means extension are possible in this file but not in other files. eg</text:p>
      <text:p text:style-name="P55">sealed class Animal { ... }</text:p>
      <text:p text:style-name="P55">class Dog extends Animal { ... }</text:p>
      <text:p text:style-name="P55"/>
      <text:p text:style-name="P54">Abstract classes and traits:</text:p>
      <text:p text:style-name="P55">abstract same as java; the keyword def in the child class is optional:</text:p>
      <text:p text:style-name="P8"><text:span text:style-name="T14">abstract class </text:span><text:span text:style-name="T72">Foo {</text:span></text:p>
      <text:p text:style-name="P22"><text:s text:c="2"/><text:span text:style-name="T10">val </text:span><text:span text:style-name="T63">s : </text:span><text:span text:style-name="T56">String</text:span></text:p>
      <text:p text:style-name="P22"><text:span text:style-name="T55"><text:s text:c="2"/></text:span><text:span text:style-name="T10">def </text:span><text:span text:style-name="T63">baz(t: </text:span><text:span text:style-name="T56">String</text:span><text:span text:style-name="T63">) : </text:span><text:span text:style-name="T56">String</text:span></text:p>
      <text:p text:style-name="P23">}</text:p>
      <text:p text:style-name="P23"><text:span text:style-name="T8">class </text:span>Bar <text:span text:style-name="T8">extends </text:span>Foo {</text:p>
      <text:p text:style-name="P22"><text:s text:c="2"/><text:span text:style-name="T10">val </text:span><text:span text:style-name="T28">s </text:span><text:span text:style-name="T63">= </text:span><text:span text:style-name="T50">"Bar" </text:span><text:span text:style-name="T82">//or def val s = ...</text:span></text:p>
      <text:p text:style-name="P22"><text:span text:style-name="T80"><text:s text:c="2"/></text:span><text:span text:style-name="T10">def </text:span><text:span text:style-name="T63">baz(t: </text:span><text:span text:style-name="T56">String</text:span><text:span text:style-name="T63">): </text:span><text:span text:style-name="T56">String </text:span><text:span text:style-name="T63">= </text:span><text:span text:style-name="T28">s </text:span><text:span text:style-name="T63">+ </text:span><text:span text:style-name="T50">" " </text:span><text:span text:style-name="T63">+ t </text:span><text:span text:style-name="T82">//or def baz(t: String): ...</text:span></text:p>
      <text:p text:style-name="P18">}</text:p>
      <text:p text:style-name="P10">traits:</text:p>
      <text:p text:style-name="P10">Are very similar to interfaces in Java and according to SO since Java 8 compile to interfaces.</text:p>
      <text:p text:style-name="P10">They are used to add multiple inheritance of behaviour AND state.</text:p>
      <text:p text:style-name="P10">You must override/define any unimplemented method or field in a trait that is added to the child class (using the "with" keyword).</text:p>
      <text:p text:style-name="P10">But you cannot override a var in a trait that has been assigned a value:</text:p>
      <text:p text:style-name="P8"><text:span text:style-name="T14">object </text:span><text:span text:style-name="T72">AbstractDataTypes </text:span><text:span text:style-name="T14">extends </text:span><text:span text:style-name="T72">App {</text:span></text:p>
      <text:p text:style-name="P22"><text:s text:c="2"/><text:span text:style-name="T10">abstract class </text:span><text:span text:style-name="T63">Foo {</text:span></text:p>
      <text:p text:style-name="P22"><text:s text:c="4"/><text:span text:style-name="T10">val </text:span><text:span text:style-name="T63">s : </text:span><text:span text:style-name="T56">String</text:span></text:p>
      <text:p text:style-name="P22"><text:span text:style-name="T55"><text:s text:c="4"/></text:span><text:span text:style-name="T10">def </text:span><text:span text:style-name="T63">baz(t: </text:span><text:span text:style-name="T56">String</text:span><text:span text:style-name="T63">) : </text:span><text:span text:style-name="T56">String</text:span></text:p>
      <text:p text:style-name="P22"><text:span text:style-name="T55"><text:s text:c="2"/></text:span><text:span text:style-name="T63">}</text:span></text:p>
      <text:p text:style-name="P22"><text:s text:c="2"/><text:span text:style-name="T10">class </text:span><text:span text:style-name="T63">Bar </text:span><text:span text:style-name="T10">extends </text:span><text:span text:style-name="T63">Foo {</text:span></text:p>
      <text:p text:style-name="P22"><text:s text:c="4"/><text:span text:style-name="T10">val </text:span><text:span text:style-name="T28">s </text:span><text:span text:style-name="T63">= </text:span><text:span text:style-name="T50">"Bar" </text:span><text:span text:style-name="T82">//or def val s = ...</text:span></text:p>
      <text:p text:style-name="P22"><text:span text:style-name="T80"><text:s text:c="4"/></text:span><text:span text:style-name="T10">def </text:span><text:span text:style-name="T63">baz(t: </text:span><text:span text:style-name="T56">String</text:span><text:span text:style-name="T63">): </text:span><text:span text:style-name="T56">String </text:span><text:span text:style-name="T63">= </text:span><text:span text:style-name="T50">"(Bar) ==&gt; " </text:span><text:span text:style-name="T63">+ </text:span><text:span text:style-name="T28">s </text:span><text:span text:style-name="T63">+ </text:span><text:span text:style-name="T50">" " </text:span><text:span text:style-name="T63">+ t </text:span><text:span text:style-name="T82">//or def baz(t: String): ...</text:span></text:p>
      <text:p text:style-name="P22"><text:span text:style-name="T80"><text:s text:c="2"/></text:span><text:span text:style-name="T63">}</text:span></text:p>
      <text:p text:style-name="P22"><text:s text:c="2"/><text:span text:style-name="T10">trait </text:span><text:span text:style-name="T63">Frobber{</text:span></text:p>
      <text:p text:style-name="P22"><text:s text:c="4"/><text:span text:style-name="T10">val </text:span><text:span text:style-name="T28">s2 </text:span><text:span text:style-name="T63">: </text:span><text:span text:style-name="T56">String </text:span><text:span text:style-name="T63">= </text:span><text:span text:style-name="T50">"frobber #1"</text:span></text:p>
      <text:p text:style-name="P22"><text:span text:style-name="T47"><text:s text:c="4"/></text:span><text:span text:style-name="T10">var </text:span><text:span text:style-name="T63">s3 : </text:span><text:span text:style-name="T56">String</text:span></text:p>
      <text:p text:style-name="P22"><text:span text:style-name="T55"><text:s text:c="2"/></text:span><text:span text:style-name="T63">}</text:span></text:p>
      <text:p text:style-name="P22"><text:s text:c="2"/><text:span text:style-name="T10">class </text:span><text:span text:style-name="T63">Baz </text:span><text:span text:style-name="T10">extends </text:span><text:span text:style-name="T63">Foo </text:span><text:span text:style-name="T10">with </text:span><text:span text:style-name="T63">Frobber {</text:span></text:p>
      <text:p text:style-name="P22"><text:s text:c="4"/><text:span text:style-name="T10">override val </text:span><text:span text:style-name="T28">s</text:span><text:span text:style-name="T63">: </text:span><text:span text:style-name="T56">String </text:span><text:span text:style-name="T63">= </text:span><text:span text:style-name="T50">"Baz"</text:span></text:p>
      <text:p text:style-name="P30"><text:s text:c="5"/>//can override a val from a trait BUT NOT A var:</text:p>
      <text:p text:style-name="P22"><text:span text:style-name="T47"><text:s text:c="4"/></text:span><text:span text:style-name="T10">override val </text:span><text:span text:style-name="T28">s2</text:span><text:span text:style-name="T63">: </text:span><text:span text:style-name="T56">String </text:span><text:span text:style-name="T63">= </text:span><text:span text:style-name="T50">"Frobber #2"</text:span></text:p>
      <text:p text:style-name="P30"><text:s text:c="5"/>//can override a var from a trait as long as it hasn't been assigned a value:</text:p>
      <text:p text:style-name="P22"><text:span text:style-name="T47"><text:s text:c="4"/></text:span><text:span text:style-name="T10">override var </text:span><text:span text:style-name="T28">s3</text:span><text:span text:style-name="T63">: </text:span><text:span text:style-name="T56">String </text:span><text:span text:style-name="T63">= </text:span><text:span text:style-name="T50">"Frobber #3"</text:span></text:p>
      <text:p text:style-name="P22"><text:span text:style-name="T47"><text:s text:c="4"/></text:span><text:span text:style-name="T10">override def </text:span><text:span text:style-name="T63">baz(t: </text:span><text:span text:style-name="T56">String</text:span><text:span text:style-name="T63">): </text:span><text:span text:style-name="T56">String </text:span><text:span text:style-name="T63">= </text:span><text:span text:style-name="T50">"(Baz) ==&gt; " </text:span><text:span text:style-name="T63">+ </text:span><text:span text:style-name="T28">s </text:span><text:span text:style-name="T63">+ </text:span><text:span text:style-name="T50">" " </text:span><text:span text:style-name="T63">+ t</text:span></text:p>
      <text:p text:style-name="P22"><text:s text:c="2"/><text:span text:style-name="T63">}</text:span></text:p>
      <text:p text:style-name="P22"><text:s text:c="2"/><text:span text:style-name="T10">val </text:span><text:span text:style-name="T28">foo </text:span><text:span text:style-name="T63">= </text:span><text:span text:style-name="T10">new </text:span><text:span text:style-name="T63">Baz();</text:span></text:p>
      <text:p text:style-name="P22"><text:s text:c="2"/><text:span text:style-name="T64">println</text:span><text:span text:style-name="T63">(</text:span><text:span text:style-name="T28">foo</text:span><text:span text:style-name="T63">.baz(</text:span><text:span text:style-name="T50">"aaa"</text:span><text:span text:style-name="T63">))</text:span></text:p>
      <text:p text:style-name="P22"><text:s text:c="2"/><text:span text:style-name="T64">println</text:span><text:span text:style-name="T63">(</text:span><text:span text:style-name="T28">foo</text:span><text:span text:style-name="T63">.</text:span><text:span text:style-name="T28">s2</text:span><text:span text:style-name="T63">)</text:span></text:p>
      <text:p text:style-name="P22"><text:s text:c="2"/><text:span text:style-name="T64">println</text:span><text:span text:style-name="T63">(</text:span><text:span text:style-name="T28">foo</text:span><text:span text:style-name="T63">.</text:span><text:span text:style-name="T28">s3</text:span><text:span text:style-name="T63">)</text:span></text:p>
      <text:p text:style-name="P18">}</text:p>
      <text:p text:style-name="P10"><text:soft-page-break/>Both abstract classes and traits can have both abstract and non-abstract methods and fields.</text:p>
      <text:p text:style-name="P10">But only abstract classes can have constructor parameters. </text:p>
      <text:p text:style-name="P10">A child class can only extend one class but multiple traits can be inherited.</text:p>
      <text:p text:style-name="P10">traits are used (and intended to be used) to inherit behaviour</text:p>
      <text:p text:style-name="P10"/>
      <text:p text:style-name="P10">Scala's type hierarchy:</text:p>
      <text:p text:style-name="P10">- Any</text:p>
      <text:p text:style-name="P10"><text:s text:c="3"/>- AnyRef (mapped to java's Object type)</text:p>
      <text:p text:style-name="P10"><text:s text:c="6"/>- scala.Null: Note that scala.Null extends every child of AnyRef so you can replace an instance of any object with scala.Null.</text:p>
      <text:p text:style-name="P10"><text:s text:c="3"/>- AnyVal (is subclassed by all the primitive types in Scala - Unit, Int, Long etc.) </text:p>
      <text:p text:style-name="P10"><text:s text:c="3"/></text:p>
      <text:p text:style-name="P10">Note that scala.Nothing extends everything (including scala.Null and all primitive subtypes of AnyVal) so you can replace an instance of anything with scala.Nothing. It means no instance of anything at all.</text:p>
      <text:p text:style-name="P10"/>
      <text:p text:style-name="P10">Note: scala appears to have only private, protected, and default which means PUBLIC.</text:p>
      <text:p text:style-name="P10"/>
      <text:p text:style-name="P11">Generics:</text:p>
      <text:p text:style-name="P7"><text:span text:style-name="T16">class </text:span><text:span text:style-name="T74">Foo[</text:span><text:span text:style-name="T60">T</text:span><text:span text:style-name="T74">](</text:span><text:span text:style-name="T16">val </text:span><text:span text:style-name="T74">t: </text:span><text:span text:style-name="T60">T</text:span><text:span text:style-name="T74">) {</text:span></text:p>
      <text:p text:style-name="P23">}</text:p>
      <text:p text:style-name="P23"><text:span text:style-name="T8">val </text:span><text:span text:style-name="T22">obj </text:span>= <text:span text:style-name="T8">new </text:span>Foo[<text:span text:style-name="T55">String</text:span>](<text:span text:style-name="T48">"hello world"</text:span>)</text:p>
      <text:p text:style-name="P18"><text:span text:style-name="T2">println</text:span>(<text:span text:style-name="T22">obj</text:span>.t)</text:p>
      <text:p text:style-name="P10">traits can be parameterized:</text:p>
      <text:p text:style-name="P10"/>
      <text:p text:style-name="P7"><text:span text:style-name="T16">trait </text:span><text:span text:style-name="T74">Bar[</text:span><text:span text:style-name="T60">X</text:span><text:span text:style-name="T74">]{</text:span></text:p>
      <text:p text:style-name="P22"><text:s text:c="2"/><text:span text:style-name="T10">def </text:span><text:span text:style-name="T63">get : </text:span><text:span text:style-name="T56">X</text:span></text:p>
      <text:p text:style-name="P22"><text:span text:style-name="T55"><text:s text:c="2"/></text:span><text:span text:style-name="T10">def </text:span><text:span text:style-name="T63">set(x : </text:span><text:span text:style-name="T56">X</text:span><text:span text:style-name="T63">) : Unit</text:span></text:p>
      <text:p text:style-name="P22"><text:s text:c="2"/><text:span text:style-name="T10">override def </text:span><text:span text:style-name="T63">toString: </text:span><text:span text:style-name="T56">String </text:span><text:span text:style-name="T63">= </text:span><text:span text:style-name="T50">"===&gt; " </text:span><text:span text:style-name="T63">+ get.toString</text:span></text:p>
      <text:p text:style-name="P23">}</text:p>
      <text:p text:style-name="P23"><text:span text:style-name="T8">class </text:span>Baz <text:span text:style-name="T8">extends </text:span>Bar[<text:span text:style-name="T55">String</text:span>] {</text:p>
      <text:p text:style-name="P22"><text:s text:c="2"/><text:span text:style-name="T10">var </text:span><text:span text:style-name="T28">x </text:span><text:span text:style-name="T63">: </text:span><text:span text:style-name="T56">String </text:span><text:span text:style-name="T63">= </text:span><text:span text:style-name="T10">null</text:span></text:p>
      <text:p text:style-name="P22"><text:span text:style-name="T7"><text:s text:c="2"/></text:span><text:span text:style-name="T10">override def </text:span><text:span text:style-name="T63">get: </text:span><text:span text:style-name="T56">String </text:span><text:span text:style-name="T63">= </text:span><text:span text:style-name="T28">x</text:span></text:p>
      <text:p text:style-name="P22"><text:span text:style-name="T21"><text:s text:c="2"/></text:span><text:span text:style-name="T10">override def </text:span><text:span text:style-name="T63">set(x : </text:span><text:span text:style-name="T56">String</text:span><text:span text:style-name="T63">) = </text:span><text:span text:style-name="T10">this</text:span><text:span text:style-name="T63">.</text:span><text:span text:style-name="T28">x </text:span><text:span text:style-name="T63">= x</text:span></text:p>
      <text:p text:style-name="P23">}</text:p>
      <text:p text:style-name="P23"><text:span text:style-name="T8">val </text:span><text:span text:style-name="T22">baz </text:span>= <text:span text:style-name="T8">new </text:span>Baz</text:p>
      <text:p text:style-name="P23"><text:span text:style-name="T22">baz</text:span>.set(<text:span text:style-name="T48">"hello world!"</text:span>)</text:p>
      <text:p text:style-name="P18"><text:span text:style-name="T2">println</text:span>(<text:span text:style-name="T22">baz</text:span>.toString)</text:p>
      <text:p text:style-name="P10">NB objects cannot be parameterized</text:p>
      <text:p text:style-name="P10"/>
      <text:p text:style-name="P10">Generic methods eg:</text:p>
      <text:p text:style-name="P7"><text:span text:style-name="T16">object </text:span><text:span text:style-name="T74">Yabba {</text:span></text:p>
      <text:p text:style-name="P22"><text:s text:c="2"/><text:span text:style-name="T82">//generic method</text:span></text:p>
      <text:p text:style-name="P22"><text:span text:style-name="T80"><text:s text:c="2"/></text:span><text:span text:style-name="T10">def </text:span><text:span text:style-name="T63">foo[</text:span><text:span text:style-name="T56">U</text:span><text:span text:style-name="T63">](val1: </text:span><text:span text:style-name="T56">U</text:span><text:span text:style-name="T63">, val2: </text:span><text:span text:style-name="T56">U</text:span><text:span text:style-name="T63">) : Boolean = val1 == val2</text:span></text:p>
      <text:p text:style-name="P23">}</text:p>
      <text:p text:style-name="P24"><text:span text:style-name="T7">val </text:span><text:span text:style-name="T22">yabba1 </text:span>= Yabba.<text:span text:style-name="T2">foo</text:span>(<text:span text:style-name="T47">"aaa"</text:span>, <text:span text:style-name="T47">"bbb"</text:span>)</text:p>
      <text:p text:style-name="P23"><text:span text:style-name="T2">println</text:span>(<text:span text:style-name="T48">"yabba1:" </text:span>+ <text:span text:style-name="T22">yabba1</text:span>)</text:p>
      <text:p text:style-name="P23"><text:span text:style-name="T8">val </text:span><text:span text:style-name="T22">yabba2 </text:span>= Yabba.<text:span text:style-name="T2">foo</text:span>(<text:span text:style-name="T48">"aaa"</text:span>, <text:span text:style-name="T48">"aaa"</text:span>)</text:p>
      <text:p text:style-name="P18"><text:span text:style-name="T2">println</text:span>(<text:span text:style-name="T48">"yabba2:" </text:span>+ <text:span text:style-name="T22">yabba2</text:span>)</text:p>
      <text:p text:style-name="P10"><text:soft-page-break/>Invariance, covariance, contravariance:</text:p>
      <text:p text:style-name="P10"/>
      <text:p text:style-name="P7"><text:span text:style-name="T16">class </text:span><text:span text:style-name="T74">Shape</text:span></text:p>
      <text:p text:style-name="P23"><text:span text:style-name="T8">class </text:span>Triangle <text:span text:style-name="T8">extends </text:span>Shape</text:p>
      <text:p text:style-name="P23"><text:span text:style-name="T8">class </text:span>Circle <text:span text:style-name="T8">extends </text:span>Shape</text:p>
      <text:p text:style-name="P23"><text:span text:style-name="T8">class </text:span>InvariantList[<text:span text:style-name="T55">T</text:span>]</text:p>
      <text:p text:style-name="P28">/*CANNOT DO: InvariantList is an invariant type</text:p>
      <text:p text:style-name="P28">val invariantList : InvariantList[Shape] = new InvariantList[Triangle]</text:p>
      <text:p text:style-name="P28">*/</text:p>
      <text:p text:style-name="P28">//OK:</text:p>
      <text:p text:style-name="P23"><text:span text:style-name="T8">val </text:span><text:span text:style-name="T22">invariantList </text:span>: InvariantList[Triangle] = <text:span text:style-name="T8">new </text:span>InvariantList[Triangle]</text:p>
      <text:p text:style-name="P23"><text:span text:style-name="T8">class </text:span>CovariantList[<text:span text:style-name="T55">+T</text:span>]</text:p>
      <text:p text:style-name="P23"><text:span text:style-name="T8">val </text:span><text:span text:style-name="T22">covariantList </text:span>: CovariantList[Shape] = <text:span text:style-name="T8">new </text:span>CovariantList[Triangle]</text:p>
      <text:p text:style-name="P23"><text:span text:style-name="T8">class </text:span>ContravariantList[<text:span text:style-name="T55">-T</text:span>]</text:p>
      <text:p text:style-name="P18"><text:span text:style-name="T8">val </text:span><text:span text:style-name="T22">contravariantList </text:span>: ContravariantList[Triangle] = <text:span text:style-name="T8">new </text:span>ContravariantList[Shape]</text:p>
      <text:p text:style-name="P10">Bounded types:</text:p>
      <text:p text:style-name="P10">Subtypes use &lt;: operator, supertypes use &gt;: operator<text:line-break/></text:p>
      <text:p text:style-name="P8"><text:span text:style-name="T14">class </text:span><text:span text:style-name="T72">Shape</text:span></text:p>
      <text:p text:style-name="P23"><text:span text:style-name="T8">class </text:span>Triangle <text:span text:style-name="T8">extends </text:span>Shape</text:p>
      <text:p text:style-name="P18"><text:span text:style-name="T8">class </text:span>BigTriangle <text:span text:style-name="T8">extends </text:span>Triangle</text:p>
      <text:p text:style-name="P13">//X &lt;: Y means X must be Y or subclass of Y</text:p>
      <text:p text:style-name="P23"><text:span text:style-name="T8">class </text:span>Drawing[<text:span text:style-name="T55">T </text:span>&lt;: Shape] (<text:span text:style-name="T8">val </text:span>shape: <text:span text:style-name="T55">T</text:span>)</text:p>
      <text:p text:style-name="P23"><text:span text:style-name="T8">val </text:span><text:span text:style-name="T22">myTriangleDrawing </text:span>= <text:span text:style-name="T8">new </text:span>Drawing(<text:span text:style-name="T8">new </text:span>Triangle)</text:p>
      <text:p text:style-name="P23"><text:span text:style-name="T8">val </text:span><text:span text:style-name="T22">myShapeDrawing </text:span>= <text:span text:style-name="T8">new </text:span>Drawing(<text:span text:style-name="T8">new </text:span>Shape)</text:p>
      <text:p text:style-name="P28">//X &gt;: Y means X must be Y or superclass of Y</text:p>
      <text:p text:style-name="P23"><text:span text:style-name="T8">class </text:span>Sketch[<text:span text:style-name="T55">T </text:span>&gt;: Triangle] (<text:span text:style-name="T8">val </text:span>shape: <text:span text:style-name="T55">T</text:span>)</text:p>
      <text:p text:style-name="P28">//Does not compile:</text:p>
      <text:p text:style-name="P28">//val myTriangleSketch = new Sketch[BigTriangle](new BigTriangle)</text:p>
      <text:p text:style-name="P18"><text:span text:style-name="T8">val </text:span><text:span text:style-name="T22">myShapeSketch </text:span>= <text:span text:style-name="T8">new </text:span>Sketch[Shape](<text:span text:style-name="T8">new </text:span>Shape)</text:p>
      <text:p text:style-name="P10"/>
      <text:p text:style-name="P10">How to add an instance of the superclass to a covariant list type?</text:p>
      <text:p text:style-name="P10"/>
      <text:p text:style-name="P8"><text:span text:style-name="T72"><text:s text:c="2"/></text:span><text:span text:style-name="T19">class </text:span><text:span text:style-name="T54">Animal</text:span></text:p>
      <text:p text:style-name="P22"><text:s text:c="2"/><text:span text:style-name="T10">class </text:span><text:span text:style-name="T63">Dog </text:span><text:span text:style-name="T10">extends </text:span><text:span text:style-name="T63">Animal</text:span></text:p>
      <text:p text:style-name="P22"><text:s text:c="2"/><text:span text:style-name="T10">class </text:span><text:span text:style-name="T63">Cat </text:span><text:span text:style-name="T10">extends </text:span><text:span text:style-name="T63">Animal</text:span></text:p>
      <text:p text:style-name="P22"><text:s text:c="2"/><text:span text:style-name="T10">class </text:span><text:span text:style-name="T63">MyList[</text:span><text:span text:style-name="T56">+T</text:span><text:span text:style-name="T63">]{</text:span></text:p>
      <text:p text:style-name="P27"><text:s text:c="4"/><text:span text:style-name="T64">//CANNOT DO: </text:span></text:p>
      <text:p text:style-name="P27"><text:s text:c="4"/><text:span text:style-name="T64">//def add(t:T) : MyList[T]</text:span></text:p>
      <text:p text:style-name="P27"><text:s text:c="4"/><text:span text:style-name="T64">//OK:</text:span></text:p>
      <text:p text:style-name="P26"><text:span text:style-name="T80"><text:s text:c="4"/></text:span><text:span text:style-name="T9">def </text:span><text:span text:style-name="T63">add[</text:span><text:span text:style-name="T56">U</text:span><text:span text:style-name="T63">&gt;:</text:span><text:span text:style-name="T56">T</text:span><text:span text:style-name="T63">](u:</text:span><text:span text:style-name="T56">U</text:span><text:span text:style-name="T63">) : MyList[</text:span><text:span text:style-name="T56">U</text:span><text:span text:style-name="T63">] = {</text:span></text:p>
      <text:p text:style-name="P22"><text:s text:c="6"/><text:span text:style-name="T10">val </text:span><text:span text:style-name="T63">list = </text:span><text:span text:style-name="T10">new </text:span><text:span text:style-name="T63">MyList[</text:span><text:span text:style-name="T56">U</text:span><text:span text:style-name="T63">]</text:span></text:p>
      <text:p text:style-name="P22"><text:span text:style-name="T80"><text:s text:c="6"/></text:span><text:span text:style-name="T10">return </text:span><text:span text:style-name="T63">list</text:span></text:p>
      <text:p text:style-name="P22"><text:s text:c="4"/><text:span text:style-name="T63">}</text:span></text:p>
      <text:p text:style-name="P22"><text:s text:c="2"/><text:span text:style-name="T63">}</text:span></text:p>
      <text:p text:style-name="P22"><text:s text:c="2"/><text:span text:style-name="T10">val </text:span><text:span text:style-name="T28">myList</text:span><text:span text:style-name="T63">:MyList[Animal] = </text:span><text:span text:style-name="T10">new </text:span><text:span text:style-name="T63">MyList[Animal]</text:span></text:p>
      <text:p text:style-name="P22"><text:s text:c="2"/><text:span text:style-name="T10">val </text:span><text:span text:style-name="T28">myList2 </text:span><text:span text:style-name="T63">= </text:span><text:span text:style-name="T10">new </text:span><text:span text:style-name="T63">MyList[Cat]</text:span></text:p>
      <text:p text:style-name="P17"><text:soft-page-break/><text:s text:c="2"/><text:span text:style-name="T10">val </text:span><text:span text:style-name="T28">myList3 </text:span><text:span text:style-name="T63">: MyList[Animal] = </text:span><text:span text:style-name="T28">myList2</text:span><text:span text:style-name="T63">.add(</text:span><text:span text:style-name="T10">new </text:span><text:span text:style-name="T63">Dog)</text:span></text:p>
      <text:p text:style-name="P11">Anonymous classes:</text:p>
      <text:p text:style-name="P10">As for java eg</text:p>
      <text:p text:style-name="P10"/>
      <text:p text:style-name="P8"><text:span text:style-name="T8">trait </text:span>Animal {</text:p>
      <text:p text:style-name="P22"><text:s text:c="2"/><text:span text:style-name="T10">def </text:span><text:span text:style-name="T63">eat : Unit</text:span></text:p>
      <text:p text:style-name="P23">}</text:p>
      <text:p text:style-name="P23"><text:span text:style-name="T8">val </text:span><text:span text:style-name="T22">fooAnimal </text:span>= <text:span text:style-name="T8">new </text:span>Animal {</text:p>
      <text:p text:style-name="P22"><text:s text:c="2"/><text:span text:style-name="T10">override def </text:span><text:span text:style-name="T63">eat: Unit = </text:span><text:span text:style-name="T64">println</text:span><text:span text:style-name="T63">(</text:span><text:span text:style-name="T50">"some foo"</text:span><text:span text:style-name="T63">)</text:span></text:p>
      <text:p text:style-name="P18">}</text:p>
      <text:p text:style-name="P8">Remember you need to provide implementations for all unimplemented methods. </text:p>
      <text:p text:style-name="P55">Also as in java you can create an anonymous class that overrides a concrete class eg in java:</text:p>
      <text:p text:style-name="P55"/>
      <text:p text:style-name="P8"><text:span text:style-name="T14">class </text:span><text:span text:style-name="T72">Baz{</text:span></text:p>
      <text:p text:style-name="P22"><text:s text:c="4"/><text:span text:style-name="T10">void </text:span><text:span text:style-name="T63">baz(){ System.</text:span><text:span text:style-name="T29">out</text:span><text:span text:style-name="T63">.println(</text:span><text:span text:style-name="T50">"baz"</text:span><text:span text:style-name="T63">); }</text:span></text:p>
      <text:p text:style-name="P18">}</text:p>
      <text:p text:style-name="P8"><text:span text:style-name="T14">public class </text:span><text:span text:style-name="T72">JavaPlayground {</text:span></text:p>
      <text:p text:style-name="P22"><text:s text:c="4"/><text:span text:style-name="T10">public static void </text:span><text:span text:style-name="T63">main(String[] args){</text:span></text:p>
      <text:p text:style-name="P22"><text:s/><text:span text:style-name="T80"><text:s text:c="7"/></text:span><text:span text:style-name="T64">anonclasstest</text:span><text:span text:style-name="T63">();</text:span></text:p>
      <text:p text:style-name="P22"><text:s text:c="4"/><text:span text:style-name="T63">}</text:span></text:p>
      <text:p text:style-name="P22"><text:s text:c="4"/><text:span text:style-name="T10">static void </text:span><text:span text:style-name="T63">anonclasstest(){</text:span></text:p>
      <text:p text:style-name="P22"><text:s text:c="8"/><text:span text:style-name="T63">Baz baz = </text:span><text:span text:style-name="T10">new </text:span><text:span text:style-name="T63">Baz(){</text:span></text:p>
      <text:p text:style-name="P22"><text:s text:c="12"/><text:span text:style-name="T76">@Override </text:span><text:span text:style-name="T10">void </text:span><text:span text:style-name="T63">baz() { System.</text:span><text:span text:style-name="T29">out</text:span><text:span text:style-name="T63">.println(</text:span><text:span text:style-name="T50">"bazza!"</text:span><text:span text:style-name="T63">); }</text:span></text:p>
      <text:p text:style-name="P22"><text:s text:c="8"/><text:span text:style-name="T63">};</text:span></text:p>
      <text:p text:style-name="P22"><text:s text:c="8"/><text:span text:style-name="T63">baz.baz();</text:span></text:p>
      <text:p text:style-name="P22"><text:s text:c="4"/><text:span text:style-name="T63">}</text:span></text:p>
      <text:p text:style-name="P18">}</text:p>
      <text:p text:style-name="P54">Case classes:</text:p>
      <text:p text:style-name="P55">-Note that case classes are intended to be lightweight data structures. Use normal classes for complex behaviors.</text:p>
      <text:p text:style-name="P55">-Case classes must have parameters </text:p>
      <text:p text:style-name="P55">-Serialization of a case class decreases performance the more complex it is</text:p>
      <text:p text:style-name="P55">-Constructor parameters are fields i.e. can be referenced as fields from the object </text:p>
      <text:p text:style-name="P55">-Intelligent toString implementation is provided</text:p>
      <text:p text:style-name="P55">-Intelligent equals and hashcode implementation is provided</text:p>
      <text:p text:style-name="P55">-.copy method provided which takes field overrides; the copy method is a shallow copy</text:p>
      <text:p text:style-name="P50"><text:span text:style-name="T72">-Have companion objects; the companion object has a factory method defined as </text:span><text:span text:style-name="T70">apply</text:span><text:span text:style-name="T72"> so that you don't need to call the case class's constructor to create an instance; typically you call the companion object apply method eg instead of</text:span></text:p>
      <text:p text:style-name="P55">person : Person = new Person("Floyd", 55) //Person is the case class</text:p>
      <text:p text:style-name="P55">do</text:p>
      <text:p text:style-name="P50"><text:span text:style-name="T72">person = </text:span><text:span text:style-name="T70">Person</text:span><text:span text:style-name="T72">("Floyd", 55) //</text:span><text:span text:style-name="T70">Person</text:span><text:span text:style-name="T72"> is the companion object</text:span></text:p>
      <text:p text:style-name="P55">-Are serializable - especially useful when dealing with distributed systems - you can sends instances of case classes through the network and between JVMs - especially important for the Akka framework as Akka tends to deal with sending serializable messages through the network and those messages are in general in practice case classes</text:p>
      <text:p text:style-name="P55">-Have extractor patterns i.e. they can be used in pattern matching. </text:p>
      <text:p text:style-name="P55">-There is such a thing as a case object</text:p>
      <text:p text:style-name="P55"><text:soft-page-break/>-Case objects have the same characteristics/properties as case classes except they don't get a companion object bc they are a companion object.</text:p>
      <text:p text:style-name="P55">-The case modifier can't be applied to abstract classes or traits</text:p>
      <text:p text:style-name="P55"/>
      <text:p text:style-name="P54">Exceptions:</text:p>
      <text:p text:style-name="P55">Note that </text:p>
      <text:p text:style-name="P8"><text:span text:style-name="T14">val </text:span><text:span text:style-name="T25">ex </text:span><text:span text:style-name="T72">= </text:span><text:span text:style-name="T14">throw new </text:span><text:span text:style-name="T72">RuntimeException (</text:span><text:span text:style-name="T52">"Uck"</text:span><text:span text:style-name="T72">)</text:span></text:p>
      <text:p text:style-name="P55">will actually throw the RE; it doesn't just assign the throw expression to ex</text:p>
      <text:p text:style-name="P55">NB a throw expression returns Nothing</text:p>
      <text:p text:style-name="P55">Nothing is a valid substitute for any other type therefore a throw expression can be assigned to any type</text:p>
      <text:p text:style-name="P55"/>
      <text:p text:style-name="P55">catching: you use catch { case somelable : .. </text:p>
      <text:p text:style-name="P55">eg</text:p>
      <text:p text:style-name="P8"><text:span text:style-name="T14">object </text:span><text:span text:style-name="T72">Exceptions </text:span><text:span text:style-name="T14">extends </text:span><text:span text:style-name="T72">App{</text:span></text:p>
      <text:p text:style-name="P22"><text:span text:style-name="T80"><text:s text:c="2"/></text:span><text:span text:style-name="T10">try </text:span><text:span text:style-name="T63">{ </text:span><text:span text:style-name="T10">throw new</text:span></text:p>
      <text:p text:style-name="P22"><text:span text:style-name="T7"><text:s text:c="4"/></text:span><text:span text:style-name="T82">//IllegalArgumentException("IAE")</text:span></text:p>
      <text:p text:style-name="P22"><text:span text:style-name="T80"><text:s text:c="4"/></text:span><text:span text:style-name="T63">RuntimeException(</text:span><text:span text:style-name="T50">"RE"</text:span><text:span text:style-name="T63">)</text:span></text:p>
      <text:p text:style-name="P22"><text:s text:c="2"/><text:span text:style-name="T63">}</text:span></text:p>
      <text:p text:style-name="P22"><text:s text:c="2"/><text:span text:style-name="T10">catch </text:span><text:span text:style-name="T63">{ </text:span><text:span text:style-name="T10">case </text:span><text:span text:style-name="T63">excep : </text:span><text:span text:style-name="T56">IllegalArgumentException </text:span><text:span text:style-name="T63">=&gt; </text:span><text:span text:style-name="T64">println</text:span><text:span text:style-name="T63">(</text:span><text:span text:style-name="T50">"caught this: " </text:span><text:span text:style-name="T63">+ excep.getMessage)}</text:span></text:p>
      <text:p text:style-name="P22"><text:s text:c="2"/><text:span text:style-name="T10">finally </text:span><text:span text:style-name="T63">{ </text:span><text:span text:style-name="T64">println </text:span><text:span text:style-name="T63">(</text:span><text:span text:style-name="T50">"I'm done"</text:span><text:span text:style-name="T63">)} //prints I'm done followed by stack trace for RE</text:span></text:p>
      <text:p text:style-name="P18">}</text:p>
      <text:p text:style-name="P55">The type of a try/catch/finally expression is determined by the types of the try and catch; if not the same then they will be unified by the compiler eg to an AnyVal; if the same then that will be the type. The finally block is not used to determine the type. The whole expression can be assigned to a variable.</text:p>
      <text:p text:style-name="P55"/>
      <text:p text:style-name="P55">Note that when you assign an expression to a value it does execute that expression/block, and the final value of the expression is assigned to the value.</text:p>
      <text:p text:style-name="P55"/>
      <text:p text:style-name="P5"><text:span text:style-name="T15">val </text:span><text:span text:style-name="T26">exp </text:span><text:span text:style-name="T74">= </text:span><text:span text:style-name="T15">try </text:span><text:span text:style-name="T74">{ </text:span><text:span text:style-name="T15">throw new</text:span></text:p>
      <text:p text:style-name="P22"><text:span text:style-name="T7"><text:s text:c="2"/></text:span><text:span text:style-name="T82">//IllegalArgumentException("IAE")</text:span></text:p>
      <text:p text:style-name="P22"><text:span text:style-name="T80"><text:s text:c="2"/></text:span><text:span text:style-name="T63">RuntimeException(</text:span><text:span text:style-name="T50">"RE"</text:span><text:span text:style-name="T63">)</text:span></text:p>
      <text:p text:style-name="P23">}</text:p>
      <text:p text:style-name="P23"><text:span text:style-name="T8">catch </text:span>{ <text:span text:style-name="T8">case </text:span>excep : <text:span text:style-name="T55">IllegalArgumentException </text:span>=&gt; <text:span text:style-name="T2">println</text:span>(<text:span text:style-name="T48">"caught this: " </text:span>+ excep.getMessage)}</text:p>
      <text:p text:style-name="P18"><text:span text:style-name="T8">finally </text:span>{ <text:span text:style-name="T2">println </text:span>(<text:span text:style-name="T48">"I'm done"</text:span>)}</text:p>
      <text:p text:style-name="P55">force OOM:</text:p>
      <text:p text:style-name="P55">val array = Array.ofDim(Int.MAX_VALUE)</text:p>
      <text:p text:style-name="P55"/>
      <text:p text:style-name="P55">force SOE:</text:p>
      <text:p text:style-name="P55">def infinite :Int = 1 + infinite</text:p>
      <text:p text:style-name="P55">val x = infinite</text:p>
      <text:p text:style-name="P55"/>
      <text:p text:style-name="P54">Packaging and imports:</text:p>
      <text:p text:style-name="P55">Package object: </text:p>
      <text:p text:style-name="P55">For kind-of universa methods or universal constants that live outside specific packages</text:p>
      <text:p text:style-name="P50"><text:span text:style-name="T72">Right-click on package and select create new Package object; there can only be one per package and it gets the same name as the package </text:span><text:span text:style-name="T70">packagename</text:span><text:span text:style-name="T72">.scala</text:span></text:p>
      <text:p text:style-name="P55">Inside the package object you can define methods or constants and use them by their simple name throughout the rest of the package. <text:s text:c="2"/></text:p>
      <text:p text:style-name="P55">Rarely used in practice. <text:s/>Does not work for subpackages. </text:p>
      <text:p text:style-name="P55"/>
      <text:p text:style-name="P55">imports:</text:p>
      <text:p text:style-name="P56">import somePackage.{FooClass, BarClass}</text:p>
      <text:p text:style-name="P56">import anotherPackage._</text:p>
      <text:p text:style-name="P56"><text:soft-page-break/></text:p>
      <text:p text:style-name="P55">Name aliasing:</text:p>
      <text:p text:style-name="P56">import somePackage.FooClass =&gt; SomeOtherFooClass</text:p>
      <text:p text:style-name="P56">...</text:p>
      <text:p text:style-name="P56">val x : SomeOtherFooClass = ....</text:p>
      <text:p text:style-name="P56"/>
      <text:p text:style-name="P55">Default imports:</text:p>
      <text:p text:style-name="P55">-include java.lang</text:p>
      <text:p text:style-name="P55">-include scala (top level scala package)</text:p>
      <text:p text:style-name="P55">-include scala.preDef</text:p>
      <text:p text:style-name="P55"/>
      <text:p text:style-name="P54">Functions:</text:p>
      <text:p text:style-name="P54">All scala functions are objects.</text:p>
      <text:p text:style-name="P55"/>
      <text:p text:style-name="P55">(T) =&gt; T is syntactic sugar for Function1[T, T]</text:p>
      <text:p text:style-name="P55"/>
      <text:p text:style-name="P55">Higher order functions either receive functions as parameters or return functions as a result; functions are first-class functions. </text:p>
      <text:p text:style-name="P56"/>
      <text:p text:style-name="P57">Curried functions:</text:p>
      <text:p text:style-name="P55">A special function that can be called with multiple parameter lists; it receives some kind of parameter and returns another function that receives parameters.</text:p>
      <text:p text:style-name="P55"/>
      <text:p text:style-name="P14">//a function that takes an int and returns a function-that-takes-an-int-and-returns-an-int</text:p>
      <text:p text:style-name="P23"><text:span text:style-name="T81">/*type: */ </text:span><text:span text:style-name="T8">val </text:span><text:span text:style-name="T22">fToF </text:span>= <text:span text:style-name="T8">new </text:span>Function1[Int, Function1[Int, Int]] {</text:p>
      <text:p text:style-name="P22"><text:s text:c="26"/><text:span text:style-name="T82">/*definition:*/ </text:span><text:span text:style-name="T10">override def </text:span><text:span text:style-name="T63">apply(v1: Int): Function1[Int, Int]</text:span></text:p>
      <text:p text:style-name="P22"><text:s text:c="24"/><text:span text:style-name="T82">//define the returned function as multiplying the argument to the function that created it</text:span></text:p>
      <text:p text:style-name="P27"><text:s text:c="24"/><text:span text:style-name="T64">//with the argument that is passed to it</text:span></text:p>
      <text:p text:style-name="P22"><text:span text:style-name="T80"><text:s text:c="32"/></text:span><text:span text:style-name="T63">= </text:span><text:span text:style-name="T10">new </text:span><text:span text:style-name="T63">Function1[Int, Int] {</text:span></text:p>
      <text:p text:style-name="P22"><text:s text:c="38"/><text:span text:style-name="T10">override def </text:span><text:span text:style-name="T63">apply(v2: Int): Int = v1*v2</text:span></text:p>
      <text:p text:style-name="P22"><text:s text:c="32"/><text:span text:style-name="T63">}</text:span></text:p>
      <text:p text:style-name="P22"><text:s text:c="2"/><text:span text:style-name="T63">}</text:span></text:p>
      <text:p text:style-name="P23"><text:span text:style-name="T8">val </text:span><text:span text:style-name="T22">multBy100 </text:span>= <text:span text:style-name="T22">fToF</text:span>(<text:span text:style-name="T33">100</text:span>)</text:p>
      <text:p text:style-name="P23"><text:span text:style-name="T2">println</text:span>(<text:span text:style-name="T22">multBy100</text:span>(<text:span text:style-name="T33">9</text:span>))</text:p>
      <text:p text:style-name="P28">//or</text:p>
      <text:p text:style-name="P18"><text:span text:style-name="T2">println</text:span>(<text:span text:style-name="T22">fToF</text:span>(<text:span text:style-name="T33">100</text:span>)(<text:span text:style-name="T33">7</text:span>))</text:p>
      <text:p text:style-name="P54">Anonymous function:</text:p>
      <text:p text:style-name="P9"><text:span text:style-name="T8">val </text:span><text:span text:style-name="T22">doubler </text:span>= <text:span text:style-name="T8">new </text:span>Function1[Int, Int] { <text:span text:style-name="T8">override def </text:span>apply(i:Int) = i*<text:span text:style-name="T33">2 </text:span>}</text:p>
      <text:p text:style-name="P28">//as a lambda:</text:p>
      <text:p text:style-name="P18"><text:span text:style-name="T8">val </text:span><text:span text:style-name="T22">doubler2 </text:span>= (i:Int) =&gt; i*<text:span text:style-name="T33">2</text:span></text:p>
      <text:p text:style-name="P12">//multiple params must be bracketed:</text:p>
      <text:p text:style-name="P18"><text:span text:style-name="T8">val </text:span><text:span text:style-name="T22">multipleParams</text:span>: <text:span text:style-name="T4">(Int, </text:span><text:span text:style-name="T62">String</text:span><text:span text:style-name="T4">)</text:span> =&gt; <text:span text:style-name="T55">String </text:span>= (i:Int, <text:span text:style-name="T80">s</text:span>:<text:span text:style-name="T55">String</text:span>) =&gt; <text:span text:style-name="T48">"Result : " </text:span>+ i*<text:span text:style-name="T33">2</text:span></text:p>
      <text:p text:style-name="P12">//no params:</text:p>
      <text:p text:style-name="P18"><text:span text:style-name="T8">val </text:span><text:span text:style-name="T22">noparams</text:span>: ()=&gt;<text:span text:style-name="T55">String </text:span>= ()=&gt; <text:span text:style-name="T48">"Hello world"</text:span></text:p>
      <text:p text:style-name="P12">//note you must call a lambda val/var with ():</text:p>
      <text:p text:style-name="P23"><text:span text:style-name="T2">println</text:span>(<text:span text:style-name="T22">noparams</text:span>) //function itself <text:span text:style-name="T81">//lectures.part3funcprog.AnonymousFunctions$$$Lambda$5/517938326@5474c6c</text:span></text:p>
      <text:p text:style-name="P18"><text:span text:style-name="T2">println</text:span>(<text:span text:style-name="T22">noparams</text:span>()) //execution of the function<text:span text:style-name="T81">//Hello world</text:span></text:p>
      <text:p text:style-name="P51"><text:soft-page-break/>Braces style:</text:p>
      <text:p text:style-name="P9"><text:span text:style-name="T8">val </text:span><text:span text:style-name="T22">bracesstyle</text:span>: ()=&gt;<text:span text:style-name="T55">String </text:span>= {</text:p>
      <text:p text:style-name="P22"><text:s text:c="2"/><text:span text:style-name="T63">() =&gt; </text:span><text:span text:style-name="T50">"Hello world"</text:span></text:p>
      <text:p text:style-name="P23">}</text:p>
      <text:p text:style-name="P18"><text:span text:style-name="T2">println</text:span>(<text:span text:style-name="T22">bracesstyle</text:span>())</text:p>
      <text:p text:style-name="P12">//_ as shorthand for incoming arguments - note that the function signature - (Int,Int)=&gt;Int below - must be specified:</text:p>
      <text:p text:style-name="P18"><text:span text:style-name="T8">val </text:span><text:span text:style-name="T22">foo </text:span>: (Int, Int) =&gt; Int = _ * _</text:p>
      <text:p text:style-name="P12">//a function that takes an int and returns a function-that-takes-an-int-and-returns-an-int</text:p>
      <text:p text:style-name="P23"><text:span text:style-name="T8">val </text:span><text:span text:style-name="T22">fToF </text:span>= (v1: Int) =&gt; <text:span text:style-name="T8">new </text:span>Function1[Int, Int] {</text:p>
      <text:p text:style-name="P22"><text:s text:c="6"/><text:span text:style-name="T10">override def </text:span><text:span text:style-name="T63">apply(v2: Int): Int = v1*v2</text:span></text:p>
      <text:p text:style-name="P22"><text:s text:c="4"/><text:span text:style-name="T63">}</text:span></text:p>
      <text:p text:style-name="P18"><text:span text:style-name="T2">println</text:span>(<text:span text:style-name="T22">fToF</text:span>(<text:span text:style-name="T33">100</text:span>)(<text:span text:style-name="T33">9</text:span>))</text:p>
      <text:p text:style-name="P51">Refactorings:</text:p>
      <text:p text:style-name="P9"><text:span text:style-name="T2">println</text:span>(<text:span text:style-name="T22">listOfIntegers2</text:span>.map(<text:span text:style-name="T8">new </text:span>Function1[Int, Int] {</text:p>
      <text:p text:style-name="P22"><text:s text:c="2"/><text:span text:style-name="T10">override def </text:span><text:span text:style-name="T63">apply(i: Int): Int = i*</text:span><text:span text:style-name="T34">2</text:span><text:span text:style-name="T63">}).toString)</text:span></text:p>
      <text:p text:style-name="P23"><text:span text:style-name="T2">println</text:span>(<text:span text:style-name="T22">listOfIntegers2</text:span>.map((i: Int) =&gt; i * <text:span text:style-name="T33">2</text:span>).toString)</text:p>
      <text:p text:style-name="P18"><text:span text:style-name="T2">println</text:span>(<text:span text:style-name="T22">listOfIntegers2</text:span>.map( _ * <text:span text:style-name="T33">2</text:span>).toString)</text:p>
      <text:p text:style-name="P9"><text:span text:style-name="T2">println</text:span>(<text:span text:style-name="T22">listOfIntegers2</text:span>.map2((a: Int) =&gt; a*<text:span text:style-name="T33">3</text:span>).toString)</text:p>
      <text:p text:style-name="P18"><text:span text:style-name="T2">println</text:span>(<text:span text:style-name="T22">listOfIntegers2</text:span>.map2(_*<text:span text:style-name="T33">3</text:span>).toString)</text:p>
      <text:p text:style-name="P51">Refactorings:</text:p>
      <text:p text:style-name="P12">//a function that takes an int and returns a function-that-takes-an-int-and-returns-an-int</text:p>
      <text:p text:style-name="P23"><text:span text:style-name="T8">val </text:span><text:span text:style-name="T22">fToF </text:span>= <text:span text:style-name="T8">new </text:span>Function1[Int, Function1[Int, Int]] {</text:p>
      <text:p text:style-name="P22"><text:s text:c="4"/><text:span text:style-name="T10">override def </text:span><text:span text:style-name="T63">apply(v1: Int): Function1[Int, Int]</text:span></text:p>
      <text:p text:style-name="P22"><text:s text:c="6"/><text:span text:style-name="T63">= </text:span><text:span text:style-name="T10">new </text:span><text:span text:style-name="T63">Function1[Int, Int] {</text:span></text:p>
      <text:p text:style-name="P22"><text:s text:c="8"/><text:span text:style-name="T10">override def </text:span><text:span text:style-name="T63">apply(v2: Int): Int = v1*v2</text:span></text:p>
      <text:p text:style-name="P22"><text:s text:c="6"/><text:span text:style-name="T63">}</text:span></text:p>
      <text:p text:style-name="P23">}</text:p>
      <text:p text:style-name="P23"><text:span text:style-name="T8">val </text:span><text:span text:style-name="T22">fToF2 </text:span>= (v1: Int) =&gt; <text:span text:style-name="T8">new </text:span>Function1[Int, Int] {</text:p>
      <text:p text:style-name="P22"><text:s text:c="6"/><text:span text:style-name="T10">override def </text:span><text:span text:style-name="T63">apply(v2: Int): Int = v1*v2</text:span></text:p>
      <text:p text:style-name="P22"><text:s text:c="4"/><text:span text:style-name="T63">}</text:span></text:p>
      <text:p text:style-name="P23"><text:span text:style-name="T8">val </text:span><text:span text:style-name="T22">fToF3 </text:span>= (v1: Int) =&gt; (v2: Int) =&gt; v1*v2</text:p>
      <text:p text:style-name="P18"><text:span text:style-name="T2">println</text:span>(<text:span text:style-name="T22">fToF</text:span>(<text:span text:style-name="T33">100</text:span>)(<text:span text:style-name="T33">9</text:span>))</text:p>
      <text:p text:style-name="P52">Higher order functions and curries</text:p>
      <text:p text:style-name="P51"/>
      <text:p text:style-name="P15">@tailrec</text:p>
      <text:p text:style-name="P23"><text:span text:style-name="T8">def </text:span>nTimes(f : Int =&gt; Int, n : Int, x: Int) : Int = {</text:p>
      <text:p text:style-name="P22"><text:s text:c="2"/><text:span text:style-name="T10">if </text:span><text:span text:style-name="T63">(n&lt;=</text:span><text:span text:style-name="T34">0</text:span><text:span text:style-name="T63">) x</text:span></text:p>
      <text:p text:style-name="P22"><text:s text:c="2"/><text:span text:style-name="T10">else </text:span><text:span text:style-name="T64">nTimes</text:span><text:span text:style-name="T63">(f, n-</text:span><text:span text:style-name="T34">1</text:span><text:span text:style-name="T63">, f(x))</text:span></text:p>
      <text:p text:style-name="P23">}</text:p>
      <text:p text:style-name="P23"><text:span text:style-name="T8">val </text:span><text:span text:style-name="T22">plus1 </text:span>= (i :Int ) =&gt; i+<text:span text:style-name="T33">1</text:span></text:p>
      <text:p text:style-name="P18"><text:span text:style-name="T2">println</text:span>(<text:span text:style-name="T2">nTimes</text:span>(<text:span text:style-name="T22">plus1</text:span>, <text:span text:style-name="T33">10</text:span>, <text:span text:style-name="T33">1</text:span>))</text:p>
      <text:p text:style-name="P12">//Attempt one: define a method that <text:span text:style-name="T1">applies</text:span> a function f n times over value x</text:p>
      <text:p text:style-name="P28">//nTimes(f, n, x)</text:p>
      <text:p text:style-name="P29"><text:soft-page-break/>@tailrec</text:p>
      <text:p text:style-name="P23"><text:span text:style-name="T8">def </text:span>apply_f_nTimes(f : Int =&gt; Int, n : Int, x: Int) : Int = {</text:p>
      <text:p text:style-name="P22"><text:s text:c="2"/><text:span text:style-name="T10">if </text:span><text:span text:style-name="T63">(n&lt;=</text:span><text:span text:style-name="T34">0</text:span><text:span text:style-name="T63">) x</text:span></text:p>
      <text:p text:style-name="P22"><text:s text:c="2"/><text:span text:style-name="T10">else </text:span><text:span text:style-name="T64">apply_f_nTimes</text:span><text:span text:style-name="T63">(f, n-</text:span><text:span text:style-name="T34">1</text:span><text:span text:style-name="T63">, f(x))</text:span></text:p>
      <text:p text:style-name="P23">}</text:p>
      <text:p text:style-name="P23"><text:span text:style-name="T8">val </text:span><text:span text:style-name="T22">plus1 </text:span>= (i :Int ) =&gt; i+<text:span text:style-name="T33">1</text:span></text:p>
      <text:p text:style-name="P23"><text:span text:style-name="T2">println</text:span>(<text:span text:style-name="T2">apply_f_nTimes</text:span>(<text:span text:style-name="T22">plus1</text:span>, <text:span text:style-name="T33">10</text:span>, <text:span text:style-name="T33">10</text:span>))</text:p>
      <text:p text:style-name="P23"/>
      <text:p text:style-name="P28">//Attempt two: instead, define a method that returns "a function that applies a function f n times"</text:p>
      <text:p text:style-name="P23"><text:span text:style-name="T8">def </text:span>generate_apply_f_nTimes_Function(f: Int=&gt;Int, n:Int) : Int =&gt; Int = {</text:p>
      <text:p text:style-name="P22"><text:s text:c="2"/><text:span text:style-name="T10">if</text:span><text:span text:style-name="T63">(n&lt;=</text:span><text:span text:style-name="T34">0</text:span><text:span text:style-name="T63">) (i: Int) =&gt; i</text:span></text:p>
      <text:p text:style-name="P22"><text:s text:c="2"/><text:span text:style-name="T10">else </text:span><text:span text:style-name="T63">(i: Int) =&gt; </text:span><text:span text:style-name="T64">generate_apply_f_nTimes_Function</text:span><text:span text:style-name="T63">(f, n-</text:span><text:span text:style-name="T34">1</text:span><text:span text:style-name="T63">)(f(i))</text:span></text:p>
      <text:p text:style-name="P23">}</text:p>
      <text:p text:style-name="P23"/>
      <text:p text:style-name="P28">//define a function that returns a function that applies an increment-by-one function 10 times</text:p>
      <text:p text:style-name="P23"><text:span text:style-name="T8">val </text:span><text:span text:style-name="T22">incrementByOne_10Times </text:span>= <text:span text:style-name="T2">generate_apply_f_nTimes_Function</text:span>((i:Int)=&gt;i+<text:span text:style-name="T33">1</text:span>, <text:span text:style-name="T33">10</text:span>)</text:p>
      <text:p text:style-name="P28">//invoke the function on the value 10</text:p>
      <text:p text:style-name="P18"><text:span text:style-name="T2">println</text:span>(<text:span text:style-name="T22">incrementByOne_10Times</text:span>(<text:span text:style-name="T33">10</text:span>))</text:p>
      <text:p text:style-name="P52">Curried functions:</text:p>
      <text:p text:style-name="P12">//curried functions:</text:p>
      <text:p text:style-name="P23"><text:span text:style-name="T8">val </text:span><text:span text:style-name="T22">superAdder </text:span>: Int =&gt; Int =&gt; Int <text:s/>= (i: Int) <text:s text:c="3"/>=&gt; <text:s/>(j:Int) =&gt; i + j</text:p>
      <text:p text:style-name="P28">//.............: &lt;====== TYPE ====&gt; = 1ST PARAM <text:s text:c="2"/>=&gt; <text:s/>FUNCTION THAT IT RETURNS</text:p>
      <text:p text:style-name="P28">// superAdder takes an int and returns "a function that takes an int and returns an int"</text:p>
      <text:p text:style-name="P28">//aka because of right associativity:</text:p>
      <text:p text:style-name="P23"><text:span text:style-name="T8">val </text:span><text:span text:style-name="T22">superAdder2 </text:span>: Int =&gt; (Int =&gt; Int) <text:s/>= (i: Int) <text:s text:c="3"/>=&gt; <text:s/>(j:Int) =&gt; i + j</text:p>
      <text:p text:style-name="P28">//aka:</text:p>
      <text:p text:style-name="P23"><text:span text:style-name="T8">val </text:span><text:span text:style-name="T22">superAdder3 </text:span>= (i: Int) =&gt; <text:s/>(j:Int) =&gt; i + j</text:p>
      <text:p text:style-name="P23"><text:span text:style-name="T8">val </text:span><text:span text:style-name="T22">add3 </text:span>= <text:span text:style-name="T22">superAdder3</text:span>(<text:span text:style-name="T33">3</text:span>)</text:p>
      <text:p text:style-name="P23"><text:span text:style-name="T2">println</text:span>(<text:span text:style-name="T22">add3</text:span>(<text:span text:style-name="T33">10</text:span>))</text:p>
      <text:p text:style-name="P28">//curried formatter: for taking any format string and applying it to a double, returning the formatted string representation of the double:</text:p>
      <text:p text:style-name="P23"><text:span text:style-name="T8">def </text:span>curriedFormatter(fmt: <text:span text:style-name="T55">String</text:span>)(d:Double) : <text:span text:style-name="T55">String </text:span>= fmt.format(d)</text:p>
      <text:p text:style-name="P28">//creates a function that will apply a particular format string to a double</text:p>
      <text:p text:style-name="P23"><text:span text:style-name="T8">val </text:span><text:span text:style-name="T22">two_decimalplaces_formatter </text:span>: (Double =&gt; <text:span text:style-name="T55">String </text:span>) = <text:span text:style-name="T2">curriedFormatter</text:span>(<text:span text:style-name="T48">"%4.2f"</text:span>)</text:p>
      <text:p text:style-name="P23"><text:span text:style-name="T8">val </text:span><text:span text:style-name="T22">three_decimalplaces_formatter </text:span>: (Double =&gt; <text:span text:style-name="T55">String </text:span>) = <text:span text:style-name="T2">curriedFormatter</text:span>(<text:span text:style-name="T48">"%4.3f"</text:span>)</text:p>
      <text:p text:style-name="P23"><text:span text:style-name="T2">println</text:span>(<text:span text:style-name="T22">two_decimalplaces_formatter</text:span>(Math.<text:span text:style-name="T22">PI</text:span>)) <text:span text:style-name="T81">//3.14</text:span></text:p>
      <text:p text:style-name="P18"><text:span text:style-name="T2">println</text:span>(<text:span text:style-name="T22">three_decimalplaces_formatter</text:span>(Math.<text:span text:style-name="T22">PI</text:span>)) <text:span text:style-name="T81">//3.142</text:span></text:p>
      <text:p text:style-name="P51">Curried functions can have as many parameter lists as you want.</text:p>
      <text:p text:style-name="P51">For functions with multiple parameter lists if you want to define smaller functions later you have to specify their type o/w the code will not compile.</text:p>
      <text:p text:style-name="P51">Eg</text:p>
      <text:p text:style-name="P23"><text:span text:style-name="T8">val </text:span><text:span text:style-name="T22">two_decimalplaces_formatter</text:span> = <text:span text:style-name="T2">curriedFormatter</text:span>(<text:span text:style-name="T48">"%4.2f"</text:span>)</text:p>
      <text:p text:style-name="P31"/>
      <text:p text:style-name="P51">will not work; you have to specify the type because the compiler will not know what type the format function will have:</text:p>
      <text:p text:style-name="P23"><text:span text:style-name="T8">val </text:span><text:span text:style-name="T22">two_decimalplaces_formatter </text:span>: (Double =&gt; <text:span text:style-name="T55">String </text:span>) = <text:span text:style-name="T2">curriedFormatter</text:span>(<text:span text:style-name="T48">"%4.2f"</text:span>)</text:p>
      <text:p text:style-name="P31"/>
      <text:p text:style-name="P51"/>
      <text:p text:style-name="P51">The proper way to do that is to use partial function applications, which will be discussed in the advanced course.</text:p>
      <text:p text:style-name="P51"/>
      <text:p text:style-name="P51">Recap: functional programming is about working with functions:</text:p>
      <text:p text:style-name="P51">-passing functions as parameters</text:p>
      <text:p text:style-name="P51">-returning functions as results</text:p>
      <text:p text:style-name="P51">Basically we want to work with functions as we work with any other kind of values ie using higher order functions. <text:s text:c="2"/></text:p>
      <text:p text:style-name="P51"><text:soft-page-break/>Currying deals with functions with multiple parameter lists. <text:s/>You can define smaller functions to use later. </text:p>
      <text:p text:style-name="P51"/>
      <text:p text:style-name="P51">Parentheses ( ) delimit arguments</text:p>
      <text:p text:style-name="P51">The colon ":" should be read as: "of type" eg</text:p>
      <text:p text:style-name="P51"/>
      <text:p text:style-name="P9"><text:span text:style-name="T8">def </text:span>foreach(f: <text:span text:style-name="T55">A</text:span>=&gt;Unit) : Unit</text:p>
      <text:p text:style-name="P51"/>
      <text:p text:style-name="P51">should be read as</text:p>
      <text:p text:style-name="P51"><text:tab/>define the method foreach </text:p>
      <text:p text:style-name="P51"><text:tab/>which takes argument f which is type A=&gt;Unit which means a function that takes an A and returns void <text:s text:c="2"/></text:p>
      <text:p text:style-name="P51"/>
      <text:p text:style-name="P51"/>
      <text:p text:style-name="P52">Currying - example:</text:p>
      <text:p text:style-name="P51">Currying seems to be about splitting a function up / refactoring it so that you can modularize it eg if you have a function x*y, you can modularize/refactor it so that you can have a function that takes x, and a function that takes y</text:p>
      <text:p text:style-name="Code">//toCurry -takes: "a function (call it f1) that takes 2 ints and returns an int" , eg f1=(a,b)=&gt;a*b</text:p>
      <text:p text:style-name="Code">// <text:s text:c="7"/>-returns: a function (call it f2) that -takes an int</text:p>
      <text:p text:style-name="Code">// <text:s text:c="46"/>-returns a function (call it f3) that takes an int and returns an int</text:p>
      <text:p text:style-name="Code">// <text:s text:c="7"/>-the returned function (f2) will take an int which is (probably) used when the function that it itself returns (f3) is invoked</text:p>
      <text:p text:style-name="Code"><text:span text:style-name="T8">def </text:span>toCurry(f: (Int, Int) =&gt; Int) : <text:s/>Int=&gt;(Int=&gt;Int) = {</text:p>
      <text:p text:style-name="Code">//aka <text:s text:c="28"/>: (Int=&gt;(Int=&gt;Int)) =</text:p>
      <text:p text:style-name="Code">//returns "a function that -takes an int (x) and</text:p>
      <text:p text:style-name="Code">// <text:s text:c="24"/>-returns a function that takes an int and returns an int (f(x,y))"</text:p>
      <text:p text:style-name="Code"><text:span text:style-name="T80"><text:s text:c="2"/></text:span><text:span text:style-name="T65">x=&gt;y=&gt;f(x, y)</text:span></text:p>
      <text:p text:style-name="Code"><text:s text:c="2"/><text:span text:style-name="T84">//aka</text:span></text:p>
      <text:p text:style-name="Code"><text:s text:c="2"/><text:span text:style-name="T66">//x=&gt;(y=&gt;f(x, y))</text:span></text:p>
      <text:p text:style-name="Code">}</text:p>
      <text:p text:style-name="Code">//example:</text:p>
      <text:p text:style-name="Code"><text:span text:style-name="T8">val </text:span><text:span text:style-name="T22">f1</text:span>=(a:Int, b:Int) =&gt; a*b <text:span text:style-name="T81">//f1 is the function to be curried; it takes 2 ints but we are going to curry it so that</text:span></text:p>
      <text:p text:style-name="Code"><text:s text:c="29"/><text:span text:style-name="T66">//it can effectively be split into a function f2 that takes an int and the function that f2</text:span></text:p>
      <text:p text:style-name="Code"><text:s text:c="29"/><text:span text:style-name="T66">//returns (f3) that also takes an int</text:span></text:p>
      <text:p text:style-name="Code"><text:span text:style-name="T8">val </text:span><text:span text:style-name="T22">f2</text:span>= <text:span text:style-name="T2">toCurry</text:span>(<text:span text:style-name="T22">f1</text:span>) <text:s text:c="2"/><text:span text:style-name="T81">//f2 is our curried function that takes an int and returns "a function that takes an int and returns an int"</text:span></text:p>
      <text:p text:style-name="Code"><text:s text:c="22"/><text:span text:style-name="T66">//let us now call f2 with an int....</text:span></text:p>
      <text:p text:style-name="Code"><text:span text:style-name="T8">val </text:span><text:span text:style-name="T22">tripler </text:span>= <text:span text:style-name="T22">f2</text:span>(<text:span text:style-name="T33">3</text:span>) <text:s text:c="2"/><text:span text:style-name="T81">//f2(3) returns our new function tripler, which is is "a function that takes an int and returns an int"</text:span></text:p>
      <text:p text:style-name="Code"><text:span text:style-name="T2">println</text:span>(<text:span text:style-name="T22">tripler</text:span>(<text:span text:style-name="T33">100</text:span>)) <text:span text:style-name="T81">//we pass the value 3 to tripler; it returns the result (an int)</text:span></text:p>
      <text:p text:style-name="Code">//fromCurry - takes function that -takes an int</text:p>
      <text:p text:style-name="Code">// <text:s text:c="31"/>-returns "a function that takes an int and returns an int"</text:p>
      <text:p text:style-name="Code">// <text:s text:c="9"/>- returns a function that takes 2 ints and returns an int</text:p>
      <text:p text:style-name="Code"><text:span text:style-name="T8">def </text:span>fromCurry(f: Int=&gt;(Int=&gt;Int)) : (Int, Int)=&gt;Int = {</text:p>
      <text:p text:style-name="Code"><text:s text:c="2"/><text:span text:style-name="T65">(x: Int, y: Int) =&gt; f(x)(y)</text:span></text:p>
      <text:p text:style-name="Code">}</text:p>
      <text:p text:style-name="Code">//f10 is our curried function - we want to uncurry it</text:p>
      <text:p text:style-name="Code">//it is a function that takes an int (x) and returns "a function that takes an int (y) and returns an int (using the algorithm x*y)"</text:p>
      <text:p text:style-name="Code"><text:span text:style-name="T8">val </text:span><text:span text:style-name="T22">f10 </text:span>: (Int =&gt; (Int=&gt;Int)) = x =&gt; y =&gt; x*y</text:p>
      <text:p text:style-name="Code">//aka i.e. a little more verbosely</text:p>
      <text:p text:style-name="Code"><text:span text:style-name="T8">val </text:span><text:span text:style-name="T22">f10a</text:span>: (Int =&gt; (Int=&gt;Int)) = (x:Int) =&gt; ((y:Int) =&gt; x*y)</text:p>
      <text:p text:style-name="Code">//f11 is going to be a function that takes 2 ints and returns an int</text:p>
      <text:p text:style-name="Code"><text:span text:style-name="T8">val </text:span><text:span text:style-name="T22">f11 </text:span>= <text:span text:style-name="T2">fromCurry</text:span>(<text:span text:style-name="T22">f10</text:span>)</text:p>
      <text:p text:style-name="Code">//call it</text:p>
      <text:p text:style-name="Code"><text:span text:style-name="T2">println</text:span>(<text:span text:style-name="T22">f11</text:span>(<text:span text:style-name="T33">3</text:span>, <text:span text:style-name="T33">4</text:span>))</text:p>
      <text:p text:style-name="P61"/>
      <text:p text:style-name="P51"><text:soft-page-break/></text:p>
      <text:p text:style-name="P52">compose and andThen:</text:p>
      <text:p text:style-name="Code">//compose is a function that takes 2 functions f(x) and g(y) and returns a function that computes f(g(y))</text:p>
      <text:p text:style-name="Code"><text:span text:style-name="T8">def </text:span>compose(f: Int=&gt;Int, g: Int=&gt;Int) : Int=&gt;Int =</text:p>
      <text:p text:style-name="Code"><text:s text:c="2"/><text:span text:style-name="T65">x=&gt;f(g(x))</text:span></text:p>
      <text:p text:style-name="Code"><text:span text:style-name="T8">val </text:span><text:span text:style-name="T22">f20 </text:span>= <text:span text:style-name="T2">compose </text:span>(x=&gt; { <text:span text:style-name="T2">println</text:span>(<text:span text:style-name="T48">s"computing </text:span><text:span text:style-name="T77">$</text:span>{x}<text:span text:style-name="T48">*15"</text:span>); x*<text:span text:style-name="T33">15</text:span>}, y=&gt; { <text:span text:style-name="T2">println</text:span>(<text:span text:style-name="T48">s"computing </text:span><text:span text:style-name="T77">$</text:span>{y}<text:span text:style-name="T48">*30"</text:span>); y*<text:span text:style-name="T33">30</text:span>;} )</text:p>
      <text:p text:style-name="Code"><text:span text:style-name="T2">println</text:span>(<text:span text:style-name="T22">f20</text:span>(<text:span text:style-name="T33">3</text:span>))</text:p>
      <text:p text:style-name="Code">//andThen is a function that takes 2 functions f(x) and g(y) and returns a function that computes g(f(x))</text:p>
      <text:p text:style-name="Code"><text:span text:style-name="T8">def </text:span>andThen(f: Int=&gt;Int, g: Int=&gt;Int) : Int=&gt;Int =</text:p>
      <text:p text:style-name="Code"><text:s text:c="2"/><text:span text:style-name="T65">x=&gt;g(f(x))</text:span></text:p>
      <text:p text:style-name="Code"><text:span text:style-name="T8">val </text:span><text:span text:style-name="T22">f30 </text:span>= <text:span text:style-name="T2">andThen</text:span>(x=&gt; { <text:span text:style-name="T2">println</text:span>(<text:span text:style-name="T48">s"computing </text:span><text:span text:style-name="T77">$</text:span>{x}<text:span text:style-name="T48">*15"</text:span>); x*<text:span text:style-name="T33">15</text:span>}, y=&gt; { <text:span text:style-name="T2">println</text:span>(<text:span text:style-name="T48">s"computing </text:span><text:span text:style-name="T77">$</text:span>{y}<text:span text:style-name="T48">*30"</text:span>); y*<text:span text:style-name="T33">30</text:span>;} )</text:p>
      <text:p text:style-name="Code"><text:span text:style-name="T2">println</text:span>(<text:span text:style-name="T22">f30</text:span>(<text:span text:style-name="T33">3</text:span>))</text:p>
      <text:p text:style-name="Code"/>
      <text:p text:style-name="Code">//genericised:</text:p>
      <text:p text:style-name="Code"><text:span text:style-name="T8">def </text:span>composeGeneric[<text:span text:style-name="T55">A</text:span>,<text:span text:style-name="T55">B</text:span>,<text:span text:style-name="T55">C</text:span>](f: <text:span text:style-name="T55">A</text:span>=&gt;<text:span text:style-name="T55">B</text:span>, g: <text:span text:style-name="T55">C</text:span>=&gt;<text:span text:style-name="T55">A</text:span>) : <text:span text:style-name="T55">C</text:span>=&gt;<text:span text:style-name="T55">B </text:span>=</text:p>
      <text:p text:style-name="Code"><text:s text:c="2"/><text:span text:style-name="T65">x=&gt;f(g(x))</text:span></text:p>
      <text:p text:style-name="Code">//genericised:</text:p>
      <text:p text:style-name="Code"><text:span text:style-name="T8">def </text:span>andThenGeneric[<text:span text:style-name="T55">A</text:span>,<text:span text:style-name="T55">B</text:span>,<text:span text:style-name="T55">C</text:span>](f: <text:span text:style-name="T55">A</text:span>=&gt;<text:span text:style-name="T55">B</text:span>, g: <text:span text:style-name="T55">B</text:span>=&gt;<text:span text:style-name="T55">C</text:span>) : <text:span text:style-name="T55">A</text:span>=&gt;<text:span text:style-name="T55">C </text:span>=</text:p>
      <text:p text:style-name="Code"><text:s text:c="2"/><text:span text:style-name="T65">x=&gt;g(f(x))</text:span></text:p>
      <text:p text:style-name="Code"><text:span text:style-name="T8">val </text:span><text:span text:style-name="T22">f40 </text:span>= <text:span text:style-name="T2">composeGeneric </text:span>((x:Int)=&gt; { <text:span text:style-name="T2">println</text:span>(<text:span text:style-name="T48">s"cG computing </text:span><text:span text:style-name="T77">$</text:span>{x}<text:span text:style-name="T48">*15"</text:span>); x*<text:span text:style-name="T33">15</text:span>}, (y:Int)=&gt; { <text:span text:style-name="T2">println</text:span>(<text:span text:style-name="T48">s"computing </text:span><text:span text:style-name="T77">$</text:span>{y}<text:span text:style-name="T48">*30"</text:span>); y*<text:span text:style-name="T33">30</text:span>;} )</text:p>
      <text:p text:style-name="Code"><text:span text:style-name="T2">println</text:span>(<text:span text:style-name="T22">f40</text:span>(<text:span text:style-name="T33">3</text:span>))</text:p>
      <text:p text:style-name="Code"/>
      <text:p text:style-name="Code"/>
      <text:p text:style-name="P52"/>
      <text:p text:style-name="P52">map, flatMap, filter, for comprehensions:</text:p>
      <text:p text:style-name="P51">List class: see documentation at https://www.scala-lang.org/files/archive/api/current/scala/collection/immutable/List.html</text:p>
      <text:p text:style-name="P51"/>
      <text:p text:style-name="P25"><text:span text:style-name="T17">var </text:span><text:span text:style-name="T22">list</text:span><text:span text:style-name="T81">=</text:span><text:span text:style-name="T22">List</text:span><text:span text:style-name="T81">(</text:span><text:span text:style-name="T38">1</text:span><text:span text:style-name="T81">,</text:span><text:span text:style-name="T38">2</text:span><text:span text:style-name="T81">,</text:span><text:span text:style-name="T38">3</text:span><text:span text:style-name="T81">) //calling List.apply on companion object</text:span></text:p>
      <text:p text:style-name="P25"><text:span text:style-name="T2">println</text:span>(<text:span text:style-name="T22">list</text:span>) <text:s text:c="26"/><text:span text:style-name="T81">//List(1, 2, 3)</text:span></text:p>
      <text:p text:style-name="P25"><text:span text:style-name="T2">println</text:span>(<text:span text:style-name="T22">list</text:span>.head) <text:s text:c="21"/><text:span text:style-name="T81">//List(1)</text:span></text:p>
      <text:p text:style-name="P25"><text:span text:style-name="T2">println</text:span>(<text:span text:style-name="T22">list</text:span>.tail) <text:s text:c="21"/><text:span text:style-name="T81">//List(2, 3)</text:span></text:p>
      <text:p text:style-name="P25"><text:span text:style-name="T2">println</text:span>(<text:span text:style-name="T22">list</text:span>.filter(x=&gt;x%<text:span text:style-name="T33">2</text:span>==<text:span text:style-name="T33">0</text:span>)) <text:s text:c="8"/><text:span text:style-name="T81">//List(2)</text:span></text:p>
      <text:p text:style-name="P25"><text:span text:style-name="T2">println</text:span>(<text:span text:style-name="T22">list</text:span>.map(<text:span text:style-name="T48">"value: " </text:span>+ _ )) <text:s text:c="6"/><text:span text:style-name="T81">//List(value: 1, value: 2, value: 3)</text:span></text:p>
      <text:p text:style-name="P19"><text:span text:style-name="T2">println</text:span>(<text:span text:style-name="T22">list</text:span>.flatMap(<text:span text:style-name="T22">List</text:span>(_, <text:span text:style-name="T33">4</text:span>, <text:span text:style-name="T33">6</text:span>, <text:span text:style-name="T33">8</text:span>))) <text:span text:style-name="T81">//List(1, 4, 6, 8, 2, 4, 6, 8, 3, 4, 6, 8)</text:span></text:p>
      <text:p text:style-name="Text2">To turn loops in imperative programming into FP equivalents you can use flatMap .. flatMap .. map eg to combine to two lists you would do</text:p>
      <text:p text:style-name="Text2">in Scala:</text:p>
      <text:p text:style-name="P19"><text:span text:style-name="T8">val </text:span><text:span text:style-name="T22">f</text:span>: (Int, Char) =&gt; <text:span text:style-name="T55">String </text:span>= (x:Int, y:Char) =&gt; <text:span text:style-name="T48">"" </text:span>+ x + <text:span text:style-name="T48">"==&gt;" </text:span>+ y</text:p>
      <text:p text:style-name="Text2">in Java:</text:p>
      <text:p text:style-name="P19">List&lt;String&gt; combis = ints.stream().flatMap(i -&gt; <text:span text:style-name="T21">chars</text:span>.stream().map(c -&gt; <text:span text:style-name="T48">"" </text:span>+ <text:span text:style-name="T21">i </text:span>+ <text:span text:style-name="T48">"==&gt;" </text:span>+ c)).collect(Collectors.<text:span text:style-name="T2">toList</text:span>());</text:p>
      <text:p text:style-name="Text2">To combine 3 lists:</text:p>
      <text:p text:style-name="Text2">in Scala:</text:p>
      <text:p text:style-name="P19"><text:span text:style-name="T2">println</text:span>(<text:span text:style-name="T22">thisList</text:span>.flatMap(a=&gt;<text:span text:style-name="T22">otherList</text:span>.flatMap(b=&gt;<text:span text:style-name="T22">anotherList</text:span>.map(c=&gt; <text:span text:style-name="T22">g</text:span>(a,b,c)))))</text:p>
      <text:p text:style-name="Text2">in Java:</text:p>
      <text:p text:style-name="P19">List&lt;String&gt; combis2 = ints.stream().flatMap(i -&gt; <text:span text:style-name="T21">chars</text:span>.stream().flatMap(c -&gt; <text:span text:style-name="T21">anotherList</text:span>.stream().map(s-&gt;<text:span text:style-name="T48">"" </text:span>+ <text:span text:style-name="T21">i </text:span>+ <text:span text:style-name="T48">"==&gt;" </text:span>+ <text:span text:style-name="T21">c </text:span>+ (<text:span text:style-name="T48">"(" </text:span>+ s + <text:span text:style-name="T48">")</text:span><text:span text:style-name="T8">\n</text:span><text:span text:style-name="T48">"</text:span>)))).collect(Collectors.<text:span text:style-name="T2">toList</text:span>());</text:p>
      <text:p text:style-name="P59"><text:soft-page-break/>for comprehension equivalent of flatMap .. flatMap .. map:</text:p>
      <text:p text:style-name="P63"><text:span text:style-name="T7">val </text:span><text:span text:style-name="T22">forComp </text:span>= <text:span text:style-name="T7">for </text:span>{</text:p>
      <text:p text:style-name="P22"><text:s text:c="2"/><text:span text:style-name="T65">i &lt;- </text:span><text:span text:style-name="T31">nums</text:span></text:p>
      <text:p text:style-name="P22"><text:span text:style-name="T21"><text:s text:c="2"/></text:span><text:span text:style-name="T65">c &lt;- </text:span><text:span text:style-name="T31">chars</text:span></text:p>
      <text:p text:style-name="P22"><text:span text:style-name="T21"><text:s text:c="2"/></text:span><text:span text:style-name="T65">s &lt;- </text:span><text:span text:style-name="T31">strings</text:span></text:p>
      <text:p text:style-name="P19">} <text:span text:style-name="T8">yield </text:span><text:span text:style-name="T48">"" </text:span>+ i + <text:span text:style-name="T48">"==&gt;" </text:span>+ c + <text:span text:style-name="T48">"(" </text:span>+ s + <text:span text:style-name="T48">")" </text:span>+ <text:span text:style-name="T48">"</text:span><text:span text:style-name="T8">\n</text:span><text:span text:style-name="T48">"</text:span></text:p>
      <text:p text:style-name="P59">The above <text:span text:style-name="T85">is translated by the compiler into the equivalant of flatMap .. map. You can also filter:</text:span></text:p>
      <text:p text:style-name="P70"><text:span text:style-name="T12">val </text:span><text:span text:style-name="T32">forComp </text:span><text:span text:style-name="T42">= </text:span><text:span text:style-name="T12">for </text:span><text:span text:style-name="T42">{</text:span></text:p>
      <text:p text:style-name="P22"><text:s text:c="2"/><text:span text:style-name="T65">i &lt;- </text:span><text:span text:style-name="T31">nums </text:span><text:span text:style-name="T11">if </text:span><text:span text:style-name="T65">i%</text:span><text:span text:style-name="T35">2 </text:span><text:span text:style-name="T65">== </text:span><text:span text:style-name="T35">0</text:span></text:p>
      <text:p text:style-name="P22"><text:span text:style-name="T33"><text:s text:c="2"/></text:span><text:span text:style-name="T65">c &lt;- </text:span><text:span text:style-name="T31">chars</text:span></text:p>
      <text:p text:style-name="P22"><text:span text:style-name="T21"><text:s text:c="2"/></text:span><text:span text:style-name="T65">s &lt;- </text:span><text:span text:style-name="T31">strings</text:span></text:p>
      <text:p text:style-name="P19">} <text:span text:style-name="T8">yield </text:span><text:span text:style-name="T48">"" </text:span>+ i + <text:span text:style-name="T48">"==&gt;" </text:span>+ c + <text:span text:style-name="T48">"(" </text:span>+ s + <text:span text:style-name="T48">")" </text:span></text:p>
      <text:p text:style-name="P59"><text:span text:style-name="T85">Equivalent of forEach does not use yield:</text:span></text:p>
      <text:p text:style-name="P63"><text:span text:style-name="T20">for </text:span><text:span text:style-name="T85">{</text:span></text:p>
      <text:p text:style-name="P22"><text:s text:c="2"/><text:span text:style-name="T65">i &lt;- </text:span><text:span text:style-name="T31">nums </text:span><text:span text:style-name="T11">if </text:span><text:span text:style-name="T65">i % </text:span><text:span text:style-name="T35">2 </text:span><text:span text:style-name="T65">== </text:span><text:span text:style-name="T35">0</text:span></text:p>
      <text:p text:style-name="P19">} <text:span text:style-name="T2">println </text:span>(<text:span text:style-name="T48">"&gt;&gt;" </text:span>+ i)</text:p>
      <text:p text:style-name="P59"><text:span text:style-name="T85">Another syntax uses [space]{ eg</text:span></text:p>
      <text:p text:style-name="P63"><text:span text:style-name="T20">val </text:span><text:span text:style-name="T24">l </text:span><text:span text:style-name="T85">= </text:span><text:span text:style-name="T24">nums</text:span><text:span text:style-name="T85">.map {</text:span></text:p>
      <text:p text:style-name="P22"><text:s text:c="2"/><text:span text:style-name="T65">i =&gt; i*</text:span><text:span text:style-name="T35">2</text:span></text:p>
      <text:p text:style-name="P19">}</text:p>
      <text:p text:style-name="P63"><text:span text:style-name="T6">println</text:span><text:span text:style-name="T85">(</text:span><text:span text:style-name="T24">l</text:span><text:span text:style-name="T85">) //List(2, 4, 6, 8)</text:span></text:p>
      <text:p text:style-name="P63"><text:span text:style-name="T85"/></text:p>
      <text:p text:style-name="P59"><text:span text:style-name="T85">Using our own List:</text:span></text:p>
      <text:p text:style-name="P63"><text:span text:style-name="T20">val </text:span><text:span text:style-name="T24">forComp </text:span><text:span text:style-name="T85">= </text:span><text:span text:style-name="T20">for </text:span><text:span text:style-name="T85">{</text:span></text:p>
      <text:p text:style-name="P22"><text:s text:c="2"/><text:span text:style-name="T65">n &lt;- </text:span><text:span text:style-name="T31">listOfIntegers3</text:span></text:p>
      <text:p text:style-name="P22"><text:span text:style-name="T21"><text:s text:c="2"/></text:span><text:span text:style-name="T65">s &lt;- </text:span><text:span text:style-name="T31">listOfStrings2</text:span></text:p>
      <text:p text:style-name="P19">} <text:span text:style-name="T8">yield </text:span><text:span text:style-name="T48">"=======&gt;&gt;&gt;&gt; " </text:span>+ n + <text:span text:style-name="T48">"=======&gt; " </text:span>+ s</text:p>
      <text:p text:style-name="P59"><text:span text:style-name="T85">Note that a for-comprhension is an expression eg you can println it</text:span></text:p>
      <text:p text:style-name="P59"><text:span text:style-name="T85"/></text:p>
      <text:p text:style-name="P59"><text:span text:style-name="T12">println(for </text:span><text:span text:style-name="T42">{</text:span></text:p>
      <text:p text:style-name="P22"><text:s text:c="2"/><text:span text:style-name="T65">n &lt;- </text:span><text:span text:style-name="T31">listOfIntegers3</text:span></text:p>
      <text:p text:style-name="P22"><text:span text:style-name="T21"><text:s text:c="2"/></text:span><text:span text:style-name="T65">s &lt;- </text:span><text:span text:style-name="T31">listOfStrings2</text:span></text:p>
      <text:p text:style-name="P19">} <text:span text:style-name="T8">yield </text:span><text:span text:style-name="T48">"=======&gt;&gt;&gt;&gt; " </text:span>+ n + <text:span text:style-name="T48">"=======&gt; " </text:span>+ s)</text:p>
      <text:p text:style-name="P59"><text:span text:style-name="T85">To make your own collection implementation compatible with for-comps all you need to do is implement map, flatmap and filter.</text:span></text:p>
      <text:p text:style-name="P59"><text:span text:style-name="T85"/></text:p>
      <text:p text:style-name="P59">Implementing Optional:</text:p>
      <text:p text:style-name="P59"/>
      <text:p text:style-name="P63"><text:span text:style-name="T7">abstract class </text:span>MyOptional[<text:span text:style-name="T55">+T</text:span>] { }</text:p>
      <text:p text:style-name="P63">//note the actual type follows the class being extended i.e. ..extends MyOptional[Nothing]</text:p>
      <text:p text:style-name="P63">//also note because it's nothing, no generic type placeholder needs to follow the actual class</text:p>
      <text:p text:style-name="P25"><text:soft-page-break/><text:span text:style-name="T8">case object </text:span>MyOptionalEmpty <text:span text:style-name="T8">extends </text:span>MyOptional[Nothing] { } </text:p>
      <text:p text:style-name="P19"><text:span text:style-name="T8"/></text:p>
      <text:p text:style-name="P19"><text:span text:style-name="T8">//note because extends MyOptional[T] then the T must be specified following the class:</text:span></text:p>
      <text:p text:style-name="P19"><text:span text:style-name="T8">case class </text:span>MyOptionalNotEmpty[<text:span text:style-name="T55">+T</text:span>] (t: <text:span text:style-name="T55">T</text:span>) <text:span text:style-name="T8">extends </text:span>MyOptional[<text:span text:style-name="T55">T</text:span>] { }</text:p>
      <text:p text:style-name="P59">Optional implementations:</text:p>
      <text:p text:style-name="P62"><text:span text:style-name="T8">package </text:span>lectures.part3funcprog</text:p>
      <text:p text:style-name="P25"><text:span text:style-name="T8">abstract class </text:span>MyOptional[<text:span text:style-name="T55">+T</text:span>] {</text:p>
      <text:p text:style-name="P22"><text:s text:c="2"/><text:span text:style-name="T84">//map needs to map the contained value (a T) to some other value (let's say an R)</text:span></text:p>
      <text:p text:style-name="P27"><text:s text:c="2"/><text:span text:style-name="T66">//READ:</text:span></text:p>
      <text:p text:style-name="P27"><text:s text:c="2"/><text:span text:style-name="T66">//define map, which -uses generic type R (and also implicitly the class's generic type T)</text:span></text:p>
      <text:p text:style-name="P27"><text:s text:c="2"/><text:span text:style-name="T66">// <text:s text:c="17"/>-takes a parameter called mappingFunction, which is of type T=&gt;R, which means, a fn that takes a T and returns an R</text:span></text:p>
      <text:p text:style-name="P27"><text:s text:c="2"/><text:span text:style-name="T66">// <text:s text:c="17"/>-returns a MyOptional, of type R</text:span></text:p>
      <text:p text:style-name="P22"><text:span text:style-name="T80"><text:s text:c="2"/></text:span><text:span text:style-name="T11">def </text:span><text:span text:style-name="T65">map[</text:span><text:span text:style-name="T57">R</text:span><text:span text:style-name="T65">] (mappingFunction: </text:span><text:span text:style-name="T57">T </text:span><text:span text:style-name="T65">=&gt; </text:span><text:span text:style-name="T57">R</text:span><text:span text:style-name="T65">) : MyOptional[</text:span><text:span text:style-name="T57">R</text:span><text:span text:style-name="T65">]</text:span></text:p>
      <text:p text:style-name="P22"><text:s text:c="2"/><text:span text:style-name="T84">//flatMap needs to map the contained value (a T) to an Optional[R]</text:span></text:p>
      <text:p text:style-name="P27"><text:s text:c="2"/><text:span text:style-name="T66">//Consider that in Java Streams, on a non-Optional, stream.flatMap takes a function that takes a T and **for each T**</text:span></text:p>
      <text:p text:style-name="P27"><text:s text:c="2"/><text:span text:style-name="T66">//returns a Stream&lt;R&gt; and then flattens that collection of streams (unnests it) into a **single** stream of R.</text:span></text:p>
      <text:p text:style-name="P27"><text:s text:c="2"/><text:span text:style-name="T66">//Whereas on an Optional, flatMap takes a function that takes a T and returns an R; and then flattens that (unnests it) into an Optional&lt;R&gt;</text:span></text:p>
      <text:p text:style-name="P27"><text:s text:c="2"/><text:span text:style-name="T66">//So if you have a function T=&gt;Optional&lt;R&gt; that you want to use on your Optional&lt;T&gt;, then</text:span></text:p>
      <text:p text:style-name="P27"><text:s text:c="2"/><text:span text:style-name="T66">// <text:s/>if you use map eg myOpt.map(f) you get an Optional&lt;Optional&lt;R&gt;&gt;</text:span></text:p>
      <text:p text:style-name="P27"><text:s text:c="2"/><text:span text:style-name="T66">// <text:s/>if you use flatMap eg myOpt.flatMap(f) you get an Optional&lt;R&gt;</text:span></text:p>
      <text:p text:style-name="P27"><text:s text:c="2"/><text:span text:style-name="T66">//So in this case we have a fn that takes a T and returns an Optional[R], and our flatMap will return an Optional[R]</text:span></text:p>
      <text:p text:style-name="P22"><text:span text:style-name="T80"><text:s text:c="2"/></text:span><text:span text:style-name="T11">def </text:span><text:span text:style-name="T65">flatMap[</text:span><text:span text:style-name="T57">R</text:span><text:span text:style-name="T65">] (function: </text:span><text:span text:style-name="T57">T</text:span><text:span text:style-name="T65">=&gt;MyOptional[</text:span><text:span text:style-name="T57">R</text:span><text:span text:style-name="T65">]) : MyOptional[</text:span><text:span text:style-name="T57">R</text:span><text:span text:style-name="T65">]</text:span></text:p>
      <text:p text:style-name="P22"><text:s text:c="2"/><text:span text:style-name="T84">//filter function needs to take a predicate that takes a T and returns a Boolean</text:span></text:p>
      <text:p text:style-name="P27"><text:s text:c="2"/><text:span text:style-name="T66">//and the return from filter needs to be an Optional[T]</text:span></text:p>
      <text:p text:style-name="P22"><text:span text:style-name="T80"><text:s text:c="2"/></text:span><text:span text:style-name="T11">def </text:span><text:span text:style-name="T65">filter (filterFunc: </text:span><text:span text:style-name="T57">T</text:span><text:span text:style-name="T65">=&gt;Boolean) : MyOptional[</text:span><text:span text:style-name="T57">T</text:span><text:span text:style-name="T65">]</text:span></text:p>
      <text:p text:style-name="P25">}</text:p>
      <text:p text:style-name="P25"><text:span text:style-name="T8">case object </text:span>MyOptionalEmpty <text:span text:style-name="T8">extends </text:span>MyOptional[Nothing] {</text:p>
      <text:p text:style-name="P22"><text:s text:c="2"/><text:span text:style-name="T11">override def </text:span><text:span text:style-name="T65">map[</text:span><text:span text:style-name="T57">R</text:span><text:span text:style-name="T65">](mappingFunction: Nothing =&gt; </text:span><text:span text:style-name="T57">R</text:span><text:span text:style-name="T65">): MyOptional[</text:span><text:span text:style-name="T57">R</text:span><text:span text:style-name="T65">] = MyOptionalEmpty</text:span></text:p>
      <text:p text:style-name="P22"><text:s text:c="2"/><text:span text:style-name="T11">override def </text:span><text:span text:style-name="T65">flatMap[</text:span><text:span text:style-name="T57">R</text:span><text:span text:style-name="T65">](function: Nothing =&gt; MyOptional[</text:span><text:span text:style-name="T57">R</text:span><text:span text:style-name="T65">]): MyOptional[</text:span><text:span text:style-name="T57">R</text:span><text:span text:style-name="T65">] = MyOptionalEmpty</text:span></text:p>
      <text:p text:style-name="P22"><text:s text:c="2"/><text:span text:style-name="T11">override def </text:span><text:span text:style-name="T65">filter(filterFunc: Nothing =&gt; Boolean): MyOptional[Nothing] = MyOptionalEmpty</text:span></text:p>
      <text:p text:style-name="P22"><text:s text:c="2"/><text:span text:style-name="T11">override def </text:span><text:span text:style-name="T65">toString: </text:span><text:span text:style-name="T57">String </text:span><text:span text:style-name="T65">= </text:span><text:span text:style-name="T51">"EMPTY"</text:span></text:p>
      <text:p text:style-name="P25">}</text:p>
      <text:p text:style-name="P25"><text:span text:style-name="T8">case class </text:span>MyOptionalNotEmpty[<text:span text:style-name="T55">+T</text:span>] (t: <text:span text:style-name="T55">T</text:span>) <text:span text:style-name="T8">extends </text:span>MyOptional[<text:span text:style-name="T55">T</text:span>] {</text:p>
      <text:p text:style-name="P22"><text:s text:c="2"/><text:span text:style-name="T11">override def </text:span><text:span text:style-name="T65">map[</text:span><text:span text:style-name="T57">R</text:span><text:span text:style-name="T65">](mappingFunction: </text:span><text:span text:style-name="T57">T </text:span><text:span text:style-name="T65">=&gt; </text:span><text:span text:style-name="T57">R</text:span><text:span text:style-name="T65">): MyOptional[</text:span><text:span text:style-name="T57">R</text:span><text:span text:style-name="T65">] = </text:span><text:span text:style-name="T66">MyOptionalNotEmpty</text:span><text:span text:style-name="T65">(mappingFunction(t))</text:span></text:p>
      <text:p text:style-name="P22"><text:s text:c="2"/><text:span text:style-name="T11">override def </text:span><text:span text:style-name="T65">flatMap[</text:span><text:span text:style-name="T57">R</text:span><text:span text:style-name="T65">](flatMapFunction: </text:span><text:span text:style-name="T57">T </text:span><text:span text:style-name="T65">=&gt; MyOptional[</text:span><text:span text:style-name="T57">R</text:span><text:span text:style-name="T65">]): MyOptional[</text:span><text:span text:style-name="T57">R</text:span><text:span text:style-name="T65">] = flatMapFunction(t)</text:span></text:p>
      <text:p text:style-name="P22"><text:s text:c="2"/><text:span text:style-name="T11">override def </text:span><text:span text:style-name="T65">filter(filterFunc: </text:span><text:span text:style-name="T57">T </text:span><text:span text:style-name="T65">=&gt; Boolean): MyOptional[</text:span><text:span text:style-name="T57">T</text:span><text:span text:style-name="T65">] = </text:span><text:span text:style-name="T11">if</text:span><text:span text:style-name="T65">(filterFunc(t)) </text:span><text:span text:style-name="T11">this else </text:span><text:span text:style-name="T65">MyOptionalEmpty</text:span></text:p>
      <text:p text:style-name="P22"><text:s text:c="2"/><text:span text:style-name="T11">override def </text:span><text:span text:style-name="T65">toString: </text:span><text:span text:style-name="T57">String </text:span><text:span text:style-name="T65">= </text:span><text:span text:style-name="T51">s"[</text:span><text:span text:style-name="T79">$</text:span><text:span text:style-name="T65">{t}</text:span><text:span text:style-name="T51">]"</text:span></text:p>
      <text:p text:style-name="P25">}</text:p>
      <text:p text:style-name="P25"><text:span text:style-name="T8">object </text:span>TestIt <text:span text:style-name="T8">extends </text:span>App {</text:p>
      <text:p text:style-name="P22"><text:s text:c="2"/><text:span text:style-name="T11">val </text:span><text:span text:style-name="T31">opt </text:span><text:span text:style-name="T65">= </text:span><text:span text:style-name="T66">MyOptionalNotEmpty</text:span><text:span text:style-name="T65">(</text:span><text:span text:style-name="T35">3</text:span><text:span text:style-name="T65">)</text:span></text:p>
      <text:p text:style-name="P22"><text:s text:c="2"/><text:span text:style-name="T11">val </text:span><text:span text:style-name="T31">mapped </text:span><text:span text:style-name="T65">= </text:span><text:span text:style-name="T31">opt</text:span><text:span text:style-name="T65">.map(</text:span><text:span text:style-name="T51">"===&gt;" </text:span><text:span text:style-name="T65">+ _)</text:span></text:p>
      <text:p text:style-name="P22"><text:s text:c="2"/><text:span text:style-name="T11">val </text:span><text:span text:style-name="T31">flatMapped </text:span><text:span text:style-name="T65">= </text:span><text:span text:style-name="T31">opt</text:span><text:span text:style-name="T65">.flatMap(x =&gt; </text:span><text:span text:style-name="T66">MyOptionalNotEmpty</text:span><text:span text:style-name="T65">(</text:span><text:span text:style-name="T51">"&gt;&gt;&gt;" </text:span><text:span text:style-name="T65">+ x + </text:span><text:span text:style-name="T51">"&lt;&lt;&lt;"</text:span><text:span text:style-name="T65">))</text:span></text:p>
      <text:p text:style-name="P22"><text:soft-page-break/><text:s text:c="2"/><text:span text:style-name="T11">val </text:span><text:span text:style-name="T31">filtered </text:span><text:span text:style-name="T65">= </text:span><text:span text:style-name="T31">opt</text:span><text:span text:style-name="T65">.filter(x =&gt; x%</text:span><text:span text:style-name="T35">3 </text:span><text:span text:style-name="T65">== </text:span><text:span text:style-name="T35">0</text:span><text:span text:style-name="T65">)</text:span></text:p>
      <text:p text:style-name="P22"><text:s text:c="2"/><text:span text:style-name="T11">val </text:span><text:span text:style-name="T31">filtered2 </text:span><text:span text:style-name="T65">= </text:span><text:span text:style-name="T66">MyOptionalNotEmpty</text:span><text:span text:style-name="T65">(</text:span><text:span text:style-name="T35">2</text:span><text:span text:style-name="T65">).filter(x =&gt; x%</text:span><text:span text:style-name="T35">3 </text:span><text:span text:style-name="T65">== </text:span><text:span text:style-name="T35">0</text:span><text:span text:style-name="T65">)</text:span></text:p>
      <text:p text:style-name="P22"><text:s text:c="2"/><text:span text:style-name="T66">println</text:span><text:span text:style-name="T65">(</text:span><text:span text:style-name="T31">opt</text:span><text:span text:style-name="T65">)</text:span></text:p>
      <text:p text:style-name="P22"><text:s text:c="2"/><text:span text:style-name="T66">println</text:span><text:span text:style-name="T65">(</text:span><text:span text:style-name="T31">mapped</text:span><text:span text:style-name="T65">)</text:span></text:p>
      <text:p text:style-name="P22"><text:s text:c="2"/><text:span text:style-name="T66">println</text:span><text:span text:style-name="T65">(</text:span><text:span text:style-name="T31">flatMapped</text:span><text:span text:style-name="T65">)</text:span></text:p>
      <text:p text:style-name="P22"><text:s text:c="2"/><text:span text:style-name="T66">println</text:span><text:span text:style-name="T65">(</text:span><text:span text:style-name="T31">filtered</text:span><text:span text:style-name="T65">)</text:span></text:p>
      <text:p text:style-name="P17"><text:s text:c="2"/><text:span text:style-name="T66">println</text:span><text:span text:style-name="T65">(</text:span><text:span text:style-name="T31">filtered2</text:span><text:span text:style-name="T65">)</text:span></text:p>
      <text:p text:style-name="P69">Collections overview:</text:p>
      <text:p text:style-name="P9">Scala's std collection library offers both mutable (can be updated in-place) and immutable collections.</text:p>
      <text:p text:style-name="P9">The std lib has type definitions/type aliases for immutable collections; we use the immutable collections by default - see https://www.scala-lang.org/files/archive/api/current/scala/collection/index.html</text:p>
      <text:p text:style-name="P9"/>
      <text:p text:style-name="P9">eg scala.collections.immutable.List</text:p>
      <text:p text:style-name="P9"/>
      <text:p text:style-name="P9">Note that List is only in immutable package:</text:p>
      <text:p text:style-name="P9"/>
      <text:p text:style-name="P9">immutable package:</text:p>
      <text:p text:style-name="P9">&gt; Iterable (trait)</text:p>
      <text:p text:style-name="P9"><text:tab/>&gt; Set (trait)</text:p>
      <text:p text:style-name="P9"><text:tab/><text:tab/>&gt; HashSet</text:p>
      <text:p text:style-name="P9"><text:tab/><text:tab/>&gt; SortedSet</text:p>
      <text:p text:style-name="P9"><text:tab/>&gt; Seq (trait) (ordered)</text:p>
      <text:p text:style-name="P9"><text:tab/><text:tab/>&gt; IndexedSeq (can be accessed in constant time)</text:p>
      <text:p text:style-name="P9"><text:tab/><text:tab/><text:tab/>&gt; Vector (class)</text:p>
      <text:p text:style-name="P9"><text:tab/><text:tab/><text:tab/>&gt; String</text:p>
      <text:p text:style-name="P9"><text:tab/><text:tab/><text:tab/>&gt; Range</text:p>
      <text:p text:style-name="P9"><text:tab/><text:tab/>&gt; LinearSeq (trait) (only guarantee ordering)</text:p>
      <text:p text:style-name="P9"><text:tab/><text:tab/><text:tab/>&gt; List (class)</text:p>
      <text:p text:style-name="P9"><text:tab/><text:tab/><text:tab/>&gt; Stream</text:p>
      <text:p text:style-name="P9"><text:tab/><text:tab/><text:tab/>&gt; Stack</text:p>
      <text:p text:style-name="P9"><text:tab/><text:tab/><text:tab/>&gt; Queue</text:p>
      <text:p text:style-name="P9"><text:tab/>&gt; Map (trait)<text:tab/><text:tab/></text:p>
      <text:p text:style-name="P9"><text:tab/><text:tab/>&gt; HashMap</text:p>
      <text:p text:style-name="P9"><text:tab/><text:tab/>&gt; SortedMap</text:p>
      <text:p text:style-name="P9"><text:tab/>...</text:p>
      <text:p text:style-name="P9"/>
      <text:p text:style-name="P9">mutable package:</text:p>
      <text:p text:style-name="P9">&gt; Iterable (trait)</text:p>
      <text:p text:style-name="P9"><text:tab/>&gt; Set (trait)</text:p>
      <text:p text:style-name="P9"><text:tab/><text:tab/>&gt; HashSet</text:p>
      <text:p text:style-name="P9"><text:tab/><text:tab/>&gt; LinkedHashSet</text:p>
      <text:p text:style-name="P9"><text:tab/>&gt; Seq (trait) (ordered)</text:p>
      <text:p text:style-name="P9"><text:tab/><text:tab/>&gt; IndexedSeq (trait) (can be accessed in constant time)</text:p>
      <text:p text:style-name="P9"><text:tab/><text:tab/><text:tab/>&gt; StringBuilder</text:p>
      <text:p text:style-name="P9"><text:tab/><text:tab/><text:tab/>&gt; ArrayBuffer</text:p>
      <text:p text:style-name="P9"><text:tab/><text:tab/>&gt; Buffer (trait)</text:p>
      <text:p text:style-name="P9"><text:tab/><text:tab/><text:tab/>&gt; ArrayBuffer</text:p>
      <text:p text:style-name="P9"><text:tab/><text:tab/><text:tab/>&gt; ListBuffer</text:p>
      <text:p text:style-name="P9"><text:tab/><text:tab/>&gt; LinearSeq (trait) (only guarantee ordering)</text:p>
      <text:p text:style-name="P9"><text:tab/><text:tab/><text:tab/>&gt; LinkedList (class)</text:p>
      <text:p text:style-name="P9"><text:tab/><text:tab/><text:tab/>&gt; MutableList</text:p>
      <text:p text:style-name="P9"><text:tab/>&gt; Map (trait)<text:tab/><text:tab/></text:p>
      <text:p text:style-name="P9"><text:soft-page-break/><text:tab/><text:tab/>&gt; HashMap</text:p>
      <text:p text:style-name="P9"><text:tab/><text:tab/>&gt; SortedMap</text:p>
      <text:p text:style-name="P9"><text:tab/><text:tab/>...</text:p>
      <text:p text:style-name="P9"/>
      <text:p text:style-name="P9"><text:tab/><text:tab/></text:p>
      <text:p text:style-name="P69">Note that the Iterable trait has all the standard gubbins </text:p>
      <text:p text:style-name="P69">map, flatMap, ...</text:p>
      <text:p text:style-name="P69">toArray, toList, ...</text:p>
      <text:p text:style-name="P69">size, isEmpty, nonEmpty ...</text:p>
      <text:p text:style-name="P69">filter, exists, forall</text:p>
      <text:p text:style-name="P69">folds - foldLeft, foldRight, reduceLeft, reduceRight ...</text:p>
      <text:p text:style-name="P69">head, find, tail ...</text:p>
      <text:p text:style-name="P69">mkString (for pretty printing) ...</text:p>
      <text:p text:style-name="P69">etc. plus a ton of other methods - see </text:p>
      <text:p text:style-name="P69">https://www.scala-lang.org/files/archive/api/current/scala/collection/Iterable.html</text:p>
      <text:p text:style-name="P69"/>
      <text:p text:style-name="P9"><text:s/></text:p>
      <text:p text:style-name="P69">Sequences: List, Array, Vector</text:p>
      <text:p text:style-name="P9">trait Seq[+A] {</text:p>
      <text:p text:style-name="P9"><text:s text:c="2"/>def head : A</text:p>
      <text:p text:style-name="P9"><text:s text:c="2"/>def tail : seq[A]</text:p>
      <text:p text:style-name="P9">}</text:p>
      <text:p text:style-name="P9"/>
      <text:p text:style-name="P9">A <text:span text:style-name="T3">very</text:span> general interface for data structures that</text:p>
      <text:list xml:id="list7787694065636455280" text:style-name="L1">
        <text:list-item>
          <text:p text:style-name="P66">have a well-defined order</text:p>
        </text:list-item>
        <text:list-item>
          <text:p text:style-name="P66">can be indexed</text:p>
        </text:list-item>
      </text:list>
      <text:p text:style-name="P9"/>
      <text:p text:style-name="P9">Supports various operations:</text:p>
      <text:list xml:id="list8445736550072864652" text:style-name="L2">
        <text:list-item>
          <text:p text:style-name="P67"><text:span text:style-name="T3">apply, iterator, length, reverse</text:span> for indexing and iterating</text:p>
        </text:list-item>
        <text:list-item>
          <text:p text:style-name="P67">concatenation, appending, prepending</text:p>
        </text:list-item>
        <text:list-item>
          <text:p text:style-name="P67">a lot of others: grouping, sorting, zipping, searching, slicing</text:p>
        </text:list-item>
      </text:list>
      <text:p text:style-name="P9"/>
      <text:p text:style-name="P9"/>
      <text:p text:style-name="P69">Sequences:</text:p>
      <text:p text:style-name="P64"><text:span text:style-name="T8">val </text:span><text:span text:style-name="T22">seq </text:span>= <text:span text:style-name="T22">Seq</text:span>(<text:span text:style-name="T33">4</text:span>,<text:span text:style-name="T33">2</text:span>,<text:span text:style-name="T33">3</text:span>,<text:span text:style-name="T33">4</text:span>)</text:p>
      <text:p text:style-name="P25"><text:span text:style-name="T2">println</text:span>(<text:span text:style-name="T22">seq</text:span>) <text:span text:style-name="T81">// seq is actually a List</text:span></text:p>
      <text:p text:style-name="P25"><text:span text:style-name="T2">println</text:span>(<text:span text:style-name="T22">seq</text:span>(<text:span text:style-name="T33">3</text:span>)) <text:span text:style-name="T81">//4 - apply method is get(ndx)</text:span></text:p>
      <text:p text:style-name="P25"><text:span text:style-name="T2">println</text:span>(<text:span text:style-name="T22">seq </text:span>++ <text:span text:style-name="T22">Seq</text:span>(<text:span text:style-name="T33">7</text:span>,<text:span text:style-name="T33">6</text:span>,<text:span text:style-name="T33">5</text:span>))</text:p>
      <text:p text:style-name="P25"><text:span text:style-name="T2">println</text:span>((<text:span text:style-name="T22">seq </text:span>++ <text:span text:style-name="T22">Seq</text:span>(<text:span text:style-name="T33">7</text:span>,<text:span text:style-name="T33">6</text:span>,<text:span text:style-name="T33">5</text:span>)).sorted)</text:p>
      <text:p text:style-name="P77">//ranges</text:p>
      <text:p text:style-name="P25"><text:span text:style-name="T8">val </text:span><text:span text:style-name="T22">rngTo </text:span>: <text:span text:style-name="T55">Seq</text:span>[Int] = <text:span text:style-name="T33">1 </text:span>to <text:span text:style-name="T33">10</text:span></text:p>
      <text:p text:style-name="P25"><text:span text:style-name="T2">println</text:span>(<text:span text:style-name="T22">rngTo</text:span>) <text:span text:style-name="T81">//Range 1 to 10</text:span></text:p>
      <text:p text:style-name="P25"><text:span text:style-name="T2">println</text:span>(<text:span text:style-name="T22">rngTo</text:span>.sorted.reverse) <text:span text:style-name="T81">//Range 10 to 1 by -1</text:span></text:p>
      <text:p text:style-name="P25"><text:span text:style-name="T2">println</text:span>(<text:span text:style-name="T22">rngTo</text:span>.sorted.reverse.foreach(i=&gt; <text:span text:style-name="T2">print</text:span>(i + <text:span text:style-name="T48">","</text:span>))) <text:span text:style-name="T81">//10,9,8,7,6,5,4,3,2,1,()</text:span></text:p>
      <text:p text:style-name="P25">(<text:span text:style-name="T33">1 </text:span>to <text:span text:style-name="T33">10</text:span>).foreach(i=&gt; <text:span text:style-name="T2">print</text:span>(i + <text:span text:style-name="T48">","</text:span>)) <text:span text:style-name="T81">//1,2,3,4,5,6,7,8,9,10,</text:span></text:p>
      <text:p text:style-name="P25"><text:span text:style-name="T8">val </text:span><text:span text:style-name="T22">rngUntil </text:span>: <text:span text:style-name="T55">Seq</text:span>[Int] = <text:span text:style-name="T33">1 </text:span>until <text:span text:style-name="T33">10</text:span></text:p>
      <text:p text:style-name="P75">println</text:p>
      <text:p text:style-name="P19"><text:span text:style-name="T22">rngUntil</text:span>.foreach(i=&gt; <text:span text:style-name="T2">print</text:span>(i + <text:span text:style-name="T48">","</text:span>)) <text:span text:style-name="T81">//1,2,3,4,5,6,7,8,9,</text:span></text:p>
      <text:p text:style-name="P69">Lists:</text:p>
      <text:h text:style-name="P79" text:outline-level="4"><text:bookmark text:name="signature"/><text:soft-page-break/>sealed abstract class List[+A] </text:h>
      <text:p text:style-name="P78">case object Nil extends List[Nothing]</text:p>
      <text:p text:style-name="P78">case class ::[+A](val head: A, val next: List[A]) extends List[A] </text:p>
      <text:p text:style-name="P69"><text:tab/></text:p>
      <text:p text:style-name="P9">Lists are immutable and extend LinearSeq hence head, tail, isEmpty methods are fast (O1 - constant time) but most other methods are linear time (On) eg length, reverse</text:p>
      <text:p text:style-name="P9">List is sealed and has 2 subtypes - object Nil(empty) and ::</text:p>
      <text:p text:style-name="P9"/>
      <text:p text:style-name="P64"><text:span text:style-name="T8">val </text:span><text:span text:style-name="T22">list </text:span>= <text:span text:style-name="T22">List</text:span>(<text:span text:style-name="T33">1</text:span>,<text:span text:style-name="T33">2</text:span>,<text:span text:style-name="T33">3</text:span>)</text:p>
      <text:p text:style-name="P77">//prepend, append:</text:p>
      <text:p text:style-name="P25"><text:span text:style-name="T8">val </text:span><text:span text:style-name="T22">list2 </text:span>= <text:span text:style-name="T33">42 </text:span>:: <text:span text:style-name="T22">list</text:span></text:p>
      <text:p text:style-name="P25"><text:span text:style-name="T2">println</text:span>(<text:span text:style-name="T22">list2</text:span>) <text:span text:style-name="T81">//List(42, 1, 2, 3)</text:span></text:p>
      <text:p text:style-name="P25"><text:span text:style-name="T8">val </text:span><text:span text:style-name="T22">list3 </text:span>= <text:span text:style-name="T33">43 </text:span>+: <text:span text:style-name="T22">list</text:span></text:p>
      <text:p text:style-name="P25"><text:span text:style-name="T2">println</text:span>(<text:span text:style-name="T22">list3</text:span>) <text:span text:style-name="T81">//List(43, 1, 2, 3)</text:span></text:p>
      <text:p text:style-name="P25"><text:span text:style-name="T8">val </text:span><text:span text:style-name="T22">list4 </text:span>= <text:span text:style-name="T22">list </text:span>:+ <text:span text:style-name="T33">44</text:span></text:p>
      <text:p text:style-name="P25"><text:span text:style-name="T2">println</text:span>(<text:span text:style-name="T22">list4</text:span>) <text:span text:style-name="T81">//List(1, 2, 3, 44)</text:span></text:p>
      <text:p text:style-name="P77">//fill: fill is a curried function that takes 2 parameters: a number and a value</text:p>
      <text:p text:style-name="P25"><text:span text:style-name="T2">println</text:span>(<text:span text:style-name="T22">List</text:span>.fill(<text:span text:style-name="T33">5</text:span>)(<text:span text:style-name="T48">"abc"</text:span>)) <text:span text:style-name="T81">//List(abc, abc, abc, abc, abc)</text:span></text:p>
      <text:p text:style-name="P77">//mkString</text:p>
      <text:p text:style-name="P19"><text:span text:style-name="T2">println</text:span>(<text:span text:style-name="T22">list</text:span>.mkString(<text:span text:style-name="T48">"*"</text:span>)) <text:span text:style-name="T81">//1*2*3</text:span></text:p>
      <text:p text:style-name="P69">Array:</text:p>
      <text:p text:style-name="P9">The equivalent of Java native arrays</text:p>
      <text:p text:style-name="P9">Can be manually constructed with predefined lengths</text:p>
      <text:p text:style-name="P9">Can be mutated (updated in place)</text:p>
      <text:p text:style-name="P9">Are interoperable with Java'a T[] arrays</text:p>
      <text:p text:style-name="P9">Indexing is fast - access in constant time </text:p>
      <text:p text:style-name="P9"/>
      <text:p text:style-name="P9">final class Array[T] extends java.io.Serializable with java.lang.Cloneable</text:p>
      <text:p text:style-name="P9"/>
      <text:p text:style-name="P9">Note Array is implicitly (or can be treated as?) a Sequence</text:p>
      <text:p text:style-name="P9"/>
      <text:p text:style-name="P64"><text:span text:style-name="T8">val </text:span><text:span text:style-name="T22">arr </text:span>= <text:span text:style-name="T2">Array</text:span>(<text:span text:style-name="T33">1</text:span>,<text:span text:style-name="T33">2</text:span>,<text:span text:style-name="T33">3</text:span>)</text:p>
      <text:p text:style-name="P25"><text:span text:style-name="T8">val </text:span><text:span text:style-name="T22">arr2 </text:span>= Array.<text:span text:style-name="T2">ofDim</text:span>[Int](<text:span text:style-name="T33">3</text:span>)</text:p>
      <text:p text:style-name="P25"><text:span text:style-name="T2">println</text:span>(<text:span text:style-name="T22">arr</text:span>) <text:s/><text:span text:style-name="T81">//[I@64c64813</text:span></text:p>
      <text:p text:style-name="P25"><text:span text:style-name="T2">println</text:span>(<text:span text:style-name="T22">arr2</text:span>) <text:span text:style-name="T81">//[I@64c64813</text:span></text:p>
      <text:p text:style-name="P77">//note the default values - 0 for Int, null for reference types eg String etc</text:p>
      <text:p text:style-name="P25"><text:span text:style-name="T22">arr2</text:span>.foreach(i=&gt; <text:span text:style-name="T2">print </text:span>(<text:span text:style-name="T48">"" </text:span>+ i + <text:span text:style-name="T48">"|"</text:span>)) <text:span text:style-name="T81">//0|0|0|</text:span></text:p>
      <text:p text:style-name="P75">println</text:p>
      <text:p text:style-name="P25"><text:span text:style-name="T22">arr</text:span>.foreach(<text:span text:style-name="T2">print</text:span>) <text:span text:style-name="T81">//123</text:span></text:p>
      <text:p text:style-name="P75">println</text:p>
      <text:p text:style-name="P25"><text:span text:style-name="T22">arr</text:span>(<text:span text:style-name="T33">2</text:span>) = <text:span text:style-name="T33">999 </text:span><text:span text:style-name="T81">//syntactic sugar for numbers.update(2,0) - similar to apply</text:span></text:p>
      <text:p text:style-name="P25"><text:span text:style-name="T22">arr</text:span>.foreach(<text:span text:style-name="T2">print</text:span>) <text:span text:style-name="T81">//12999</text:span></text:p>
      <text:p text:style-name="P75">println</text:p>
      <text:p text:style-name="P25"><text:span text:style-name="T2">println</text:span>(<text:span text:style-name="T22">arr</text:span>.mkString(<text:span text:style-name="T48">","</text:span>)) <text:span text:style-name="T81">//1,2,999</text:span></text:p>
      <text:p text:style-name="P77">//Convert Array -&gt; Sequence using implicit conversion</text:p>
      <text:p text:style-name="P25"><text:span text:style-name="T8">val </text:span><text:span text:style-name="T22">numSeq</text:span>: <text:span text:style-name="T55">Seq</text:span>[Int] = <text:span text:style-name="T22">arr </text:span><text:span text:style-name="T81">//implicit conversion</text:span></text:p>
      <text:p text:style-name="P19"><text:span text:style-name="T2">println</text:span>(<text:span text:style-name="T22">numSeq</text:span>) <text:span text:style-name="T81">//ArraySeq(1,2,999) - a wrapped array</text:span></text:p>
      <text:p text:style-name="P9"><text:soft-page-break/></text:p>
      <text:p text:style-name="P69">Vector:</text:p>
      <text:p text:style-name="P9">The default implementation for immutable sequences bc it's v efficient</text:p>
      <text:p text:style-name="P9"/>
      <text:p text:style-name="P9">final class Vector[+A]</text:p>
      <text:p text:style-name="P9"/>
      <text:list xml:id="list3047563927601161755" text:style-name="L3">
        <text:list-item>
          <text:p text:style-name="P68">effectively constant time for indexed read and write - O(log32(n)) - very slow growing logarithmic</text:p>
        </text:list-item>
        <text:list-item>
          <text:p text:style-name="P68">offers fast element addition for append and prepend</text:p>
        </text:list-item>
        <text:list-item>
          <text:p text:style-name="P68">implemented as fixed-branch trie (branch factor 32 - holds 32 elements at any one level for mem and cache optimizations</text:p>
        </text:list-item>
        <text:list-item>
          <text:p text:style-name="P68">v good performance for large sizes</text:p>
        </text:list-item>
      </text:list>
      <text:p text:style-name="P9"/>
      <text:p text:style-name="P9">val noElements = Vector.empty</text:p>
      <text:p text:style-name="P9">val numbers = noElements :+ 1 :+ 2 :+ 3 //Vector(1,2,3)</text:p>
      <text:p text:style-name="P9">val modified = numbers updated (0,7) <text:s text:c="3"/>//Vector(7,2,3)</text:p>
      <text:p text:style-name="P9"/>
      <text:p text:style-name="P9">Vector v List: </text:p>
      <text:p text:style-name="P9">Lists are v fast to update head and tail but updating at indexes inside the list esp at middle are not efficient.</text:p>
      <text:p text:style-name="P9">Whereas a vector (although the depth of tree is small) needs to traverse the entire 32 element chunk.</text:p>
      <text:p text:style-name="P9"/>
      <text:p text:style-name="P64"><text:span text:style-name="T8">val </text:span><text:span text:style-name="T22">numRuns </text:span>= <text:span text:style-name="T33">1000</text:span></text:p>
      <text:p text:style-name="P25"><text:span text:style-name="T8">val </text:span><text:span text:style-name="T22">capacity </text:span>= <text:span text:style-name="T33">1000000</text:span></text:p>
      <text:p text:style-name="P77">//get avg w time for coll</text:p>
      <text:p text:style-name="P25"><text:span text:style-name="T8">def </text:span>getWriteTime (collection: <text:span text:style-name="T55">Seq</text:span>[Int]) : Double = {</text:p>
      <text:p text:style-name="P22"><text:s text:c="2"/><text:span text:style-name="T11">val </text:span><text:span text:style-name="T65">rnd = </text:span><text:span text:style-name="T11">new </text:span><text:span text:style-name="T65">Random()</text:span></text:p>
      <text:p text:style-name="P22"><text:s text:c="2"/><text:span text:style-name="T11">val </text:span><text:span text:style-name="T65">times = </text:span><text:span text:style-name="T11">for </text:span><text:span text:style-name="T65">{</text:span></text:p>
      <text:p text:style-name="P22"><text:s text:c="8"/><text:span text:style-name="T83">iter </text:span><text:span text:style-name="T65">&lt;- </text:span><text:span text:style-name="T35">1 </text:span><text:span text:style-name="T65">to </text:span><text:span text:style-name="T31">numRuns</text:span></text:p>
      <text:p text:style-name="P22"><text:span text:style-name="T21"><text:s text:c="6"/></text:span><text:span text:style-name="T65">} </text:span><text:span text:style-name="T11">yield </text:span><text:span text:style-name="T65">{ </text:span><text:span text:style-name="T84">//yield will run at each iteration of the loop</text:span></text:p>
      <text:p text:style-name="P22"><text:span text:style-name="T80"><text:s text:c="8"/></text:span><text:span text:style-name="T11">val </text:span><text:span text:style-name="T65">currentTime = System.</text:span><text:span text:style-name="T66">nanoTime</text:span><text:span text:style-name="T65">()</text:span></text:p>
      <text:p text:style-name="P22"><text:s text:c="8"/><text:span text:style-name="T84">//replace an element at a random index with zero</text:span></text:p>
      <text:p text:style-name="P22"><text:span text:style-name="T80"><text:s text:c="8"/></text:span><text:span text:style-name="T65">collection.updated(rnd.nextInt(</text:span><text:span text:style-name="T31">capacity</text:span><text:span text:style-name="T65">), </text:span><text:span text:style-name="T35">0</text:span><text:span text:style-name="T65">)</text:span></text:p>
      <text:p text:style-name="P22"><text:s text:c="8"/><text:span text:style-name="T65">System.</text:span><text:span text:style-name="T66">nanoTime</text:span><text:span text:style-name="T65">() - currentTime</text:span></text:p>
      <text:p text:style-name="P22"><text:s text:c="6"/><text:span text:style-name="T65">}</text:span></text:p>
      <text:p text:style-name="P22"><text:s text:c="6"/><text:span text:style-name="T84">//calculate and return the average time</text:span></text:p>
      <text:p text:style-name="P22"><text:span text:style-name="T80"><text:s text:c="6"/></text:span><text:span text:style-name="T65">times.sum * </text:span><text:span text:style-name="T35">1.0 </text:span><text:span text:style-name="T65">/ </text:span><text:span text:style-name="T31">numRuns</text:span></text:p>
      <text:p text:style-name="P22"><text:span text:style-name="T21"><text:s text:c="2"/></text:span><text:span text:style-name="T65">}</text:span></text:p>
      <text:p text:style-name="P22"><text:s text:c="2"/><text:span text:style-name="T11">val </text:span><text:span text:style-name="T31">numbersList </text:span><text:span text:style-name="T65">= (</text:span><text:span text:style-name="T35">1 </text:span><text:span text:style-name="T65">to </text:span><text:span text:style-name="T31">capacity</text:span><text:span text:style-name="T65">).toList</text:span></text:p>
      <text:p text:style-name="P22"><text:s text:c="2"/><text:span text:style-name="T11">val </text:span><text:span text:style-name="T31">numbersVector </text:span><text:span text:style-name="T65">= (</text:span><text:span text:style-name="T35">1 </text:span><text:span text:style-name="T65">to </text:span><text:span text:style-name="T31">capacity</text:span><text:span text:style-name="T65">).toVector</text:span></text:p>
      <text:p text:style-name="P22"><text:s text:c="2"/><text:span text:style-name="T66">println</text:span><text:span text:style-name="T65">(</text:span><text:span text:style-name="T66">getWriteTime</text:span><text:span text:style-name="T65">(</text:span><text:span text:style-name="T31">numbersList</text:span><text:span text:style-name="T65">)) </text:span><text:span text:style-name="T84">//9370723.487 (9 milliseconds)</text:span></text:p>
      <text:p text:style-name="P17"><text:span text:style-name="T80"><text:s text:c="2"/></text:span><text:span text:style-name="T66">println</text:span><text:span text:style-name="T65">(</text:span><text:span text:style-name="T66">getWriteTime</text:span><text:span text:style-name="T65">(</text:span><text:span text:style-name="T31">numbersVector</text:span><text:span text:style-name="T65">))</text:span><text:span text:style-name="T84">//8350.865 (8 microseconds)</text:span></text:p>
      <text:p text:style-name="P9">3 orders of magnitude difference for a million elements; for more elements the difference will be bigger.</text:p>
      <text:p text:style-name="P9">This is why Vector is the default implementation of Seq (sequences). </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1" svg:font-family="Consolas"/>
    <style:font-face style:name="OpenSymbol" svg:font-family="OpenSymbol"/>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Code" style:family="paragraph" style:parent-style-name="Preformatted_20_Text" style:class="text">
      <style:paragraph-properties fo:margin-top="0cm" fo:margin-bottom="0cm" fo:background-color="#ffffff">
        <style:background-image/>
      </style:paragraph-properties>
      <style:text-properties fo:color="#000000" style:font-name="Consolas" fo:font-size="9pt" style:font-size-asian="9pt" style:font-size-complex="9pt"/>
    </style:style>
    <style:style style:name="Text2" style:family="paragraph" style:parent-style-name="Preformatted_20_Text" style:class="text" style:master-page-name="">
      <style:paragraph-properties fo:margin-top="0cm" fo:margin-bottom="0cm" style:page-number="auto" fo:background-color="#ffffff">
        <style:background-image/>
      </style:paragraph-properties>
      <style:text-properties fo:color="#000000" style:font-name="Consolas1" fo:font-size="8.30000019073486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25T18:27:01.77</meta:creation-date>
    <dc:date>2020-01-04T22:15:07.03</dc:date>
    <meta:editing-duration>P7DT8H44M8S</meta:editing-duration>
    <meta:editing-cycles>58</meta:editing-cycles>
    <meta:generator>OpenOffice/4.1.3$Win32 OpenOffice.org_project/413m1$Build-9783</meta:generator>
    <meta:document-statistic meta:table-count="0" meta:image-count="0" meta:object-count="0" meta:page-count="26" meta:paragraph-count="1061" meta:word-count="7126" meta:character-count="45842"/>
  </office:meta>
</office:document-meta>
</file>